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2E0000023DDB10EA9C7DD740B2.png" manifest:media-type="image/png"/>
  <manifest:file-entry manifest:full-path="Pictures/100000000000028B0000028F57DF8D3DC2ED3C3D.png" manifest:media-type="image/png"/>
  <manifest:file-entry manifest:full-path="Pictures/100000000000023E00000258C27D0A17D51CD584.png" manifest:media-type="image/png"/>
  <manifest:file-entry manifest:full-path="Pictures/10000000000002890000028849A3A2703566C33E.png" manifest:media-type="image/png"/>
  <manifest:file-entry manifest:full-path="Pictures/10000000000002890000028815651E322A398FB0.png" manifest:media-type="image/png"/>
  <manifest:file-entry manifest:full-path="Pictures/100000000000012A000002DBD18328BB3ADCE670.png" manifest:media-type="image/png"/>
  <manifest:file-entry manifest:full-path="Pictures/100000000000027E000002B7660CC82F23B73CE3.png" manifest:media-type="image/png"/>
  <manifest:file-entry manifest:full-path="Pictures/1000000000000115000004A7EAB75A273DB7A7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5" style:family="table-column">
      <style:table-column-properties fo:break-before="auto" style:column-width="0.446cm"/>
    </style:style>
    <style:style style:name="co36" style:family="table-column">
      <style:table-column-properties fo:break-before="auto" style:column-width="2.533cm"/>
    </style:style>
    <style:style style:name="co3" style:family="table-column">
      <style:table-column-properties fo:break-before="auto" style:column-width="2.258cm"/>
    </style:style>
    <style:style style:name="co37" style:family="table-column">
      <style:table-column-properties fo:break-before="auto" style:column-width="2.979cm"/>
    </style:style>
    <style:style style:name="co4" style:family="table-column">
      <style:table-column-properties fo:break-before="auto" style:column-width="1.443cm"/>
    </style:style>
    <style:style style:name="co38" style:family="table-column">
      <style:table-column-properties fo:break-before="auto" style:column-width="1.658cm"/>
    </style:style>
    <style:style style:name="co39" style:family="table-column">
      <style:table-column-properties fo:break-before="auto" style:column-width="1.595cm"/>
    </style:style>
    <style:style style:name="co40" style:family="table-column">
      <style:table-column-properties fo:break-before="auto" style:column-width="1.789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.326cm"/>
    </style:style>
    <style:style style:name="co43" style:family="table-column">
      <style:table-column-properties fo:break-before="auto" style:column-width="1.288cm"/>
    </style:style>
    <style:style style:name="co31" style:family="table-column">
      <style:table-column-properties fo:break-before="auto" style:column-width="1.423cm"/>
    </style:style>
    <style:style style:name="co44" style:family="table-column">
      <style:table-column-properties fo:break-before="auto" style:column-width="1.385cm"/>
    </style:style>
    <style:style style:name="co45" style:family="table-column">
      <style:table-column-properties fo:break-before="auto" style:column-width="1.462cm"/>
    </style:style>
    <style:style style:name="co46" style:family="table-column">
      <style:table-column-properties fo:break-before="auto" style:column-width="1.813cm"/>
    </style:style>
    <style:style style:name="co16" style:family="table-column">
      <style:table-column-properties fo:break-before="auto" style:column-width="0.679cm"/>
    </style:style>
    <style:style style:name="co17" style:family="table-column">
      <style:table-column-properties fo:break-before="auto" style:column-width="2.353cm"/>
    </style:style>
    <style:style style:name="co18" style:family="table-column">
      <style:table-column-properties fo:break-before="auto" style:column-width="0.797cm"/>
    </style:style>
    <style:style style:name="co19" style:family="table-column">
      <style:table-column-properties fo:break-before="auto" style:column-width="2.586cm"/>
    </style:style>
    <style:style style:name="co20" style:family="table-column">
      <style:table-column-properties fo:break-before="auto" style:column-width="2.489cm"/>
    </style:style>
    <style:style style:name="co21" style:family="table-column">
      <style:table-column-properties fo:break-before="auto" style:column-width="2.06cm"/>
    </style:style>
    <style:style style:name="co22" style:family="table-column">
      <style:table-column-properties fo:break-before="auto" style:column-width="2.358cm"/>
    </style:style>
    <style:style style:name="co23" style:family="table-column">
      <style:table-column-properties fo:break-before="auto" style:column-width="2.187cm"/>
    </style:style>
    <style:style style:name="co24" style:family="table-column">
      <style:table-column-properties fo:break-before="auto" style:column-width="0.66cm"/>
    </style:style>
    <style:style style:name="co25" style:family="table-column">
      <style:table-column-properties fo:break-before="auto" style:column-width="2.45cm"/>
    </style:style>
    <style:style style:name="co26" style:family="table-column">
      <style:table-column-properties fo:break-before="auto" style:column-width="2.566cm"/>
    </style:style>
    <style:style style:name="co27" style:family="table-column">
      <style:table-column-properties fo:break-before="auto" style:column-width="0.503cm"/>
    </style:style>
    <style:style style:name="co28" style:family="table-column">
      <style:table-column-properties fo:break-before="auto" style:column-width="2.334cm"/>
    </style:style>
    <style:style style:name="co29" style:family="table-column">
      <style:table-column-properties fo:break-before="auto" style:column-width="2.528cm"/>
    </style:style>
    <style:style style:name="co30" style:family="table-column">
      <style:table-column-properties fo:break-before="auto" style:column-width="1.983cm"/>
    </style:style>
    <style:style style:name="co32" style:family="table-column">
      <style:table-column-properties fo:break-before="auto" style:column-width="2.178cm"/>
    </style:style>
    <style:style style:name="co33" style:family="table-column">
      <style:table-column-properties fo:break-before="auto" style:column-width="0.758cm"/>
    </style:style>
    <style:style style:name="co34" style:family="table-column">
      <style:table-column-properties fo:break-before="auto" style:column-width="2.78cm"/>
    </style:style>
    <style:style style:name="co47" style:family="table-column">
      <style:table-column-properties fo:break-before="auto" style:column-width="2.372cm"/>
    </style:style>
    <style:style style:name="co48" style:family="table-column">
      <style:table-column-properties fo:break-before="auto" style:column-width="2.159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374cm"/>
    </style:style>
    <style:style style:name="co51" style:family="table-column">
      <style:table-column-properties fo:break-before="auto" style:column-width="1.85cm"/>
    </style:style>
    <style:style style:name="co52" style:family="table-column">
      <style:table-column-properties fo:break-before="auto" style:column-width="0.894cm"/>
    </style:style>
    <style:style style:name="co53" style:family="table-column">
      <style:table-column-properties fo:break-before="auto" style:column-width="2.469cm"/>
    </style:style>
    <style:style style:name="co54" style:family="table-column">
      <style:table-column-properties fo:break-before="auto" style:column-width="2.508cm"/>
    </style:style>
    <style:style style:name="co55" style:family="table-column">
      <style:table-column-properties fo:break-before="auto" style:column-width="2.12cm"/>
    </style:style>
    <style:style style:name="co56" style:family="table-column">
      <style:table-column-properties fo:break-before="auto" style:column-width="1.459cm"/>
    </style:style>
    <style:style style:name="co57" style:family="table-column">
      <style:table-column-properties fo:break-before="auto" style:column-width="1.543cm"/>
    </style:style>
    <style:style style:name="co58" style:family="table-column">
      <style:table-column-properties fo:break-before="auto" style:column-width="0.621cm"/>
    </style:style>
    <style:style style:name="co59" style:family="table-column">
      <style:table-column-properties fo:break-before="auto" style:column-width="2.80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6" style:family="table-cell" style:parent-style-name="Default" style:data-style-name="N127">
      <style:table-cell-properties fo:border-bottom="0.06pt solid #000000" fo:background-color="#ffff00" fo:border-left="0.06pt solid #000000" fo:border-right="none" fo:border-top="none"/>
    </style:style>
    <style:style style:name="ce108" style:family="table-cell" style:parent-style-name="Default" style:data-style-name="N127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 style:data-style-name="N118">
      <style:table-cell-properties fo:background-color="transparent"/>
    </style:style>
    <style:style style:name="ce117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146" style:family="table-cell" style:parent-style-name="Default" style:data-style-name="N118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56" style:family="table-cell" style:parent-style-name="Default" style:data-style-name="N118">
      <style:table-cell-properties fo:border-bottom="none" fo:background-color="#ffff00" fo:border-left="2.35pt double #000000" style:border-line-width-left="0.053cm 0.004cm 0.026cm" fo:border-right="none" fo:border-top="2.35pt double #000000" style:border-line-width-top="0.053cm 0.004cm 0.026cm"/>
    </style:style>
    <style:style style:name="ce157" style:family="table-cell" style:parent-style-name="Default" style:data-style-name="N104">
      <style:table-cell-properties fo:border-bottom="none" fo:border-left="2.35pt double #000000" style:border-line-width-left="0.053cm 0.004cm 0.026cm" fo:border-right="none" fo:border-top="non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159" style:family="table-cell" style:parent-style-name="Default" style:data-style-name="N104">
      <style:table-cell-properties fo:border-bottom="none" style:text-align-source="fix" style:repeat-content="false" fo:background-color="transparent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61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weight="bold" style:font-weight-asian="bold" style:font-weight-complex="bold"/>
    </style:style>
    <style:style style:name="ce162" style:family="table-cell" style:parent-style-name="Default">
      <style:text-properties fo:font-size="10pt" style:font-size-asian="10pt" style:font-size-complex="10pt"/>
    </style:style>
    <style:style style:name="ce163" style:family="table-cell" style:parent-style-name="Default" style:data-style-name="N118">
      <style:table-cell-properties fo:border-bottom="none" fo:background-color="transparent" fo:border-left="none" fo:border-right="none" fo:border-top="2.35pt double #000000" style:border-line-width-top="0.053cm 0.004cm 0.026cm"/>
    </style:style>
    <style:style style:name="ce166" style:family="table-cell" style:parent-style-name="Default" style:data-style-name="N10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167" style:family="table-cell" style:parent-style-name="Default" style:data-style-name="N118">
      <style:table-cell-properties fo:border-bottom="none" fo:border-left="none" fo:border-right="none" fo:border-top="2.35pt double #000000" style:border-line-width-top="0.053cm 0.004cm 0.026c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0" style:family="table-cell" style:parent-style-name="Default" style:data-style-name="N11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2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2.35pt double #000000" style:border-line-width-top="0.053cm 0.004cm 0.026cm"/>
      <style:text-properties fo:font-weight="bold" style:font-weight-asian="bold" style:font-weight-complex="bold"/>
    </style:style>
    <style:style style:name="ce173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fo:font-weight="normal" style:font-weight-asian="normal" style:font-weight-complex="normal"/>
    </style:style>
    <style:style style:name="ce175" style:family="table-cell" style:parent-style-name="Default" style:data-style-name="N11">
      <style:table-cell-properties fo:border-bottom="none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 style:data-style-name="N111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 style:data-style-name="N149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84" style:family="table-cell" style:parent-style-name="Default" style:data-style-name="N118">
      <style:table-cell-properties fo:border-bottom="none" fo:background-color="#ffff00" fo:border-left="0.06pt solid #000000" fo:border-right="none" fo:border-top="0.06pt solid #000000"/>
    </style:style>
    <style:style style:name="ce185" style:family="table-cell" style:parent-style-name="Default" style:data-style-name="N126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6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87" style:family="table-cell" style:parent-style-name="Default" style:data-style-name="N149">
      <style:table-cell-properties fo:border-bottom="0.06pt solid #000000" fo:background-color="#dee6ef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89" style:family="table-cell" style:parent-style-name="Default" style:data-style-name="N130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 style:data-style-name="N148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4" style:family="table-cell" style:parent-style-name="Default" style:data-style-name="N118">
      <style:table-cell-properties fo:border-bottom="none" fo:border-left="none" fo:border-right="none" fo:border-top="0.06pt solid #000000"/>
    </style:style>
    <style:style style:name="ce195" style:family="table-cell" style:parent-style-name="Default" style:data-style-name="N148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 style:data-style-name="N132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 style:data-style-name="N150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201" style:family="table-cell" style:parent-style-name="Default" style:data-style-name="N150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204" style:family="table-cell" style:parent-style-name="Default" style:data-style-name="N152">
      <style:table-cell-properties fo:border-bottom="none" fo:background-color="#dee6ef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211" style:family="table-cell" style:parent-style-name="Default" style:data-style-name="N11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52">
      <style:table-cell-properties fo:border-bottom="0.06pt solid #000000" fo:background-color="#dee6ef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 style:data-style-name="N15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5" style:family="table-cell" style:parent-style-name="Default" style:data-style-name="N147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7" style:family="table-cell" style:parent-style-name="Default" style:data-style-name="N155"/>
    <style:style style:name="ce238" style:family="table-cell" style:parent-style-name="Default" style:data-style-name="N104">
      <style:table-cell-properties fo:border-bottom="none" fo:background-color="#d4ea6b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 style:data-style-name="N104">
      <style:table-cell-properties fo:border-bottom="none" fo:background-color="#d4ea6b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111">
      <style:text-properties fo:font-weight="normal" style:font-weight-asian="normal" style:font-weight-complex="normal"/>
    </style:style>
    <style:style style:name="ce240" style:family="table-cell" style:parent-style-name="Default" style:data-style-name="N104">
      <style:table-cell-properties fo:border-bottom="none" fo:background-color="#d4ea6b" fo:border-left="none" fo:border-right="0.06pt solid #000000" fo:border-top="none"/>
      <style:text-properties fo:font-weight="bold" style:font-weight-asian="bold" style:font-weight-complex="bold"/>
    </style:style>
    <style:style style:name="ce248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36"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8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9" style:family="table-cell" style:parent-style-name="Default" style:data-style-name="N126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7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40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2"/>
    <style:style style:name="ce42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122">
      <style:table-cell-properties fo:background-color="#ffff00" fo:border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/>
    </style:style>
    <style:style style:name="ce46" style:family="table-cell" style:parent-style-name="Default" style:data-style-name="N111"/>
    <style:style style:name="ce60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18"/>
    <style:style style:name="ce6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21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4"/>
    <style:style style:name="ce80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100" style:family="table-cell" style:parent-style-name="Default" style:data-style-name="N4">
      <style:table-cell-properties fo:background-color="transparent"/>
    </style:style>
    <style:style style:name="ce101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255" style:family="table-cell" style:parent-style-name="Default" style:data-style-name="N104">
      <style:table-cell-properties fo:background-color="#f6f9d4"/>
    </style:style>
    <style:style style:name="ce271" style:family="table-cell" style:parent-style-name="Default" style:data-style-name="N2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273" style:family="table-cell" style:parent-style-name="Default" style:data-style-name="N4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 style:data-style-name="N33"/>
    <style:style style:name="ce68" style:family="table-cell" style:parent-style-name="Default" style:data-style-name="N2"/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fo:wrap-option="wrap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fo:background-color="transparent"/>
    </style:style>
    <style:style style:name="ce90" style:family="table-cell" style:parent-style-name="Default" style:data-style-name="N2">
      <style:table-cell-properties fo:background-color="#f6f9d4"/>
    </style:style>
    <style:style style:name="ce91" style:family="table-cell" style:parent-style-name="Default" style:data-style-name="N2">
      <style:table-cell-properties fo:background-color="#dedce6"/>
    </style:style>
    <style:style style:name="ce92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9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4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dedce6"/>
    </style:style>
    <style:style style:name="ce96" style:family="table-cell" style:parent-style-name="Default">
      <style:table-cell-properties fo:background-color="#bbe33d"/>
    </style:style>
    <style:style style:name="ce97" style:family="table-cell" style:parent-style-name="Default">
      <style:table-cell-properties fo:background-color="#f6f9d4"/>
    </style:style>
    <style:style style:name="ce98" style:family="table-cell" style:parent-style-name="Default" style:data-style-name="N4">
      <style:table-cell-properties fo:background-color="#f6f9d4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20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2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3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24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25" style:family="table-cell" style:parent-style-name="Default" style:data-style-name="N126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1" style:family="table-cell" style:parent-style-name="Default" style:data-style-name="N128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11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33" style:family="table-cell" style:parent-style-name="Default" style:data-style-name="N111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3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233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11">
      <style:table-cell-properties fo:border-bottom="0.06pt solid #000000" fo:background-color="#ffff00" fo:border-left="none" fo:border-right="0.06pt solid #000000" fo:border-top="none"/>
    </style:style>
    <style:style style:name="ce242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3" style:family="table-cell" style:parent-style-name="Default" style:data-style-name="N102"/>
    <style:style style:name="ce244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18">
      <style:table-cell-properties fo:background-color="#ffff00"/>
    </style:style>
    <style:style style:name="ce246" style:family="table-cell" style:parent-style-name="Default" style:data-style-name="N122">
      <style:table-cell-properties fo:background-color="#ffff00" fo:border="none"/>
      <style:text-properties fo:font-size="8pt" style:font-size-asian="8pt" style:font-size-complex="8pt"/>
    </style:style>
    <style:style style:name="ce247" style:family="table-cell" style:parent-style-name="Default">
      <style:table-cell-properties fo:border="none"/>
    </style:style>
    <style:style style:name="ce49" style:family="table-cell" style:parent-style-name="Default" style:data-style-name="N130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11">
      <style:table-cell-properties fo:background-color="#ffff00"/>
    </style:style>
    <style:style style:name="ce51" style:family="table-cell" style:parent-style-name="Default" style:data-style-name="N111">
      <style:table-cell-properties fo:border-bottom="none" fo:background-color="#ffff00" fo:border-left="none" fo:border-right="none" fo:border-top="2.35pt double #000000" style:border-line-width-top="0.026cm 0.004cm 0.053cm"/>
    </style:style>
    <style:style style:name="ce52" style:family="table-cell" style:parent-style-name="Default" style:data-style-name="N130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25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57" style:family="table-cell" style:parent-style-name="Default" style:data-style-name="N111"/>
    <style:style style:name="ce258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259" style:family="table-cell" style:parent-style-name="Default" style:data-style-name="N118"/>
    <style:style style:name="ce260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261" style:family="table-cell" style:parent-style-name="Default" style:data-style-name="N121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32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11">
      <style:table-cell-properties fo:border-bottom="none" fo:border-left="none" fo:border-right="none" fo:border-top="2.35pt double #000000" style:border-line-width-top="0.026cm 0.004cm 0.053cm"/>
    </style:style>
    <style:style style:name="ce71" style:family="table-cell" style:parent-style-name="Default" style:data-style-name="N132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66" style:family="table-cell" style:parent-style-name="Default" style:data-style-name="N111">
      <style:text-properties fo:font-weight="normal" style:font-weight-asian="normal" style:font-weight-complex="normal"/>
    </style:style>
    <style:style style:name="ce267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8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70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9" style:family="table-cell" style:parent-style-name="Default" style:data-style-name="N127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18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/>
    </style:style>
    <style:style style:name="ce281" style:family="table-cell" style:parent-style-name="Default" style:data-style-name="N127">
      <style:table-cell-properties fo:border-bottom="0.06pt solid #000000" fo:background-color="transparent" fo:border-left="none" fo:border-right="0.06pt solid #000000" fo:border-top="none"/>
    </style:style>
    <style:style style:name="ce282" style:family="table-cell" style:parent-style-name="Default" style:data-style-name="N118">
      <style:table-cell-properties fo:background-color="transparent"/>
    </style:style>
    <style:style style:name="ce110" style:family="table-cell" style:parent-style-name="Default" style:data-style-name="N118">
      <style:table-cell-properties fo:border-bottom="none" fo:background-color="transparent" fo:border-left="none" fo:border-right="none" fo:border-top="2.35pt double #000000" style:border-line-width-top="0.026cm 0.004cm 0.053cm"/>
    </style:style>
    <style:style style:name="ce111" style:family="table-cell" style:parent-style-name="Default" style:data-style-name="N118">
      <style:table-cell-properties fo:border-bottom="none" fo:border-left="none" fo:border-right="none" fo:border-top="2.35pt double #000000" style:border-line-width-top="0.026cm 0.004cm 0.053cm"/>
    </style:style>
    <style:style style:name="ce112" style:family="table-cell" style:parent-style-name="Default" style:data-style-name="N118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113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287" style:family="table-cell" style:parent-style-name="Default" style:data-style-name="N118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47" style:family="table-cell" style:parent-style-name="Default" style:data-style-name="N104">
      <style:table-cell-properties fo:border-bottom="none" fo:background-color="#e8f2a1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11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17"/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93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294" style:family="table-cell" style:parent-style-name="Default" style:data-style-name="N104">
      <style:table-cell-properties fo:border-bottom="none" style:text-align-source="fix" style:repeat-content="false" fo:background-color="transparent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95" style:family="table-cell" style:parent-style-name="Default" style:data-style-name="N149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96" style:family="table-cell" style:parent-style-name="Default" style:data-style-name="N118">
      <style:table-cell-properties fo:border-bottom="none" fo:background-color="#ffff00" fo:border-left="2.35pt double #000000" style:border-line-width-left="0.053cm 0.004cm 0.026cm" fo:border-right="none" fo:border-top="2.35pt double #000000" style:border-line-width-top="0.053cm 0.004cm 0.026cm"/>
    </style:style>
    <style:style style:name="ce297" style:family="table-cell" style:parent-style-name="Default" style:data-style-name="N104">
      <style:table-cell-properties fo:border-bottom="none" fo:border-left="2.35pt double #000000" style:border-line-width-left="0.053cm 0.004cm 0.026cm" fo:border-right="none" fo:border-top="none"/>
      <style:text-properties fo:font-size="8pt" style:font-size-asian="8pt" style:font-size-complex="8pt"/>
    </style:style>
    <style:style style:name="ce298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299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weight="bold" style:font-weight-asian="bold" style:font-weight-complex="bold"/>
    </style:style>
    <style:style style:name="ce300" style:family="table-cell" style:parent-style-name="Default" style:data-style-name="N118">
      <style:table-cell-properties fo:border-bottom="none" fo:background-color="#ffff00" fo:border-left="0.06pt solid #000000" fo:border-right="none" fo:border-top="0.06pt solid #000000"/>
    </style:style>
    <style:style style:name="ce301" style:family="table-cell" style:parent-style-name="Default" style:data-style-name="N126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302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03" style:family="table-cell" style:parent-style-name="Default" style:data-style-name="N149">
      <style:table-cell-properties fo:border-bottom="0.06pt solid #000000" fo:background-color="#dee6ef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04" style:family="table-cell" style:parent-style-name="Default">
      <style:text-properties fo:font-size="10pt" style:font-size-asian="10pt" style:font-size-complex="10pt"/>
    </style:style>
    <style:style style:name="ce305" style:family="table-cell" style:parent-style-name="Default" style:data-style-name="N130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306" style:family="table-cell" style:parent-style-name="Default" style:data-style-name="N148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ackground-color="#ffdbb6" fo:border="none"/>
      <style:text-properties fo:font-weight="bold" style:font-weight-asian="bold" style:font-weight-complex="bold"/>
    </style:style>
    <style:style style:name="ce308" style:family="table-cell" style:parent-style-name="Default" style:data-style-name="N118">
      <style:table-cell-properties fo:border-bottom="none" fo:background-color="transparent" fo:border-left="none" fo:border-right="none" fo:border-top="2.35pt double #000000" style:border-line-width-top="0.053cm 0.004cm 0.026cm"/>
    </style:style>
    <style:style style:name="ce309" style:family="table-cell" style:parent-style-name="Default" style:data-style-name="N10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310" style:family="table-cell" style:parent-style-name="Default" style:data-style-name="N118">
      <style:table-cell-properties fo:border-bottom="none" fo:border-left="none" fo:border-right="none" fo:border-top="0.06pt solid #000000"/>
    </style:style>
    <style:style style:name="ce311" style:family="table-cell" style:parent-style-name="Default" style:data-style-name="N148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312" style:family="table-cell" style:parent-style-name="Default" style:data-style-name="N132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313" style:family="table-cell" style:parent-style-name="Default" style:data-style-name="N150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 style:data-style-name="N121">
      <style:table-cell-properties fo:background-color="#ffdbb6" fo:border="none"/>
      <style:text-properties fo:font-size="10pt" fo:font-weight="normal" style:font-size-asian="10pt" style:font-weight-asian="normal" style:font-size-complex="10pt" style:font-weight-complex="normal"/>
    </style:style>
    <style:style style:name="ce315" style:family="table-cell" style:parent-style-name="Default" style:data-style-name="N118">
      <style:table-cell-properties fo:border-bottom="none" fo:border-left="none" fo:border-right="none" fo:border-top="2.35pt double #000000" style:border-line-width-top="0.053cm 0.004cm 0.026cm"/>
    </style:style>
    <style:style style:name="ce316" style:family="table-cell" style:parent-style-name="Default" style:data-style-name="N11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317" style:family="table-cell" style:parent-style-name="Default" style:data-style-name="N150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318" style:family="table-cell" style:parent-style-name="Default">
      <style:table-cell-properties fo:border="none"/>
      <style:text-properties fo:font-size="10pt" style:font-size-asian="10pt" style:font-size-complex="10pt"/>
    </style:style>
    <style:style style:name="ce319" style:family="table-cell" style:parent-style-name="Default" style:data-style-name="N11">
      <style:table-cell-properties fo:border-bottom="none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 style:data-style-name="N152">
      <style:table-cell-properties fo:border-bottom="none" fo:background-color="#dee6ef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2.35pt double #000000" style:border-line-width-top="0.053cm 0.004cm 0.026cm"/>
      <style:text-properties fo:font-weight="bold" style:font-weight-asian="bold" style:font-weight-complex="bold"/>
    </style:style>
    <style:style style:name="ce322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fo:font-weight="normal" style:font-weight-asian="normal" style:font-weight-complex="normal"/>
    </style:style>
    <style:style style:name="ce174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4" style:family="table-cell" style:parent-style-name="Default" style:data-style-name="N111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210" style:family="table-cell" style:parent-style-name="Default" style:data-style-name="N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27" style:family="table-cell" style:parent-style-name="Default" style:data-style-name="N11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 style:data-style-name="N152">
      <style:table-cell-properties fo:border-bottom="0.06pt solid #000000" fo:background-color="#dee6ef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 style:data-style-name="N4"/>
    <style:style style:name="ce330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6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338" style:family="table-cell" style:parent-style-name="Default" style:data-style-name="N15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39" style:family="table-cell" style:parent-style-name="Default" style:data-style-name="N147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40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41" style:family="table-cell" style:parent-style-name="Default" style:data-style-name="N155"/>
    <style:style style:name="ce342" style:family="table-cell" style:parent-style-name="Default" style:data-style-name="N104">
      <style:table-cell-properties fo:border-bottom="none" fo:background-color="#d4ea6b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3" style:family="table-cell" style:parent-style-name="Default" style:data-style-name="N104">
      <style:table-cell-properties fo:border-bottom="none" fo:background-color="#d4ea6b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4" style:family="table-cell" style:parent-style-name="Default" style:data-style-name="N104">
      <style:table-cell-properties fo:border-bottom="none" fo:background-color="#d4ea6b" fo:border-left="none" fo:border-right="0.06pt solid #000000" fo:border-top="none"/>
      <style:text-properties fo:font-weight="bold" style:font-weight-asian="bold" style:font-weight-complex="bold"/>
    </style:style>
    <style:style style:name="ce345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46" style:family="table-cell" style:parent-style-name="Default" style:data-style-name="N36">
      <style:text-properties fo:font-size="10pt" style:font-size-asian="10pt" style:font-size-complex="10pt"/>
    </style:style>
    <style:style style:name="ce34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8" style:family="table-cell" style:parent-style-name="Default">
      <style:text-properties fo:font-weight="bold" style:font-weight-asian="bold" style:font-weight-complex="bold"/>
    </style:style>
    <style:style style:name="ce349" style:family="table-cell" style:parent-style-name="Default">
      <style:table-cell-properties fo:wrap-option="wrap"/>
    </style:style>
    <style:style style:name="ce35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1" style:family="table-cell" style:parent-style-name="Default" style:data-style-name="N33"/>
    <style:style style:name="ce352" style:family="table-cell" style:parent-style-name="Default" style:data-style-name="N2">
      <style:table-cell-properties fo:background-color="#f6f9d4"/>
    </style:style>
    <style:style style:name="ce353" style:family="table-cell" style:parent-style-name="Default" style:data-style-name="N2"/>
    <style:style style:name="ce354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5" style:family="table-cell" style:parent-style-name="Default" style:data-style-name="N2">
      <style:table-cell-properties fo:background-color="#dedce6"/>
    </style:style>
    <style:style style:name="ce356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357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358" style:family="table-cell" style:parent-style-name="Default">
      <style:table-cell-properties fo:background-color="#dedce6"/>
    </style:style>
    <style:style style:name="ce359" style:family="table-cell" style:parent-style-name="Default">
      <style:table-cell-properties fo:background-color="#bbe33d"/>
    </style:style>
    <style:style style:name="ce360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361" style:family="table-cell" style:parent-style-name="Default" style:data-style-name="N104">
      <style:table-cell-properties fo:background-color="#f6f9d4"/>
    </style:style>
    <style:style style:name="ce362" style:family="table-cell" style:parent-style-name="Default">
      <style:table-cell-properties fo:background-color="#f6f9d4"/>
    </style:style>
    <style:style style:name="ce363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64" style:family="table-cell" style:parent-style-name="Default" style:data-style-name="N4">
      <style:table-cell-properties fo:background-color="#f6f9d4"/>
    </style:style>
    <style:style style:name="ce365" style:family="table-cell" style:parent-style-name="Default" style:data-style-name="N2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366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7" style:family="table-cell" style:parent-style-name="Default" style:data-style-name="N4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6" table:default-cell-style-name="Default"/>
        <table:table-column table:style-name="co17" table:default-cell-style-name="ce225"/>
        <table:table-column table:style-name="co3" table:default-cell-style-name="ce244"/>
        <table:table-column table:style-name="co3" table:default-cell-style-name="ce260"/>
        <table:table-column table:style-name="co3" table:default-cell-style-name="ce270"/>
        <table:table-column table:style-name="co4" table:default-cell-style-name="Default"/>
        <table:table-column table:style-name="co3" table:number-columns-repeated="3" table:default-cell-style-name="Default"/>
        <table:table-row table:style-name="ro4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247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220" office:value-type="date" office:date-value="2021-12-31" calcext:value-type="date">
            <text:p>31.12.2021</text:p>
          </table:table-cell>
          <table:table-cell table:style-name="ce233" office:value-type="date" office:date-value="2021-12-20" calcext:value-type="date">
            <text:p>20.12.2021</text:p>
          </table:table-cell>
          <table:table-cell table:style-name="ce256" office:value-type="string" calcext:value-type="string">
            <text:p>tüketim</text:p>
          </table:table-cell>
          <table:table-cell table:style-name="ce256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257" table:formula="of:=[.B3]-[.C3]" office:value-type="float" office:value="16.0279999999999" calcext:value-type="float">
            <text:p>16,028</text:p>
          </table:table-cell>
          <table:table-cell table:style-name="ce266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222" office:value-type="string" calcext:value-type="string">
            <text:p>Fat.Tutarı</text:p>
          </table:table-cell>
          <table:table-cell table:style-name="ce242" office:value-type="currency" office:currency="TRY" office:value="1250.4" calcext:value-type="currency">
            <text:p>₺1.250,40</text:p>
          </table:table-cell>
          <table:table-cell table:style-name="ce222" office:value-type="string" calcext:value-type="string">
            <text:p>kw fiyat</text:p>
          </table:table-cell>
          <table:table-cell table:style-name="ce267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256"/>
        </table:table-row>
        <table:table-row table:style-name="ro2">
          <table:table-cell/>
          <table:table-cell table:style-name="Default"/>
          <table:table-cell table:style-name="ce243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23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258" office:value-type="float" office:value="1200" calcext:value-type="float">
            <text:p>+ <text:s/>1.200,000</text:p>
          </table:table-cell>
          <table:table-cell table:style-name="ce268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24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259" table:formula="of:=[.B7]-[.C7]" office:value-type="float" office:value="219" calcext:value-type="float">
            <text:p>219 kw</text:p>
          </table:table-cell>
          <table:table-cell table:style-name="ce269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246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23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257" table:formula="of:=[.B12]-[.C12]" office:value-type="float" office:value="462" calcext:value-type="float">
            <text:p>462,000</text:p>
          </table:table-cell>
          <table:table-cell table:style-name="ce275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246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23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258" office:value-type="float" office:value="1000" calcext:value-type="float">
            <text:p>+ <text:s/>1.000,000</text:p>
          </table:table-cell>
          <table:table-cell table:style-name="ce268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246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257" table:formula="of:=[.B22]-[.C22]" office:value-type="float" office:value="0" calcext:value-type="float">
            <text:p>0,000</text:p>
          </table:table-cell>
          <table:table-cell table:style-name="ce275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246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23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257" table:formula="of:=[.B27]-[.C27]" office:value-type="float" office:value="0" calcext:value-type="float">
            <text:p>0,000</text:p>
          </table:table-cell>
          <table:table-cell table:style-name="ce275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246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46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247"/>
          <table:table-cell table:style-name="ce261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18" table:default-cell-style-name="Default"/>
        <table:table-column table:style-name="co19" table:default-cell-style-name="ce225"/>
        <table:table-column table:style-name="co20" table:default-cell-style-name="ce244"/>
        <table:table-column table:style-name="co21" table:default-cell-style-name="ce260"/>
        <table:table-column table:style-name="co22" table:default-cell-style-name="ce270"/>
        <table:table-column table:style-name="co23" table:default-cell-style-name="Default"/>
        <table:table-row table:style-name="ro4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247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220" office:value-type="date" office:date-value="2022-01-31" calcext:value-type="date">
            <text:p>31.01.2022</text:p>
          </table:table-cell>
          <table:table-cell table:style-name="ce233" office:value-type="date" office:date-value="2021-12-31" calcext:value-type="date">
            <text:p>31.12.2021</text:p>
          </table:table-cell>
          <table:table-cell table:style-name="ce256" office:value-type="string" calcext:value-type="string">
            <text:p>tüketim</text:p>
          </table:table-cell>
          <table:table-cell table:style-name="ce256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279" office:value-type="float" office:value="1053.214" calcext:value-type="float">
            <text:p>1.053,214 kw</text:p>
          </table:table-cell>
          <table:table-cell table:style-name="ce281" table:formula="of:=[$'01-22'.B3]" office:value-type="float" office:value="1039.129" calcext:value-type="float">
            <text:p>1.039,129 kw</text:p>
          </table:table-cell>
          <table:table-cell table:style-name="ce257" table:formula="of:=[.B3]-[.C3]" office:value-type="float" office:value="14.085" calcext:value-type="float">
            <text:p>14,085</text:p>
          </table:table-cell>
          <table:table-cell table:style-name="ce266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222" office:value-type="string" calcext:value-type="string">
            <text:p>Fat.Tutarı</text:p>
          </table:table-cell>
          <table:table-cell table:style-name="ce242" office:value-type="currency" office:currency="TRY" office:value="2315" calcext:value-type="currency">
            <text:p>₺2.315,00</text:p>
          </table:table-cell>
          <table:table-cell table:style-name="ce222" office:value-type="string" calcext:value-type="string">
            <text:p>kw fiyat</text:p>
          </table:table-cell>
          <table:table-cell table:style-name="ce267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43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23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258" office:value-type="float" office:value="1200" calcext:value-type="float">
            <text:p>+ <text:s/>1.200,000</text:p>
          </table:table-cell>
          <table:table-cell table:style-name="ce268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24" office:value-type="float" office:value="3303" calcext:value-type="float">
            <text:p>3.303 kw</text:p>
          </table:table-cell>
          <table:table-cell table:style-name="ce282" table:formula="of:=[$'01-22'.B7]" office:value-type="float" office:value="3134" calcext:value-type="float">
            <text:p>3.134 kw</text:p>
          </table:table-cell>
          <table:table-cell table:style-name="ce259" table:formula="of:=[.B7]-[.C7]" office:value-type="float" office:value="169" calcext:value-type="float">
            <text:p>169 kw</text:p>
          </table:table-cell>
          <table:table-cell table:style-name="ce269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23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24" office:value-type="float" office:value="8422" calcext:value-type="float">
            <text:p>8.422 kw</text:p>
          </table:table-cell>
          <table:table-cell table:style-name="ce282" table:formula="of:=[$'01-22'.B12]" office:value-type="float" office:value="7928" calcext:value-type="float">
            <text:p>7.928 kw</text:p>
          </table:table-cell>
          <table:table-cell table:style-name="ce259" table:formula="of:=[.B12]-[.C12]" office:value-type="float" office:value="494" calcext:value-type="float">
            <text:p>494 kw</text:p>
          </table:table-cell>
          <table:table-cell table:style-name="ce275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23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258" office:value-type="float" office:value="1000" calcext:value-type="float">
            <text:p>+ <text:s/>1.000,000</text:p>
          </table:table-cell>
          <table:table-cell table:style-name="ce268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24" office:value-type="float" office:value="0" calcext:value-type="float">
            <text:p>0 kw</text:p>
          </table:table-cell>
          <table:table-cell table:style-name="ce282" table:formula="of:=[$'01-22'.B22]" office:value-type="float" office:value="0" calcext:value-type="float">
            <text:p>0 kw</text:p>
          </table:table-cell>
          <table:table-cell table:style-name="ce259" table:formula="of:=[.B22]-[.C22]" office:value-type="float" office:value="0" calcext:value-type="float">
            <text:p>0 kw</text:p>
          </table:table-cell>
          <table:table-cell table:style-name="ce275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246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23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24" office:value-type="float" office:value="0" calcext:value-type="float">
            <text:p>0 kw</text:p>
          </table:table-cell>
          <table:table-cell table:style-name="ce282" table:formula="of:=[$'01-22'.B27]" office:value-type="float" office:value="0" calcext:value-type="float">
            <text:p>0 kw</text:p>
          </table:table-cell>
          <table:table-cell table:style-name="ce259" table:formula="of:=[.B27]-[.C27]" office:value-type="float" office:value="0" calcext:value-type="float">
            <text:p>0 kw</text:p>
          </table:table-cell>
          <table:table-cell table:style-name="ce275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246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23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258" office:value-type="float" office:value="6700" calcext:value-type="float">
            <text:p>+ <text:s/>6.700,000</text:p>
          </table:table-cell>
          <table:table-cell table:style-name="ce268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24" office:value-type="float" office:value="6838" calcext:value-type="float">
            <text:p>6.838 kw</text:p>
          </table:table-cell>
          <table:table-cell table:style-name="ce259" table:formula="of:=[$'01-22'.B32]" office:value-type="float" office:value="6818" calcext:value-type="float">
            <text:p>6.818 kw</text:p>
          </table:table-cell>
          <table:table-cell table:style-name="ce259" table:formula="of:=[.B32]-[.C32]" office:value-type="float" office:value="20" calcext:value-type="float">
            <text:p>20 kw</text:p>
          </table:table-cell>
          <table:table-cell table:style-name="ce275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24" table:default-cell-style-name="Default"/>
        <table:table-column table:style-name="co25" table:default-cell-style-name="ce225"/>
        <table:table-column table:style-name="co26" table:default-cell-style-name="ce244"/>
        <table:table-column table:style-name="co3" table:default-cell-style-name="ce260"/>
        <table:table-column table:style-name="co3" table:default-cell-style-name="ce270"/>
        <table:table-row table:style-name="ro4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247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220" office:value-type="date" office:date-value="2022-02-28" calcext:value-type="date">
            <text:p>28.02.2022</text:p>
          </table:table-cell>
          <table:table-cell table:style-name="ce233" office:value-type="date" office:date-value="2022-01-31" calcext:value-type="date">
            <text:p>31.01.2022</text:p>
          </table:table-cell>
          <table:table-cell table:style-name="ce256" office:value-type="string" calcext:value-type="string">
            <text:p>tüketim</text:p>
          </table:table-cell>
          <table:table-cell table:style-name="ce256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279" office:value-type="float" office:value="1062.999" calcext:value-type="float">
            <text:p>1.062,999 kw</text:p>
          </table:table-cell>
          <table:table-cell table:style-name="ce281" table:formula="of:=[$'02-22'.B3]" office:value-type="float" office:value="1053.214" calcext:value-type="float">
            <text:p>1.053,214 kw</text:p>
          </table:table-cell>
          <table:table-cell table:style-name="ce257" table:formula="of:=[.B3]-[.C3]" office:value-type="float" office:value="9.78500000000008" calcext:value-type="float">
            <text:p>9,785</text:p>
          </table:table-cell>
          <table:table-cell table:style-name="ce266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222" office:value-type="string" calcext:value-type="string">
            <text:p>Fat.Tutarı</text:p>
          </table:table-cell>
          <table:table-cell table:style-name="ce242" office:value-type="currency" office:currency="TRY" office:value="1608.4" calcext:value-type="currency">
            <text:p>₺1.608,40</text:p>
          </table:table-cell>
          <table:table-cell table:style-name="ce222" office:value-type="string" calcext:value-type="string">
            <text:p>kw fiyat</text:p>
          </table:table-cell>
          <table:table-cell table:style-name="ce267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243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23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258" office:value-type="float" office:value="1200" calcext:value-type="float">
            <text:p>+ <text:s/>1.200,000</text:p>
          </table:table-cell>
          <table:table-cell table:style-name="ce268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24" office:value-type="float" office:value="3421" calcext:value-type="float">
            <text:p>3.421 kw</text:p>
          </table:table-cell>
          <table:table-cell table:style-name="ce282" table:formula="of:=[$'02-22'.B7]" office:value-type="float" office:value="3303" calcext:value-type="float">
            <text:p>3.303 kw</text:p>
          </table:table-cell>
          <table:table-cell table:style-name="ce259" table:formula="of:=[.B7]-[.C7]" office:value-type="float" office:value="118" calcext:value-type="float">
            <text:p>118 kw</text:p>
          </table:table-cell>
          <table:table-cell table:style-name="ce269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23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24" office:value-type="float" office:value="8783" calcext:value-type="float">
            <text:p>8.783 kw</text:p>
          </table:table-cell>
          <table:table-cell table:style-name="ce282" table:formula="of:=[$'02-22'.B12]" office:value-type="float" office:value="8422" calcext:value-type="float">
            <text:p>8.422 kw</text:p>
          </table:table-cell>
          <table:table-cell table:style-name="ce259" table:formula="of:=[.B12]-[.C12]" office:value-type="float" office:value="361" calcext:value-type="float">
            <text:p>361 kw</text:p>
          </table:table-cell>
          <table:table-cell table:style-name="ce275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23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258" office:value-type="float" office:value="1000" calcext:value-type="float">
            <text:p>+ <text:s/>1.000,000</text:p>
          </table:table-cell>
          <table:table-cell table:style-name="ce268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282" table:formula="of:=[.D12]+[.D7]+[.D32]" office:value-type="float" office:value="502" calcext:value-type="float">
            <text:p>502 kw</text:p>
          </table:table-cell>
          <table:table-cell table:style-name="ce259" table:formula="of:=[.B17]-[.C17]" office:value-type="float" office:value="85.1000000000049" calcext:value-type="float">
            <text:p>85 kw</text:p>
          </table:table-cell>
          <table:table-cell table:style-name="ce275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23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24" office:value-type="float" office:value="0" calcext:value-type="float">
            <text:p>0 kw</text:p>
          </table:table-cell>
          <table:table-cell table:style-name="ce282" table:formula="of:=[$'01-22'.B28]" office:value-type="float" office:value="0" calcext:value-type="float">
            <text:p>0 kw</text:p>
          </table:table-cell>
          <table:table-cell table:style-name="ce259" table:formula="of:=[.B22]-[.C22]" office:value-type="float" office:value="0" calcext:value-type="float">
            <text:p>0 kw</text:p>
          </table:table-cell>
          <table:table-cell table:style-name="ce275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246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23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246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24" office:value-type="float" office:value="6861" calcext:value-type="float">
            <text:p>6.861 kw</text:p>
          </table:table-cell>
          <table:table-cell table:style-name="ce259" table:formula="of:=[$'02-22'.B32]" office:value-type="float" office:value="6838" calcext:value-type="float">
            <text:p>6.838 kw</text:p>
          </table:table-cell>
          <table:table-cell table:style-name="ce259" table:formula="of:=[.B32]-[.C32]" office:value-type="float" office:value="23" calcext:value-type="float">
            <text:p>23 kw</text:p>
          </table:table-cell>
          <table:table-cell table:style-name="ce275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27" table:default-cell-style-name="Default"/>
        <table:table-column table:style-name="co28" table:default-cell-style-name="ce225"/>
        <table:table-column table:style-name="co29" table:default-cell-style-name="ce244"/>
        <table:table-column table:style-name="co30" table:default-cell-style-name="ce260"/>
        <table:table-column table:style-name="co32" table:default-cell-style-name="ce270"/>
        <table:table-column table:style-name="co32" table:default-cell-style-name="Default"/>
        <table:table-column table:style-name="co3" table:default-cell-style-name="Default"/>
        <table:table-row table:style-name="ro4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247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220" office:value-type="date" office:date-value="2022-03-31" calcext:value-type="date">
            <text:p>31.03.2022</text:p>
          </table:table-cell>
          <table:table-cell table:style-name="ce233" office:value-type="date" office:date-value="2022-02-28" calcext:value-type="date">
            <text:p>28.02.2022</text:p>
          </table:table-cell>
          <table:table-cell table:style-name="ce256" office:value-type="string" calcext:value-type="string">
            <text:p>tüketim</text:p>
          </table:table-cell>
          <table:table-cell table:style-name="ce256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279" office:value-type="float" office:value="1075.803" calcext:value-type="float">
            <text:p>1.075,803 kw</text:p>
          </table:table-cell>
          <table:table-cell table:style-name="ce281" table:formula="of:=[$'03-22'.B3]" office:value-type="float" office:value="1062.999" calcext:value-type="float">
            <text:p>1.062,999 kw</text:p>
          </table:table-cell>
          <table:table-cell table:style-name="ce257" table:formula="of:=[.B3]-[.C3]" office:value-type="float" office:value="12.8040000000001" calcext:value-type="float">
            <text:p>12,804</text:p>
          </table:table-cell>
          <table:table-cell table:style-name="ce266" table:formula="of:=[.D3]*[.$E$1]" office:value-type="float" office:value="768.240000000005" calcext:value-type="float">
            <text:p>768,240</text:p>
          </table:table-cell>
          <table:table-cell/>
          <table:table-cell table:style-name="ce256"/>
        </table:table-row>
        <table:table-row table:style-name="ro2">
          <table:table-cell/>
          <table:table-cell table:style-name="ce222" office:value-type="string" calcext:value-type="string">
            <text:p>Fat.Tutarı</text:p>
          </table:table-cell>
          <table:table-cell table:style-name="ce242" office:value-type="currency" office:currency="TRY" office:value="1578.43" calcext:value-type="currency">
            <text:p>₺1.578,43</text:p>
          </table:table-cell>
          <table:table-cell table:style-name="ce222" office:value-type="string" calcext:value-type="string">
            <text:p>kw fiyat</text:p>
          </table:table-cell>
          <table:table-cell table:style-name="ce267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243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23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258" office:value-type="float" office:value="1200" calcext:value-type="float">
            <text:p>+ <text:s/>1.200,000</text:p>
          </table:table-cell>
          <table:table-cell table:style-name="ce268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24" office:value-type="float" office:value="3526" calcext:value-type="float">
            <text:p>3.526 kw</text:p>
          </table:table-cell>
          <table:table-cell table:style-name="ce282" table:formula="of:=[$'03-22'.B7]" office:value-type="float" office:value="3421" calcext:value-type="float">
            <text:p>3.421 kw</text:p>
          </table:table-cell>
          <table:table-cell table:style-name="ce259" table:formula="of:=[.B7]-[.C7]" office:value-type="float" office:value="105" calcext:value-type="float">
            <text:p>105 kw</text:p>
          </table:table-cell>
          <table:table-cell table:style-name="ce269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23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24" office:value-type="float" office:value="9223" calcext:value-type="float">
            <text:p>9.223 kw</text:p>
          </table:table-cell>
          <table:table-cell table:style-name="ce282" table:formula="of:=[$'03-22'.B12]" office:value-type="float" office:value="8783" calcext:value-type="float">
            <text:p>8.783 kw</text:p>
          </table:table-cell>
          <table:table-cell table:style-name="ce259" table:formula="of:=[.B12]-[.C12]" office:value-type="float" office:value="440" calcext:value-type="float">
            <text:p>440 kw</text:p>
          </table:table-cell>
          <table:table-cell table:style-name="ce275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246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23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258" office:value-type="float" office:value="1000" calcext:value-type="float">
            <text:p>+ <text:s/>1.000,000</text:p>
          </table:table-cell>
          <table:table-cell table:style-name="ce268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246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24" office:value-type="float" office:value="0" calcext:value-type="float">
            <text:p>0 kw</text:p>
          </table:table-cell>
          <table:table-cell table:style-name="ce282" table:formula="of:=[$'03-22'.B22]" office:value-type="float" office:value="0" calcext:value-type="float">
            <text:p>0 kw</text:p>
          </table:table-cell>
          <table:table-cell table:style-name="ce259" table:formula="of:=[.B22]-[.C22]" office:value-type="float" office:value="0" calcext:value-type="float">
            <text:p>0 kw</text:p>
          </table:table-cell>
          <table:table-cell table:style-name="ce275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246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23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24" office:value-type="float" office:value="0" calcext:value-type="float">
            <text:p>0 kw</text:p>
          </table:table-cell>
          <table:table-cell table:style-name="ce282" table:formula="of:=[$'03-22'.B27]" office:value-type="float" office:value="0" calcext:value-type="float">
            <text:p>0 kw</text:p>
          </table:table-cell>
          <table:table-cell table:style-name="ce259" table:formula="of:=[.B27]-[.C27]" office:value-type="float" office:value="0" calcext:value-type="float">
            <text:p>0 kw</text:p>
          </table:table-cell>
          <table:table-cell table:style-name="ce275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246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23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258" office:value-type="float" office:value="6700" calcext:value-type="float">
            <text:p>+ <text:s/>6.700,000</text:p>
          </table:table-cell>
          <table:table-cell table:style-name="ce268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24" office:value-type="float" office:value="6899" calcext:value-type="float">
            <text:p>6.899 kw</text:p>
          </table:table-cell>
          <table:table-cell table:style-name="ce259" table:formula="of:=[$'03-22'.B32]" office:value-type="float" office:value="6861" calcext:value-type="float">
            <text:p>6.861 kw</text:p>
          </table:table-cell>
          <table:table-cell table:style-name="ce259" table:formula="of:=[.B32]-[.C32]" office:value-type="float" office:value="38" calcext:value-type="float">
            <text:p>38 kw</text:p>
          </table:table-cell>
          <table:table-cell table:style-name="ce275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33" table:default-cell-style-name="Default"/>
        <table:table-column table:style-name="co25" table:default-cell-style-name="ce225"/>
        <table:table-column table:style-name="co34" table:default-cell-style-name="ce244"/>
        <table:table-column table:style-name="co3" table:default-cell-style-name="ce260"/>
        <table:table-column table:style-name="co47" table:default-cell-style-name="ce27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" table:number-columns-repeated="3" table:default-cell-style-name="Default"/>
        <table:table-column table:style-name="co51" table:default-cell-style-name="Default"/>
        <table:table-column table:style-name="co3" table:number-columns-repeated="3" table:default-cell-style-name="Default"/>
        <table:table-row table:style-name="ro4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247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220" office:value-type="date" office:date-value="2022-04-30" calcext:value-type="date">
            <text:p>30.04.2022</text:p>
          </table:table-cell>
          <table:table-cell table:style-name="ce233" office:value-type="date" office:date-value="2022-03-31" calcext:value-type="date">
            <text:p>31.03.2022</text:p>
          </table:table-cell>
          <table:table-cell table:style-name="ce256" office:value-type="string" calcext:value-type="string">
            <text:p>tüketim</text:p>
          </table:table-cell>
          <table:table-cell table:style-name="ce256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279" office:value-type="float" office:value="1086.836" calcext:value-type="float">
            <text:p>1.086,836 kw</text:p>
          </table:table-cell>
          <table:table-cell table:style-name="ce281" table:formula="of:=[$'04-22'.B3]" office:value-type="float" office:value="1075.803" calcext:value-type="float">
            <text:p>1.075,803 kw</text:p>
          </table:table-cell>
          <table:table-cell table:style-name="ce257" table:formula="of:=[.B3]-[.C3]" office:value-type="float" office:value="11.0329999999999" calcext:value-type="float">
            <text:p>11,033</text:p>
          </table:table-cell>
          <table:table-cell table:style-name="ce266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257"/>
          <table:table-cell table:number-columns-repeated="6"/>
        </table:table-row>
        <table:table-row table:style-name="ro2">
          <table:table-cell/>
          <table:table-cell table:style-name="ce222" office:value-type="string" calcext:value-type="string">
            <text:p>Fat.Tutarı</text:p>
          </table:table-cell>
          <table:table-cell table:style-name="ce242" office:value-type="currency" office:currency="TRY" office:value="1360.1" calcext:value-type="currency">
            <text:p>₺1.360,10</text:p>
          </table:table-cell>
          <table:table-cell table:style-name="ce222" office:value-type="string" calcext:value-type="string">
            <text:p>kw fiyat</text:p>
          </table:table-cell>
          <table:table-cell table:style-name="ce267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257"/>
          <table:table-cell table:number-columns-repeated="6"/>
        </table:table-row>
        <table:table-row table:style-name="ro2">
          <table:table-cell/>
          <table:table-cell table:style-name="Default"/>
          <table:table-cell table:style-name="ce243" table:formula="of:=[.E9]+[.E14]+[.E19]+[.E24]+[.E29]+[.E34]" office:value-type="currency" office:currency="TRY" office:value="1658.29375177498" calcext:value-type="currency">
            <text:p>₺1.658,29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257"/>
          <table:table-cell table:number-columns-repeated="6"/>
        </table:table-row>
        <table:table-row table:style-name="ro2">
          <table:table-cell/>
          <table:table-cell table:style-name="ce223" office:value-type="string" calcext:value-type="string">
            <text:p>SnyB-mesut</text:p>
          </table:table-cell>
          <table:table-cell table:formula="of:=[.B8]+[.D8]+[.C10]-[.D10]" office:value-type="currency" office:currency="TRY" office:value="230.249794460311" calcext:value-type="currency">
            <text:p>₺230,25</text:p>
          </table:table-cell>
          <table:table-cell table:style-name="ce258" office:value-type="float" office:value="1200" calcext:value-type="float">
            <text:p>+ <text:s/>1.200,000</text:p>
          </table:table-cell>
          <table:table-cell table:style-name="ce268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24" office:value-type="float" office:value="3586" calcext:value-type="float">
            <text:p>3.586 kw</text:p>
          </table:table-cell>
          <table:table-cell table:style-name="ce282" table:formula="of:=[$'04-22'.B7]" office:value-type="float" office:value="3526" calcext:value-type="float">
            <text:p>3.526 kw</text:p>
          </table:table-cell>
          <table:table-cell table:style-name="ce259" table:formula="of:=[.B7]-[.C7]" office:value-type="float" office:value="60" calcext:value-type="float">
            <text:p>60 kw</text:p>
          </table:table-cell>
          <table:table-cell table:style-name="ce269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12.3275627662468" calcext:value-type="currency">
            <text:p>₺12,33</text:p>
          </table:table-cell>
          <table:table-cell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257"/>
          <table:table-cell table:number-columns-repeated="6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147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257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40" calcext:value-type="currency">
            <text:p>- Su ₺40,00</text:p>
          </table:table-cell>
          <table:table-cell table:style-name="ce88" table:formula="of:=[.D7]/[.$E$3]" office:value-type="percentage" office:value="0.0906371793709788" calcext:value-type="percentage">
            <text:p>%9,06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23" office:value-type="string" calcext:value-type="string">
            <text:p>SnyCD-Ali </text:p>
          </table:table-cell>
          <table:table-cell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24" office:value-type="float" office:value="9623" calcext:value-type="float">
            <text:p>9.623 kw</text:p>
          </table:table-cell>
          <table:table-cell table:style-name="ce282" table:formula="of:=[$'04-22'.B12]" office:value-type="float" office:value="9223" calcext:value-type="float">
            <text:p>9.223 kw</text:p>
          </table:table-cell>
          <table:table-cell table:style-name="ce259" table:formula="of:=[.B12]-[.C12]" office:value-type="float" office:value="400" calcext:value-type="float">
            <text:p>400 kw</text:p>
          </table:table-cell>
          <table:table-cell table:style-name="ce275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246" office:value-type="percentage" office:value="0.2" calcext:value-type="percentage">
            <text:p>+ <text:s text:c="6"/>%20,00</text:p>
          </table:table-cell>
          <table:table-cell table:formula="of:=([.D12]*[.$E$4]*[.C13])" office:value-type="currency" office:currency="TRY" office:value="164.367503549958" calcext:value-type="currency">
            <text:p>₺164,37</text:p>
          </table:table-cell>
          <table:table-cell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257"/>
          <table:table-cell table:number-columns-repeated="6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147" table:formula="of:=[.E13]+[.C15]" office:value-type="currency" office:currency="TRY" office:value="1036.20502129975" calcext:value-type="currency">
            <text:p>₺1.036,21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100" calcext:value-type="currency">
            <text:p>- Su ₺100,00</text:p>
          </table:table-cell>
          <table:table-cell table:style-name="ce88" table:formula="of:=[.D12]/[.$E$3]" office:value-type="percentage" office:value="0.604247862473192" calcext:value-type="percentage">
            <text:p>%60,42</text:p>
          </table:table-cell>
          <table:table-cell table:number-columns-repeated="10"/>
        </table:table-row>
        <table:table-row table:style-name="ro2">
          <table:table-cell/>
          <table:table-cell table:style-name="ce223" office:value-type="string" calcext:value-type="string">
            <text:p>SnyE-Emre</text:p>
          </table:table-cell>
          <table:table-cell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258" office:value-type="float" office:value="1000" calcext:value-type="float">
            <text:p>+ <text:s/>1.000,000</text:p>
          </table:table-cell>
          <table:table-cell table:style-name="ce268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13" office:value-type="float" office:value="68" calcext:value-type="float">
            <text:p>68 kw</text:p>
          </table:table-cell>
          <table:table-cell table:style-name="ce110" office:value-type="float" office:value="0" calcext:value-type="float">
            <text:p>0 kw</text:p>
          </table:table-cell>
          <table:table-cell table:style-name="ce111" table:formula="of:=[.B17]-[.C17]" office:value-type="float" office:value="68" calcext:value-type="float">
            <text:p>68 kw</text:p>
          </table:table-cell>
          <table:table-cell table:style-name="ce104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13.9712378017464" calcext:value-type="currency">
            <text:p>₺13,97</text:p>
          </table:table-cell>
          <table:table-cell table:formula="of:=[.D18]+[.E17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147" table:formula="of:=[.E18]+[.C20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02722136620443" calcext:value-type="percentage">
            <text:p>%10,27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7" table:formula="of:=[.E3]-[.D7]-[.D12]-[.D17]-[.D32]" office:value-type="float" office:value="101.979999999994" calcext:value-type="float">
            <text:p>102 kw</text:p>
          </table:table-cell>
          <table:table-cell table:style-name="ce282" table:formula="of:=[$'04-22'.B22]" office:value-type="float" office:value="0" calcext:value-type="float">
            <text:p>0 kw</text:p>
          </table:table-cell>
          <table:table-cell table:style-name="ce259" table:formula="of:=[.B22]-[.C22]" office:value-type="float" office:value="101.979999999994" calcext:value-type="float">
            <text:p>102 kw</text:p>
          </table:table-cell>
          <table:table-cell table:style-name="ce275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22]*[.$E$4]*[.C23])" office:value-type="currency" office:currency="TRY" office:value="20.9527475150296" calcext:value-type="currency">
            <text:p>₺20,95</text:p>
          </table:table-cell>
          <table:table-cell table:formula="of:=[.D23]+[.E22]" office:value-type="currency" office:currency="TRY" office:value="230.480222665326" calcext:value-type="currency">
            <text:p>₺230,48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147" table:formula="of:=[.E23]+[.C25]" office:value-type="currency" office:currency="TRY" office:value="230.480222665326" calcext:value-type="currency">
            <text:p>₺230,48</text:p>
          </table:table-cell>
          <table:table-cell table:style-name="ce257" table:number-columns-repeated="3"/>
          <table:table-cell table:number-columns-repeated="3"/>
          <table:table-cell table:style-name="ce257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" calcext:value-type="float">
            <text:p>Toplam Su 2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80" calcext:value-type="currency">
            <text:p>- Su ₺80,00</text:p>
          </table:table-cell>
          <table:table-cell table:style-name="ce88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257" table:number-columns-repeated="3"/>
          <table:table-cell/>
          <table:table-cell table:style-name="ce257"/>
          <table:table-cell table:number-columns-repeated="3"/>
        </table:table-row>
        <table:table-row table:style-name="ro2">
          <table:table-cell/>
          <table:table-cell table:style-name="ce223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  <table:table-cell table:number-columns-repeated="2"/>
          <table:table-cell table:style-name="ce257" table:number-columns-repeated="3"/>
          <table:table-cell/>
          <table:table-cell table:style-name="ce257"/>
          <table:table-cell table:number-columns-repeated="3"/>
        </table:table-row>
        <table:table-row table:style-name="ro2">
          <table:table-cell/>
          <table:table-cell table:style-name="ce224" office:value-type="float" office:value="0" calcext:value-type="float">
            <text:p>0 kw</text:p>
          </table:table-cell>
          <table:table-cell table:style-name="ce282" table:formula="of:=[$'04-22'.B27]" office:value-type="float" office:value="0" calcext:value-type="float">
            <text:p>0 kw</text:p>
          </table:table-cell>
          <table:table-cell table:style-name="ce259" table:formula="of:=[.B27]-[.C27]" office:value-type="float" office:value="0" calcext:value-type="float">
            <text:p>0 kw</text:p>
          </table:table-cell>
          <table:table-cell table:style-name="ce275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257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246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147" table:formula="of:=[.E28]+[.C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23" office:value-type="string" calcext:value-type="string">
            <text:p>SnyH-Hacı </text:p>
          </table:table-cell>
          <table:table-cell table:formula="of:=[.B33]+[.D33]+[.C35]-[.D35]" office:value-type="currency" office:currency="TRY" office:value="43.4431047215969" calcext:value-type="currency">
            <text:p>₺43,44</text:p>
          </table:table-cell>
          <table:table-cell table:style-name="ce258" office:value-type="float" office:value="6700" calcext:value-type="float">
            <text:p>+ <text:s/>6.700,000</text:p>
          </table:table-cell>
          <table:table-cell table:style-name="ce268" office:value-type="string" calcext:value-type="string">
            <text:p><text:s/>TL tem.i alındı)</text:p>
          </table:table-cell>
          <table:table-cell/>
          <table:table-cell table:style-name="ce257" table:number-columns-repeated="4"/>
          <table:table-cell table:number-columns-repeated="5"/>
        </table:table-row>
        <table:table-row table:style-name="ro2">
          <table:table-cell/>
          <table:table-cell table:style-name="ce224" office:value-type="float" office:value="6931" calcext:value-type="float">
            <text:p>6.931 kw</text:p>
          </table:table-cell>
          <table:table-cell table:style-name="ce259" table:formula="of:=[$'04-22'.B32]" office:value-type="float" office:value="6899" calcext:value-type="float">
            <text:p>6.899 kw</text:p>
          </table:table-cell>
          <table:table-cell table:style-name="ce259" table:formula="of:=[.B32]-[.C32]" office:value-type="float" office:value="32" calcext:value-type="float">
            <text:p>32 kw</text:p>
          </table:table-cell>
          <table:table-cell table:style-name="ce275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57470014199831" calcext:value-type="currency">
            <text:p>₺6,57</text:p>
          </table:table-cell>
          <table:table-cell table:formula="of:=[.D33]+[.E32]" office:value-type="currency" office:currency="TRY" office:value="72.3217015619814" calcext:value-type="currency">
            <text:p>₺72,32</text:p>
          </table:table-cell>
          <table:table-cell table:number-columns-repeated="10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147" table:formula="of:=[.E33]+[.C35]" office:value-type="currency" office:currency="TRY" office:value="82.3217015619814" calcext:value-type="currency">
            <text:p>₺82,32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10" calcext:value-type="currency">
            <text:p>+ Su ₺1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83398289978554" calcext:value-type="percentage">
            <text:p>%4,83</text:p>
          </table:table-cell>
          <table:table-cell table:number-columns-repeated="10"/>
        </table:table-row>
      </table:table>
      <table:table table:name="06-22" table:style-name="ta1">
        <table:shapes>
          <draw:frame draw:z-index="0" draw:name="Image 6" draw:style-name="gr2" draw:text-style-name="P1" svg:width="16.159cm" svg:height="16.258cm" svg:x="10.282cm" svg:y="0.096cm">
            <draw:image xlink:href="Pictures/100000000000028B0000028F57DF8D3DC2ED3C3D.png" xlink:type="simple" xlink:show="embed" xlink:actuate="onLoad" draw:mime-type="image/png">
              <text:p/>
            </draw:image>
          </draw:frame>
        </table:shapes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2" table:default-cell-style-name="Default"/>
        <table:table-column table:style-name="co56" table:default-cell-style-name="Default"/>
        <table:table-column table:style-name="co31" table:default-cell-style-name="Default"/>
        <table:table-column table:style-name="co57" table:default-cell-style-name="Default"/>
        <table:table-column table:style-name="co31" table:default-cell-style-name="Default"/>
        <table:table-column table:style-name="co57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329"/>
        <table:table-column table:style-name="co3" table:default-cell-style-name="Default"/>
        <table:table-row table:style-name="ro2">
          <table:table-cell/>
          <table:table-cell table:style-name="ce153" office:value-type="string" calcext:value-type="string">
            <text:p>30-04-2022 – 31-05-2022</text:p>
          </table:table-cell>
          <table:table-cell table:style-name="ce304" table:number-columns-repeated="2"/>
          <table:table-cell table:style-name="ce318" office:value-type="float" office:value="60" calcext:value-type="float">
            <text:p>60</text:p>
          </table:table-cell>
          <table:table-cell table:style-name="ce330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0" office:value-type="date" office:date-value="2022-05-31" calcext:value-type="date">
            <text:p>31.05.2022</text:p>
          </table:table-cell>
          <table:table-cell table:style-name="ce233" office:value-type="date" office:date-value="2022-04-30" calcext:value-type="date">
            <text:p>30.04.2022</text:p>
          </table:table-cell>
          <table:table-cell table:style-name="ce256" office:value-type="string" calcext:value-type="string">
            <text:p>tüketim</text:p>
          </table:table-cell>
          <table:table-cell table:style-name="ce256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330"/>
        </table:table-row>
        <table:table-row table:style-name="ro2">
          <table:table-cell/>
          <table:table-cell table:style-name="ce279" office:value-type="float" office:value="1097.521" calcext:value-type="float">
            <text:p>1.097,521 kw</text:p>
          </table:table-cell>
          <table:table-cell table:style-name="ce281" table:formula="of:=[$'05-22'.B3]" office:value-type="float" office:value="1086.836" calcext:value-type="float">
            <text:p>1.086,836 kw</text:p>
          </table:table-cell>
          <table:table-cell table:style-name="ce257" table:formula="of:=[.B3]-[.C3]" office:value-type="float" office:value="10.6849999999999" calcext:value-type="float">
            <text:p>10,685</text:p>
          </table:table-cell>
          <table:table-cell table:style-name="ce266" table:formula="of:=[.D3]*[.$E$1]" office:value-type="float" office:value="641.099999999997" calcext:value-type="float">
            <text:p>641,100</text:p>
          </table:table-cell>
          <table:table-cell table:style-name="ce121"/>
          <table:table-cell table:style-name="ce330" table:number-columns-repeated="8"/>
          <table:table-cell table:style-name="ce336"/>
          <table:table-cell table:style-name="ce330"/>
        </table:table-row>
        <table:table-row table:style-name="ro2">
          <table:table-cell/>
          <table:table-cell table:style-name="ce222" office:value-type="string" calcext:value-type="string">
            <text:p>Fat.Tutarı</text:p>
          </table:table-cell>
          <table:table-cell table:style-name="ce242" office:value-type="currency" office:currency="TRY" office:value="1317.2" calcext:value-type="currency">
            <text:p>₺1.317,20</text:p>
          </table:table-cell>
          <table:table-cell table:style-name="ce222" office:value-type="string" calcext:value-type="string">
            <text:p>kw fiyat</text:p>
          </table:table-cell>
          <table:table-cell table:style-name="ce267" table:formula="of:=[.C4]/[.E3]" office:value-type="currency" office:currency="TRY" office:value="2.05459366713462" calcext:value-type="currency">
            <text:p>₺2,05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3" office:value-type="string" calcext:value-type="string">
            <text:p>SnyB-mesut</text:p>
          </table:table-cell>
          <table:table-cell table:style-name="ce244" table:formula="of:=[.B7]+[.D7]" office:value-type="currency" office:currency="TRY" office:value="230.249794460311" calcext:value-type="currency">
            <text:p>₺230,25</text:p>
          </table:table-cell>
          <table:table-cell table:style-name="ce258" office:value-type="float" office:value="1200" calcext:value-type="float">
            <text:p>+ <text:s/>1.200,000</text:p>
          </table:table-cell>
          <table:table-cell table:style-name="ce268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4" office:value-type="float" office:value="3675" calcext:value-type="float">
            <text:p>3.675 kw</text:p>
          </table:table-cell>
          <table:table-cell table:style-name="ce282" table:formula="of:=[$'05-22'.B7]" office:value-type="float" office:value="3586" calcext:value-type="float">
            <text:p>3.586 kw</text:p>
          </table:table-cell>
          <table:table-cell table:style-name="ce259" table:formula="of:=[.B6]-[.C6]" office:value-type="float" office:value="89" calcext:value-type="float">
            <text:p>89 kw</text:p>
          </table:table-cell>
          <table:table-cell table:style-name="ce269" table:formula="of:=[.D6]*[.$E$4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3" table:formula="of:=[$'05-22'.C6]" office:value-type="currency" office:currency="TRY" office:value="230.249794460311" calcext:value-type="currency">
            <text:p>₺230,25</text:p>
          </table:table-cell>
          <table:table-cell table:style-name="ce246"/>
          <table:table-cell table:style-name="ce260" table:formula="of:=([.D6]*[.$E$4]*[.C7])" office:value-type="currency" office:currency="TRY" office:value="0" calcext:value-type="currency">
            <text:p>₺0,00</text:p>
          </table:table-cell>
          <table:table-cell table:style-name="ce270" table:formula="of:=[.D7]+[.E6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7]+[.C9]" office:value-type="currency" office:currency="TRY" office:value="182.858836374981" calcext:value-type="currency">
            <text:p>₺182,86</text:p>
          </table:table-cell>
          <table:table-cell table:style-name="ce122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4" table:formula="of:=[.C9]-[.D9]" office:value-type="currency" office:currency="TRY" office:value="0" calcext:value-type="currency">
            <text:p>₺0,00</text:p>
          </table:table-cell>
          <table:table-cell table:style-name="ce305" office:value-type="currency" office:currency="TRY" office:value="0" calcext:value-type="currency">
            <text:p>+ Su ₺0,00</text:p>
          </table:table-cell>
          <table:table-cell table:style-name="ce312" table:formula="of:=[.D10]*[.E10]" office:value-type="currency" office:currency="TRY" office:value="0" calcext:value-type="currency">
            <text:p>- Su ₺0,00</text:p>
          </table:table-cell>
          <table:table-cell table:style-name="ce319" table:formula="of:=[.D6]/[.$E$3]" office:value-type="percentage" office:value="0.138823896428015" calcext:value-type="percentage">
            <text:p>%13,88</text:p>
          </table:table-cell>
          <table:table-cell table:style-name="ce123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5" office:value-type="float" office:value="0" calcext:value-type="float">
            <text:p>Yzr 0 Ton</text:p>
          </table:table-cell>
          <table:table-cell table:style-name="ce306" office:value-type="float" office:value="0" calcext:value-type="float">
            <text:p>GçnAy 0 Ton</text:p>
          </table:table-cell>
          <table:table-cell table:style-name="ce313" table:formula="of:=[.B10]-[.C10]" office:value-type="float" office:value="0" calcext:value-type="float">
            <text:p>Hrcm 0 Ton</text:p>
          </table:table-cell>
          <table:table-cell table:style-name="ce320" office:value-type="currency" office:currency="TRY" office:value="7" calcext:value-type="currency">
            <text:p>TonFyt ₺7,00</text:p>
          </table:table-cell>
          <table:table-cell table:style-name="ce123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3" office:value-type="string" calcext:value-type="string">
            <text:p>SnyCD-Ali </text:p>
          </table:table-cell>
          <table:table-cell table:style-name="ce244" table:formula="of:=[.B13]+[.D13]" office:value-type="currency" office:currency="TRY" office:value="1075.15645110348" calcext:value-type="currency">
            <text:p>₺1.075,16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4" table:formula="of:=[.B14]+53+[.C12]" office:value-type="float" office:value="9900" calcext:value-type="float">
            <text:p>9.900 kw</text:p>
          </table:table-cell>
          <table:table-cell table:style-name="ce282" table:formula="of:=[$'05-22'.B12]" office:value-type="float" office:value="9623" calcext:value-type="float">
            <text:p>9.623 kw</text:p>
          </table:table-cell>
          <table:table-cell table:style-name="ce259" table:formula="of:=[.B12]-[.C12]" office:value-type="float" office:value="277" calcext:value-type="float">
            <text:p>277 kw</text:p>
          </table:table-cell>
          <table:table-cell table:style-name="ce270" table:formula="of:=[.D12]*[.$E$4]" office:value-type="currency" office:currency="TRY" office:value="569.122445796291" calcext:value-type="currency">
            <text:p>₺569,12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3" table:formula="of:=[$'05-22'.C11]" office:value-type="currency" office:currency="TRY" office:value="847.507472784964" calcext:value-type="currency">
            <text:p>₺847,51</text:p>
          </table:table-cell>
          <table:table-cell table:style-name="ce246" office:value-type="percentage" office:value="0.4" calcext:value-type="percentage">
            <text:p>+ <text:s text:c="6"/>%40,00</text:p>
          </table:table-cell>
          <table:table-cell table:style-name="ce260" table:formula="of:=([.D12]*[.$E$4]*[.C13])" office:value-type="currency" office:currency="TRY" office:value="227.648978318516" calcext:value-type="currency">
            <text:p>₺227,65</text:p>
          </table:table-cell>
          <table:table-cell table:style-name="ce270" table:formula="of:=[.D13]+[.E12]" office:value-type="currency" office:currency="TRY" office:value="796.771424114807" calcext:value-type="currency">
            <text:p>₺796,77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6" office:value-type="float" office:value="224" calcext:value-type="float">
            <text:p>224</text:p>
          </table:table-cell>
          <table:table-cell table:style-name="ce191" office:value-type="string" calcext:value-type="string">
            <text:p>YENİ SAYAÇ YAZAR 53</text:p>
          </table:table-cell>
          <table:table-cell table:style-name="ce198"/>
          <table:table-cell table:style-name="ce87" table:formula="of:=[.E13]+[.C15]" office:value-type="currency" office:currency="TRY" office:value="996.771424114807" calcext:value-type="currency">
            <text:p>₺996,77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4" table:formula="of:=[.C15]-[.D15]" office:value-type="currency" office:currency="TRY" office:value="200" calcext:value-type="currency">
            <text:p>₺200,00</text:p>
          </table:table-cell>
          <table:table-cell table:style-name="ce305" office:value-type="currency" office:currency="TRY" office:value="200" calcext:value-type="currency">
            <text:p>+ Su ₺200,00</text:p>
          </table:table-cell>
          <table:table-cell table:style-name="ce312" table:formula="of:=[.D16]*[.E16]" office:value-type="currency" office:currency="TRY" office:value="0" calcext:value-type="currency">
            <text:p>- Su ₺0,00</text:p>
          </table:table-cell>
          <table:table-cell table:style-name="ce319" table:formula="of:=[.D12]/[.$E$3]" office:value-type="percentage" office:value="0.432069879893935" calcext:value-type="percentage">
            <text:p>%43,21</text:p>
          </table:table-cell>
          <table:table-cell table:style-name="ce122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5" office:value-type="float" office:value="0" calcext:value-type="float">
            <text:p>Yzr 0 Ton</text:p>
          </table:table-cell>
          <table:table-cell table:style-name="ce306" office:value-type="float" office:value="0" calcext:value-type="float">
            <text:p>GçnAy 0 Ton</text:p>
          </table:table-cell>
          <table:table-cell table:style-name="ce313" table:formula="of:=[.B16]-[.C16]" office:value-type="float" office:value="0" calcext:value-type="float">
            <text:p>Hrcm 0 Ton</text:p>
          </table:table-cell>
          <table:table-cell table:style-name="ce320" office:value-type="currency" office:currency="TRY" office:value="7" calcext:value-type="currency">
            <text:p>TonFyt ₺7,00</text:p>
          </table:table-cell>
          <table:table-cell table:style-name="ce122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3" office:value-type="string" calcext:value-type="string">
            <text:p>SnyE-Emre</text:p>
          </table:table-cell>
          <table:table-cell table:style-name="ce244" table:formula="of:=[.B19]+[.D19]" office:value-type="currency" office:currency="TRY" office:value="118.926903742893" calcext:value-type="currency">
            <text:p>₺118,93</text:p>
          </table:table-cell>
          <table:table-cell table:style-name="ce258" office:value-type="float" office:value="1000" calcext:value-type="float">
            <text:p>+ <text:s/>1.000,000</text:p>
          </table:table-cell>
          <table:table-cell table:style-name="ce268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6" office:value-type="float" office:value="188" calcext:value-type="float">
            <text:p>188 kw</text:p>
          </table:table-cell>
          <table:table-cell table:style-name="ce308" table:formula="of:=[$'05-22'.B17]" office:value-type="float" office:value="68" calcext:value-type="float">
            <text:p>68 kw</text:p>
          </table:table-cell>
          <table:table-cell table:style-name="ce315" table:formula="of:=[.B18]-[.C18]" office:value-type="float" office:value="120" calcext:value-type="float">
            <text:p>120 kw</text:p>
          </table:table-cell>
          <table:table-cell table:style-name="ce321" table:formula="of:=[.D18]*[.$E$4]" office:value-type="currency" office:currency="TRY" office:value="246.551240056155" calcext:value-type="currency">
            <text:p>₺246,55</text:p>
          </table:table-cell>
          <table:table-cell table:style-name="ce123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7" table:formula="of:=[$'05-22'.C16]" office:value-type="currency" office:currency="TRY" office:value="116.461391342331" calcext:value-type="currency">
            <text:p>₺116,46</text:p>
          </table:table-cell>
          <table:table-cell table:style-name="ce246" office:value-type="percentage" office:value="0.01" calcext:value-type="percentage">
            <text:p>+ <text:s text:c="6"/>%1,00</text:p>
          </table:table-cell>
          <table:table-cell table:style-name="ce260" table:formula="of:=([.D18]*[.$E$4]*[.C19])" office:value-type="currency" office:currency="TRY" office:value="2.46551240056155" calcext:value-type="currency">
            <text:p>₺2,47</text:p>
          </table:table-cell>
          <table:table-cell table:style-name="ce322" table:formula="of:=[.D19]+[.E18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8"/>
          <table:table-cell table:style-name="ce247"/>
          <table:table-cell table:style-name="ce261"/>
          <table:table-cell table:style-name="ce174" table:formula="of:=[.E19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4" table:formula="of:=[.C21]-[.D21]" office:value-type="currency" office:currency="TRY" office:value="52" calcext:value-type="currency">
            <text:p>₺52,00</text:p>
          </table:table-cell>
          <table:table-cell table:style-name="ce305" office:value-type="currency" office:currency="TRY" office:value="80" calcext:value-type="currency">
            <text:p>+ Su ₺80,00</text:p>
          </table:table-cell>
          <table:table-cell table:style-name="ce312" table:formula="of:=[.D22]*[.E22]" office:value-type="currency" office:currency="TRY" office:value="28" calcext:value-type="currency">
            <text:p>- Su ₺28,00</text:p>
          </table:table-cell>
          <table:table-cell table:style-name="ce319" table:formula="of:=[.D18]/[.$E$3]" office:value-type="percentage" office:value="0.187178287318672" calcext:value-type="percentage">
            <text:p>%18,72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5" office:value-type="float" office:value="9" calcext:value-type="float">
            <text:p>Yzr 9 Ton</text:p>
          </table:table-cell>
          <table:table-cell table:style-name="ce306" office:value-type="float" office:value="5" calcext:value-type="float">
            <text:p>GçnAy 5 Ton</text:p>
          </table:table-cell>
          <table:table-cell table:style-name="ce313" table:formula="of:=[.B22]-[.C22]" office:value-type="float" office:value="4" calcext:value-type="float">
            <text:p>Hrcm 4 Ton</text:p>
          </table:table-cell>
          <table:table-cell table:style-name="ce320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9" office:value-type="string" calcext:value-type="string">
            <text:p>SnyF-Merdal</text:p>
          </table:table-cell>
          <table:table-cell table:style-name="ce309" table:formula="of:=[.B25]+[.D25]" office:value-type="currency" office:currency="TRY" office:value="250.098959288539" calcext:value-type="currency">
            <text:p>₺250,10</text:p>
          </table:table-cell>
          <table:table-cell table:style-name="ce316" office:value-type="float" office:value="0" calcext:value-type="float">
            <text:p>+ <text:s/>0,000</text:p>
          </table:table-cell>
          <table:table-cell table:style-name="ce324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87" table:formula="of:=[.E3]-[.D6]-[.D12]-[.D18]-[.D36]+[.B26]" office:value-type="float" office:value="115.099999999997" calcext:value-type="float">
            <text:p>115 kw</text:p>
          </table:table-cell>
          <table:table-cell table:style-name="ce282"/>
          <table:table-cell table:style-name="ce259" table:formula="of:=[.B24]-[.C24]" office:value-type="float" office:value="115.099999999997" calcext:value-type="float">
            <text:p>115 kw</text:p>
          </table:table-cell>
          <table:table-cell table:style-name="ce275" table:formula="of:=[.D24]*[.$E$4]" office:value-type="currency" office:currency="TRY" office:value="236.483731087188" calcext:value-type="currency">
            <text:p>₺236,48</text:p>
          </table:table-cell>
          <table:table-cell table:style-name="ce123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3" table:formula="of:=[$'05-22'.C21]" office:value-type="currency" office:currency="TRY" office:value="40.9527475150296" calcext:value-type="currency">
            <text:p>₺40,95</text:p>
          </table:table-cell>
          <table:table-cell table:style-name="ce246" office:value-type="percentage" office:value="0.8844" calcext:value-type="percentage">
            <text:p>+ <text:s text:c="6"/>%88,44</text:p>
          </table:table-cell>
          <table:table-cell table:style-name="ce260" table:formula="of:=([.D24]*[.$E$4]*[.C25])" office:value-type="currency" office:currency="TRY" office:value="209.146211773509" calcext:value-type="currency">
            <text:p>₺209,15</text:p>
          </table:table-cell>
          <table:table-cell table:style-name="ce270" table:formula="of:=[.D25]+[.E24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25]+[.C27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4"/>
          <table:table-cell table:style-name="ce305"/>
          <table:table-cell table:style-name="ce312"/>
          <table:table-cell table:style-name="ce319" table:formula="of:=[.D24]/[.$E$3]" office:value-type="percentage" office:value="0.179535173919821" calcext:value-type="percentage">
            <text:p>%17,95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5" office:value-type="float" office:value="954" calcext:value-type="float">
            <text:p>Yzr 954 Ton</text:p>
          </table:table-cell>
          <table:table-cell table:style-name="ce306" office:value-type="float" office:value="950" calcext:value-type="float">
            <text:p>GçnAy 950 Ton</text:p>
          </table:table-cell>
          <table:table-cell table:style-name="ce313" table:formula="of:=[.B28]-[.C28]" office:value-type="float" office:value="4" calcext:value-type="float">
            <text:p>Hrcm 4 Ton</text:p>
          </table:table-cell>
          <table:table-cell table:style-name="ce320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3" office:value-type="string" calcext:value-type="string">
            <text:p>Sny G-</text:p>
          </table:table-cell>
          <table:table-cell table:style-name="ce244" table:formula="of:=[.B31]+[.D31]+[.C33]-[.D33]" office:value-type="currency" office:currency="TRY" office:value="0" calcext:value-type="currency">
            <text:p>₺0,00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4" office:value-type="float" office:value="0" calcext:value-type="float">
            <text:p>0 kw</text:p>
          </table:table-cell>
          <table:table-cell table:style-name="ce282" table:formula="of:=[$'05-22'.B27]" office:value-type="float" office:value="0" calcext:value-type="float">
            <text:p>0 kw</text:p>
          </table:table-cell>
          <table:table-cell table:style-name="ce259" table:formula="of:=[.B30]-[.C30]" office:value-type="float" office:value="0" calcext:value-type="float">
            <text:p>0 kw</text:p>
          </table:table-cell>
          <table:table-cell table:style-name="ce275" table:formula="of:=[.D30]*[.$E$4]" office:value-type="currency" office:currency="TRY" office:value="0" calcext:value-type="currency">
            <text:p>₺0,00</text:p>
          </table:table-cell>
          <table:table-cell table:style-name="ce124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5" table:formula="of:=[$'05-22'.C26]" office:value-type="currency" office:currency="TRY" office:value="0" calcext:value-type="currency">
            <text:p>Ö.Ay ₺0,00</text:p>
          </table:table-cell>
          <table:table-cell table:style-name="ce246" office:value-type="percentage" office:value="0" calcext:value-type="percentage">
            <text:p>+ <text:s text:c="6"/>%0,00</text:p>
          </table:table-cell>
          <table:table-cell table:style-name="ce260" table:formula="of:=([.D30]*[.$E$4]*[.C31])" office:value-type="currency" office:currency="TRY" office:value="0" calcext:value-type="currency">
            <text:p>₺0,00</text:p>
          </table:table-cell>
          <table:table-cell table:style-name="ce270" table:formula="of:=[.D31]+[.E30]" office:value-type="currency" office:currency="TRY" office:value="0" calcext:value-type="currency">
            <text:p>₺0,00</text:p>
          </table:table-cell>
          <table:table-cell table:style-name="ce330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31]+[.C33]" office:value-type="currency" office:currency="TRY" office:value="0" calcext:value-type="currency">
            <text:p>₺0,00</text:p>
          </table:table-cell>
          <table:table-cell table:style-name="ce330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4" table:formula="of:=[.C33]-[.D33]" office:value-type="currency" office:currency="TRY" office:value="0" calcext:value-type="currency">
            <text:p>₺0,00</text:p>
          </table:table-cell>
          <table:table-cell table:style-name="ce305" office:value-type="currency" office:currency="TRY" office:value="0" calcext:value-type="currency">
            <text:p>+ Su ₺0,00</text:p>
          </table:table-cell>
          <table:table-cell table:style-name="ce312" table:formula="of:=[.D34]*[.E34]" office:value-type="currency" office:currency="TRY" office:value="0" calcext:value-type="currency">
            <text:p>- Su ₺0,00</text:p>
          </table:table-cell>
          <table:table-cell table:style-name="ce319" table:formula="of:=[.D30]/[.$E$3]" office:value-type="percentage" office:value="0" calcext:value-type="percentage">
            <text:p>%0,00</text:p>
          </table:table-cell>
          <table:table-cell table:style-name="ce330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5" office:value-type="float" office:value="0" calcext:value-type="float">
            <text:p>Yzr 0 Ton</text:p>
          </table:table-cell>
          <table:table-cell table:style-name="ce306" office:value-type="float" office:value="0" calcext:value-type="float">
            <text:p>GçnAy 0 Ton</text:p>
          </table:table-cell>
          <table:table-cell table:style-name="ce313" table:formula="of:=[.B34]-[.C34]" office:value-type="float" office:value="0" calcext:value-type="float">
            <text:p>Hrcm 0 Ton</text:p>
          </table:table-cell>
          <table:table-cell table:style-name="ce320" office:value-type="currency" office:currency="TRY" office:value="7" calcext:value-type="currency">
            <text:p>TonFyt ₺7,00</text:p>
          </table:table-cell>
          <table:table-cell table:style-name="ce330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3" office:value-type="string" calcext:value-type="string">
            <text:p>SnyH-Hacı </text:p>
          </table:table-cell>
          <table:table-cell table:style-name="ce244" table:formula="of:=[.B37]+[.D37]+[.C39]-[.D39]" office:value-type="currency" office:currency="TRY" office:value="51.6614793901353" calcext:value-type="currency">
            <text:p>₺51,66</text:p>
          </table:table-cell>
          <table:table-cell table:style-name="ce258" office:value-type="float" office:value="6700" calcext:value-type="float">
            <text:p>+ <text:s/>6.700,000</text:p>
          </table:table-cell>
          <table:table-cell table:style-name="ce268" office:value-type="string" calcext:value-type="string">
            <text:p><text:s/>TL tem.i alındı)</text:p>
          </table:table-cell>
          <table:table-cell table:style-name="ce330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300" office:value-type="float" office:value="6971" calcext:value-type="float">
            <text:p>6.971 kw</text:p>
          </table:table-cell>
          <table:table-cell table:style-name="ce310" table:formula="of:=[$'05-22'.B32]" office:value-type="float" office:value="6931" calcext:value-type="float">
            <text:p>6.931 kw</text:p>
          </table:table-cell>
          <table:table-cell table:style-name="ce310" table:formula="of:=[.B36]-[.C36]" office:value-type="float" office:value="40" calcext:value-type="float">
            <text:p>40 kw</text:p>
          </table:table-cell>
          <table:table-cell table:style-name="ce325" table:formula="of:=[.D36]*[.$E$4]" office:value-type="currency" office:currency="TRY" office:value="82.1837466853849" calcext:value-type="currency">
            <text:p>₺82,18</text:p>
          </table:table-cell>
          <table:table-cell table:style-name="ce330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301" table:formula="of:=[$'05-22'.C31]" office:value-type="currency" office:currency="TRY" office:value="43.4431047215969" calcext:value-type="currency">
            <text:p>Ö.Ay ₺43,44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style-name="ce260" table:formula="of:=([.D36]*[.$E$4]*[.C37])" office:value-type="currency" office:currency="TRY" office:value="8.21837466853849" calcext:value-type="currency">
            <text:p>₺8,22</text:p>
          </table:table-cell>
          <table:table-cell table:style-name="ce210" table:formula="of:=[.D37]+[.E36]" office:value-type="currency" office:currency="TRY" office:value="90.4021213539234" calcext:value-type="currency">
            <text:p>₺90,40</text:p>
          </table:table-cell>
          <table:table-cell table:style-name="ce330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302" table:formula="of:=[.C38]-[.D38]+80" office:value-type="currency" office:currency="TRY" office:value="80" calcext:value-type="currency">
            <text:p>₺80,00</text:p>
          </table:table-cell>
          <table:table-cell table:style-name="ce305" office:value-type="currency" office:currency="TRY" office:value="0" calcext:value-type="currency">
            <text:p>+ Su ₺0,00</text:p>
          </table:table-cell>
          <table:table-cell table:style-name="ce312" table:formula="of:=[.D39]*[.E39]" office:value-type="currency" office:currency="TRY" office:value="0" calcext:value-type="currency">
            <text:p>- Su ₺0,00</text:p>
          </table:table-cell>
          <table:table-cell table:style-name="ce327"/>
          <table:table-cell table:style-name="ce330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303" office:value-type="float" office:value="0" calcext:value-type="float">
            <text:p>Yzr 0 Ton</text:p>
          </table:table-cell>
          <table:table-cell table:style-name="ce311" office:value-type="float" office:value="0" calcext:value-type="float">
            <text:p>GçnAy 0 Ton</text:p>
          </table:table-cell>
          <table:table-cell table:style-name="ce317" table:formula="of:=[.B39]-[.C39]" office:value-type="float" office:value="0" calcext:value-type="float">
            <text:p>Hrcm 0 Ton</text:p>
          </table:table-cell>
          <table:table-cell table:style-name="ce328" office:value-type="currency" office:currency="TRY" office:value="7" calcext:value-type="currency">
            <text:p>TonFyt ₺7,00</text:p>
          </table:table-cell>
          <table:table-cell table:style-name="ce330" table:number-columns-repeated="9"/>
          <table:table-cell table:style-name="ce336"/>
          <table:table-cell table:style-name="ce330"/>
        </table:table-row>
        <table:table-row table:style-name="ro2">
          <table:table-cell table:number-columns-repeated="3"/>
          <table:table-cell table:style-name="ce243" table:formula="of:=[.E8]+[.E14]+[.E20]+[.E26]+[.E32]+[.E38]" office:value-type="currency" office:currency="TRY" office:value="1874.2769558072" calcext:value-type="currency">
            <text:p>₺1.874,28</text:p>
          </table:table-cell>
          <table:table-cell table:style-name="ce329" table:formula="of:=[.E36]+[.E30]+[.E24]+[.E18]+[.E12]+[.E6]" office:value-type="float" office:value="1317.2" calcext:value-type="float">
            <text:p>1.317,20</text:p>
          </table:table-cell>
          <table:table-cell table:number-columns-repeated="11"/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07-22" table:style-name="ta1">
        <table:shapes>
          <draw:frame draw:z-index="0" draw:name="Image 7" draw:style-name="gr2" draw:text-style-name="P1" svg:width="15.184cm" svg:height="15.872cm" svg:x="10.66cm" svg:y="1.524cm">
            <draw:image xlink:href="Pictures/100000000000023E00000258C27D0A17D51CD584.png" xlink:type="simple" xlink:show="embed" xlink:actuate="onLoad" draw:mime-type="image/png">
              <text:p/>
            </draw:image>
          </draw:frame>
        </table:shapes>
        <table:table-column table:style-name="co58" table:default-cell-style-name="Default"/>
        <table:table-column table:style-name="co59" table:default-cell-style-name="ce223"/>
        <table:table-column table:style-name="co53" table:default-cell-style-name="ce246"/>
        <table:table-column table:style-name="co3" table:default-cell-style-name="ce260"/>
        <table:table-column table:style-name="co3" table:default-cell-style-name="ce268"/>
        <table:table-row table:style-name="ro2">
          <table:table-cell/>
          <table:table-cell table:style-name="ce153" office:value-type="string" calcext:value-type="string">
            <text:p>31-05-2022 – 30-06-2022</text:p>
          </table:table-cell>
          <table:table-cell table:style-name="ce304" table:number-columns-repeated="2"/>
          <table:table-cell table:style-name="ce318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220" office:value-type="date" office:date-value="2022-06-30" calcext:value-type="date">
            <text:p>30.06.2022</text:p>
          </table:table-cell>
          <table:table-cell table:style-name="ce233" office:value-type="date" office:date-value="2022-05-31" calcext:value-type="date">
            <text:p>31.05.2022</text:p>
          </table:table-cell>
          <table:table-cell table:style-name="ce256" office:value-type="string" calcext:value-type="string">
            <text:p>tüketim</text:p>
          </table:table-cell>
          <table:table-cell table:style-name="ce256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279" office:value-type="float" office:value="1106.796" calcext:value-type="float">
            <text:p>1.106,796 kw</text:p>
          </table:table-cell>
          <table:table-cell table:style-name="ce281" table:formula="of:=[$'06-22'.B3]" office:value-type="float" office:value="1097.521" calcext:value-type="float">
            <text:p>1.097,521 kw</text:p>
          </table:table-cell>
          <table:table-cell table:style-name="ce257" table:formula="of:=[.B3]-[.C3]" office:value-type="float" office:value="9.27500000000009" calcext:value-type="float">
            <text:p>9,275</text:p>
          </table:table-cell>
          <table:table-cell table:style-name="ce266" table:formula="of:=[.D3]*[.$E$1]" office:value-type="float" office:value="556.500000000005" calcext:value-type="float">
            <text:p>556,500</text:p>
          </table:table-cell>
        </table:table-row>
        <table:table-row table:style-name="ro2">
          <table:table-cell/>
          <table:table-cell table:style-name="ce222" office:value-type="string" calcext:value-type="string">
            <text:p>Fat.Tutarı</text:p>
          </table:table-cell>
          <table:table-cell table:style-name="ce242" office:value-type="currency" office:currency="TRY" office:value="1429.2" calcext:value-type="currency">
            <text:p>₺1.429,20</text:p>
          </table:table-cell>
          <table:table-cell table:style-name="ce222" office:value-type="string" calcext:value-type="string">
            <text:p>kw fiyat</text:p>
          </table:table-cell>
          <table:table-cell table:style-name="ce267" table:formula="of:=[.C4]/[.E3]" office:value-type="currency" office:currency="TRY" office:value="2.56819407008084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244" table:formula="of:=[.B7]+[.D7]" office:value-type="currency" office:currency="TRY" office:value="0" calcext:value-type="currency">
            <text:p>₺0,00</text:p>
          </table:table-cell>
          <table:table-cell table:style-name="ce258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24" office:value-type="float" office:value="3675" calcext:value-type="float">
            <text:p>3.675 kw</text:p>
          </table:table-cell>
          <table:table-cell table:style-name="ce282" table:formula="of:=[$'06-22'.B6]" office:value-type="float" office:value="3675" calcext:value-type="float">
            <text:p>3.675 kw</text:p>
          </table:table-cell>
          <table:table-cell table:style-name="ce259" table:formula="of:=[.B6]-[.C6]" office:value-type="float" office:value="0" calcext:value-type="float">
            <text:p>0 kw</text:p>
          </table:table-cell>
          <table:table-cell table:style-name="ce269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3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270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342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4" table:formula="of:=[.C9]-[.D9]" office:value-type="currency" office:currency="TRY" office:value="0" calcext:value-type="currency">
            <text:p>₺0,00</text:p>
          </table:table-cell>
          <table:table-cell table:style-name="ce305"/>
          <table:table-cell table:style-name="ce312"/>
          <table:table-cell table:style-name="ce319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38" office:value-type="float" office:value="1333.5" calcext:value-type="float">
            <text:p>SuYzr 1.333,50 T</text:p>
          </table:table-cell>
          <table:table-cell table:style-name="ce306" office:value-type="float" office:value="0" calcext:value-type="float">
            <text:p>GçnAy 0 Ton</text:p>
          </table:table-cell>
          <table:table-cell table:style-name="ce313" table:formula="of:=[.B10]-[.C10]" office:value-type="float" office:value="1333.5" calcext:value-type="float">
            <text:p>Hrcm 1.334 Ton</text:p>
          </table:table-cell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244" table:formula="of:=[.B13]+[.D13]" office:value-type="currency" office:currency="TRY" office:value="1321.70308183124" calcext:value-type="currency">
            <text:p>₺1.321,70</text:p>
          </table:table-cell>
          <table:table-cell table:style-name="ce258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24" office:value-type="float" office:value="293" calcext:value-type="float">
            <text:p>293 kw</text:p>
          </table:table-cell>
          <table:table-cell table:style-name="ce282" office:value-type="float" office:value="53" calcext:value-type="float">
            <text:p>53 kw</text:p>
          </table:table-cell>
          <table:table-cell table:style-name="ce259" table:formula="of:=[.B12]-[.C12]" office:value-type="float" office:value="240" calcext:value-type="float">
            <text:p>240 kw</text:p>
          </table:table-cell>
          <table:table-cell table:style-name="ce270" table:formula="of:=[.D12]*[.$E$4]" office:value-type="currency" office:currency="TRY" office:value="616.366576819401" calcext:value-type="currency">
            <text:p>₺616,37</text:p>
          </table:table-cell>
        </table:table-row>
        <table:table-row table:style-name="ro2">
          <table:table-cell/>
          <table:table-cell table:style-name="ce293" table:formula="of:=[$'06-22'.C11]" office:value-type="currency" office:currency="TRY" office:value="1075.15645110348" calcext:value-type="currency">
            <text:p>₺1.075,16</text:p>
          </table:table-cell>
          <table:table-cell office:value-type="percentage" office:value="0.4" calcext:value-type="percentage">
            <text:p>+ <text:s text:c="6"/>%40,00</text:p>
          </table:table-cell>
          <table:table-cell table:formula="of:=([.D12]*[.$E$4]*[.C13])" office:value-type="currency" office:currency="TRY" office:value="246.54663072776" calcext:value-type="currency">
            <text:p>₺246,55</text:p>
          </table:table-cell>
          <table:table-cell table:style-name="ce270" table:formula="of:=[.D13]+[.E12]" office:value-type="currency" office:currency="TRY" office:value="862.913207547161" calcext:value-type="currency">
            <text:p>₺862,91</text:p>
          </table:table-cell>
        </table:table-row>
        <table:table-row table:style-name="ro2">
          <table:table-cell/>
          <table:table-cell table:style-name="ce226"/>
          <table:table-cell table:style-name="ce340"/>
          <table:table-cell table:style-name="ce261"/>
          <table:table-cell table:style-name="ce342" table:formula="of:=[.E13]+[.C15]" office:value-type="currency" office:currency="TRY" office:value="1062.91320754716" calcext:value-type="currency">
            <text:p>₺1.062,91</text:p>
          </table:table-cell>
        </table:table-row>
        <table:table-row table:style-name="ro2">
          <table:table-cell/>
          <table:table-cell table:style-name="ce294" table:formula="of:=[.C15]-[.D15]" office:value-type="currency" office:currency="TRY" office:value="200" calcext:value-type="currency">
            <text:p>₺200,00</text:p>
          </table:table-cell>
          <table:table-cell table:style-name="ce305" office:value-type="currency" office:currency="TRY" office:value="200" calcext:value-type="currency">
            <text:p>+ Su ₺200,00</text:p>
          </table:table-cell>
          <table:table-cell table:style-name="ce312"/>
          <table:table-cell table:style-name="ce319" table:formula="of:=[.D12]/[.$E$3]" office:value-type="percentage" office:value="0.431266846361182" calcext:value-type="percentage">
            <text:p>%43,13</text:p>
          </table:table-cell>
        </table:table-row>
        <table:table-row table:style-name="ro2">
          <table:table-cell/>
          <table:table-cell table:style-name="ce295" office:value-type="float" office:value="0" calcext:value-type="float">
            <text:p>Yzr 0 Ton</text:p>
          </table:table-cell>
          <table:table-cell table:style-name="ce306" office:value-type="float" office:value="0" calcext:value-type="float">
            <text:p>GçnAy 0 Ton</text:p>
          </table:table-cell>
          <table:table-cell table:style-name="ce313" table:formula="of:=[.B16]-[.C16]" office:value-type="float" office:value="0" calcext:value-type="float">
            <text:p>Hrcm 0 Ton</text:p>
          </table:table-cell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244" table:formula="of:=[.B19]+[.D19]" office:value-type="currency" office:currency="TRY" office:value="119.671633929932" calcext:value-type="currency">
            <text:p>₺119,67</text:p>
          </table:table-cell>
          <table:table-cell table:style-name="ce258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96" office:value-type="float" office:value="313" calcext:value-type="float">
            <text:p>313 kw</text:p>
          </table:table-cell>
          <table:table-cell table:style-name="ce308" table:formula="of:=[$'06-22'.B18]" office:value-type="float" office:value="188" calcext:value-type="float">
            <text:p>188 kw</text:p>
          </table:table-cell>
          <table:table-cell table:style-name="ce315" table:formula="of:=[.B18]-[.C18]" office:value-type="float" office:value="125" calcext:value-type="float">
            <text:p>125 kw</text:p>
          </table:table-cell>
          <table:table-cell table:style-name="ce321" table:formula="of:=[.D18]*[.$E$4]" office:value-type="currency" office:currency="TRY" office:value="321.024258760105" calcext:value-type="currency">
            <text:p>₺321,02</text:p>
          </table:table-cell>
        </table:table-row>
        <table:table-row table:style-name="ro2">
          <table:table-cell/>
          <table:table-cell table:style-name="ce297" table:formula="of:=[$'05-22'.C16]" office:value-type="currency" office:currency="TRY" office:value="116.461391342331" calcext:value-type="currency">
            <text:p>₺116,46</text:p>
          </table:table-cell>
          <table:table-cell office:value-type="percentage" office:value="0.01" calcext:value-type="percentage">
            <text:p>+ <text:s text:c="6"/>%1,00</text:p>
          </table:table-cell>
          <table:table-cell table:formula="of:=([.D18]*[.$E$4]*[.C19])" office:value-type="currency" office:currency="TRY" office:value="3.21024258760105" calcext:value-type="currency">
            <text:p>₺3,21</text:p>
          </table:table-cell>
          <table:table-cell table:style-name="ce322" table:formula="of:=[.D19]+[.E18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298"/>
          <table:table-cell table:style-name="ce247"/>
          <table:table-cell table:style-name="ce261"/>
          <table:table-cell table:style-name="ce343" table:formula="of:=[.E19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294" table:formula="of:=[.C21]-[.D21]" office:value-type="currency" office:currency="TRY" office:value="0" calcext:value-type="currency">
            <text:p>₺0,00</text:p>
          </table:table-cell>
          <table:table-cell table:style-name="ce305"/>
          <table:table-cell table:style-name="ce312"/>
          <table:table-cell table:style-name="ce319" table:formula="of:=[.D18]/[.$E$3]" office:value-type="percentage" office:value="0.224618149146449" calcext:value-type="percentage">
            <text:p>%22,46</text:p>
          </table:table-cell>
        </table:table-row>
        <table:table-row table:style-name="ro2">
          <table:table-cell/>
          <table:table-cell table:style-name="ce339" office:value-type="float" office:value="9.49" calcext:value-type="float">
            <text:p>Yzr 9,49 Ton</text:p>
          </table:table-cell>
          <table:table-cell table:style-name="ce306"/>
          <table:table-cell table:style-name="ce313"/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299" office:value-type="string" calcext:value-type="string">
            <text:p>SnyF-Merdal</text:p>
          </table:table-cell>
          <table:table-cell table:style-name="ce309" table:formula="of:=[.B25]+[.D25]" office:value-type="currency" office:currency="TRY" office:value="272.249633142987" calcext:value-type="currency">
            <text:p>₺272,25</text:p>
          </table:table-cell>
          <table:table-cell table:style-name="ce316" office:value-type="float" office:value="0" calcext:value-type="float">
            <text:p>+ <text:s/>0,000</text:p>
          </table:table-cell>
          <table:table-cell table:style-name="ce324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7" table:formula="of:=[.E3]-[.D6]-[.D12]-[.D18]-[.D36]+[.B26]" office:value-type="float" office:value="172.500000000005" calcext:value-type="float">
            <text:p>173 kw</text:p>
          </table:table-cell>
          <table:table-cell table:style-name="ce282"/>
          <table:table-cell table:style-name="ce259" table:formula="of:=[.B24]-[.C24]" office:value-type="float" office:value="172.500000000005" calcext:value-type="float">
            <text:p>173 kw</text:p>
          </table:table-cell>
          <table:table-cell table:style-name="ce275" table:formula="of:=[.D24]*[.$E$4]" office:value-type="currency" office:currency="TRY" office:value="443.013477088958" calcext:value-type="currency">
            <text:p>₺443,01</text:p>
          </table:table-cell>
        </table:table-row>
        <table:table-row table:style-name="ro2">
          <table:table-cell/>
          <table:table-cell table:style-name="ce293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2.1506738544479" calcext:value-type="currency">
            <text:p>₺22,15</text:p>
          </table:table-cell>
          <table:table-cell table:style-name="ce270" table:formula="of:=[.D25]+[.E24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342" table:formula="of:=[.E25]+[.C27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294" table:formula="of:=[.C27]-[.D27]+80" office:value-type="currency" office:currency="TRY" office:value="80" calcext:value-type="currency">
            <text:p>₺80,00</text:p>
          </table:table-cell>
          <table:table-cell table:style-name="ce305"/>
          <table:table-cell table:style-name="ce312"/>
          <table:table-cell table:style-name="ce319" table:formula="of:=[.D24]/[.$E$3]" office:value-type="percentage" office:value="0.309973045822109" calcext:value-type="percentage">
            <text:p>%31,00</text:p>
          </table:table-cell>
        </table:table-row>
        <table:table-row table:style-name="ro2">
          <table:table-cell/>
          <table:table-cell table:style-name="ce339" office:value-type="float" office:value="957" calcext:value-type="float">
            <text:p>Yzr 957,00 Ton</text:p>
          </table:table-cell>
          <table:table-cell table:style-name="ce306" office:value-type="float" office:value="950" calcext:value-type="float">
            <text:p>GçnAy 950 Ton</text:p>
          </table:table-cell>
          <table:table-cell table:style-name="ce313" table:formula="of:=[.B28]-[.C28]" office:value-type="float" office:value="7" calcext:value-type="float">
            <text:p>Hrcm 7 Ton</text:p>
          </table:table-cell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244" table:formula="of:=[.B31]+[.D31]" office:value-type="currency" office:currency="TRY" office:value="0" calcext:value-type="currency">
            <text:p>₺0,00</text:p>
          </table:table-cell>
          <table:table-cell table:style-name="ce258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24" office:value-type="float" office:value="0" calcext:value-type="float">
            <text:p>0 kw</text:p>
          </table:table-cell>
          <table:table-cell table:style-name="ce282" table:formula="of:=[$'05-22'.B27]" office:value-type="float" office:value="0" calcext:value-type="float">
            <text:p>0 kw</text:p>
          </table:table-cell>
          <table:table-cell table:style-name="ce259" table:formula="of:=[.B30]-[.C30]" office:value-type="float" office:value="0" calcext:value-type="float">
            <text:p>0 kw</text:p>
          </table:table-cell>
          <table:table-cell table:style-name="ce275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25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270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342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4" table:formula="of:=[.C33]-[.D33]" office:value-type="currency" office:currency="TRY" office:value="0" calcext:value-type="currency">
            <text:p>₺0,00</text:p>
          </table:table-cell>
          <table:table-cell table:style-name="ce305"/>
          <table:table-cell table:style-name="ce312"/>
          <table:table-cell table:style-name="ce319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95" office:value-type="float" office:value="0" calcext:value-type="float">
            <text:p>Yzr 0 Ton</text:p>
          </table:table-cell>
          <table:table-cell table:style-name="ce306" office:value-type="float" office:value="0" calcext:value-type="float">
            <text:p>GçnAy 0 Ton</text:p>
          </table:table-cell>
          <table:table-cell table:style-name="ce313" table:formula="of:=[.B34]-[.C34]" office:value-type="float" office:value="0" calcext:value-type="float">
            <text:p>Hrcm 0 Ton</text:p>
          </table:table-cell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244" table:formula="of:=[.B37]+[.D37]" office:value-type="currency" office:currency="TRY" office:value="43.4431047215969" calcext:value-type="currency">
            <text:p>₺43,44</text:p>
          </table:table-cell>
          <table:table-cell table:style-name="ce258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300" office:value-type="float" office:value="6990" calcext:value-type="float">
            <text:p>6.990 kw</text:p>
          </table:table-cell>
          <table:table-cell table:style-name="ce310" table:formula="of:=[$'06-22'.B36]" office:value-type="float" office:value="6971" calcext:value-type="float">
            <text:p>6.971 kw</text:p>
          </table:table-cell>
          <table:table-cell table:style-name="ce310" table:formula="of:=[.B36]-[.C36]" office:value-type="float" office:value="19" calcext:value-type="float">
            <text:p>19 kw</text:p>
          </table:table-cell>
          <table:table-cell table:style-name="ce325" table:formula="of:=[.D36]*[.$E$4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301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344" table:formula="of:=[.D37]+[.E36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302"/>
          <table:table-cell table:style-name="ce305"/>
          <table:table-cell table:style-name="ce312"/>
          <table:table-cell table:style-name="ce327"/>
        </table:table-row>
        <table:table-row table:style-name="ro2">
          <table:table-cell/>
          <table:table-cell table:style-name="ce303" office:value-type="float" office:value="0" calcext:value-type="float">
            <text:p>Yzr 0 Ton</text:p>
          </table:table-cell>
          <table:table-cell table:style-name="ce311" office:value-type="float" office:value="0" calcext:value-type="float">
            <text:p>GçnAy 0 Ton</text:p>
          </table:table-cell>
          <table:table-cell table:style-name="ce317" table:formula="of:=[.B39]-[.C39]" office:value-type="float" office:value="0" calcext:value-type="float">
            <text:p>Hrcm 0 Ton</text:p>
          </table:table-cell>
          <table:table-cell table:style-name="ce328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341" table:formula="of:=[.D6]+[.D12]+[.D18]+[.D24]+[.D30]+[.D36]" office:value-type="float" office:value="556.500000000005" calcext:value-type="float">
            <text:p>KW 556,50</text:p>
          </table:table-cell>
          <table:table-cell table:style-name="ce243" table:formula="of:=[.E8]+[.E14]+[.E20]+[.E26]+[.E32]+[.E38]" office:value-type="currency" office:currency="TRY" office:value="1852.31185983827" calcext:value-type="currency">
            <text:p>₺1.852,31</text:p>
          </table:table-cell>
          <table:table-cell table:style-name="ce329" table:formula="of:=[.E36]+[.E30]+[.E24]+[.E18]+[.E12]+[.E6]" office:value-type="float" office:value="1429.2" calcext:value-type="float">
            <text:p>1.429,20</text:p>
          </table:table-cell>
        </table:table-row>
      </table:table>
      <table:table table:name="08-22" table:style-name="ta1">
        <table:table-column table:style-name="co35" table:default-cell-style-name="Default"/>
        <table:table-column table:style-name="co36" table:default-cell-style-name="ce223"/>
        <table:table-column table:style-name="co36" table:default-cell-style-name="ce246"/>
        <table:table-column table:style-name="co3" table:default-cell-style-name="ce260"/>
        <table:table-column table:style-name="co3" table:default-cell-style-name="ce268"/>
        <table:table-row table:style-name="ro2">
          <table:table-cell/>
          <table:table-cell table:style-name="ce345" office:value-type="date" office:date-value="2022-06-30" calcext:value-type="date">
            <text:p>30.06.2022</text:p>
          </table:table-cell>
          <table:table-cell table:style-name="ce346" office:value-type="date" office:date-value="2022-07-31" calcext:value-type="date">
            <text:p>31.07.2022</text:p>
          </table:table-cell>
          <table:table-cell table:style-name="ce304"/>
          <table:table-cell table:style-name="ce318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220" office:value-type="date" office:date-value="2022-06-30" calcext:value-type="date">
            <text:p>30.06.2022</text:p>
          </table:table-cell>
          <table:table-cell table:style-name="ce233" office:value-type="date" office:date-value="2022-05-31" calcext:value-type="date">
            <text:p>31.05.2022</text:p>
          </table:table-cell>
          <table:table-cell table:style-name="ce256" office:value-type="string" calcext:value-type="string">
            <text:p>tüketim</text:p>
          </table:table-cell>
          <table:table-cell table:style-name="ce256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279" office:value-type="float" office:value="1115.3" calcext:value-type="float">
            <text:p>1.115,300 kw</text:p>
          </table:table-cell>
          <table:table-cell table:style-name="ce281" office:value-type="float" office:value="1106.796" calcext:value-type="float">
            <text:p>1.106,796 kw</text:p>
          </table:table-cell>
          <table:table-cell table:style-name="ce257" table:formula="of:=[.B3]-[.C3]" office:value-type="float" office:value="8.50399999999991" calcext:value-type="float">
            <text:p>8,504</text:p>
          </table:table-cell>
          <table:table-cell table:style-name="ce266" table:formula="of:=[.D3]*[.$E$1]" office:value-type="float" office:value="510.239999999994" calcext:value-type="float">
            <text:p>510,240</text:p>
          </table:table-cell>
        </table:table-row>
        <table:table-row table:style-name="ro2">
          <table:table-cell/>
          <table:table-cell table:style-name="ce222" office:value-type="string" calcext:value-type="string">
            <text:p>Fat.Tutarı</text:p>
          </table:table-cell>
          <table:table-cell table:style-name="ce242" office:value-type="currency" office:currency="TRY" office:value="1311.2" calcext:value-type="currency">
            <text:p>₺1.311,20</text:p>
          </table:table-cell>
          <table:table-cell table:style-name="ce222" office:value-type="string" calcext:value-type="string">
            <text:p>kw fiyat</text:p>
          </table:table-cell>
          <table:table-cell table:style-name="ce267" table:formula="of:=[.C4]/[.E3]" office:value-type="currency" office:currency="TRY" office:value="2.56977108811543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244" table:formula="of:=[.B7]+[.D7]" office:value-type="currency" office:currency="TRY" office:value="0" calcext:value-type="currency">
            <text:p>₺0,00</text:p>
          </table:table-cell>
          <table:table-cell table:style-name="ce258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24" office:value-type="float" office:value="3675" calcext:value-type="float">
            <text:p>3.675 kw</text:p>
          </table:table-cell>
          <table:table-cell table:style-name="ce282" table:formula="of:=[$'06-22'.B6]" office:value-type="float" office:value="3675" calcext:value-type="float">
            <text:p>3.675 kw</text:p>
          </table:table-cell>
          <table:table-cell table:style-name="ce259" table:formula="of:=[.B6]-[.C6]" office:value-type="float" office:value="0" calcext:value-type="float">
            <text:p>0 kw</text:p>
          </table:table-cell>
          <table:table-cell table:style-name="ce269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3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270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342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4" table:formula="of:=[.C9]-[.D9]" office:value-type="currency" office:currency="TRY" office:value="0" calcext:value-type="currency">
            <text:p>₺0,00</text:p>
          </table:table-cell>
          <table:table-cell table:style-name="ce305"/>
          <table:table-cell table:style-name="ce312"/>
          <table:table-cell table:style-name="ce319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38" office:value-type="float" office:value="1333.5" calcext:value-type="float">
            <text:p>SuYzr 1.333,50 T</text:p>
          </table:table-cell>
          <table:table-cell table:style-name="ce306" office:value-type="float" office:value="0" calcext:value-type="float">
            <text:p>GçnAy 0 Ton</text:p>
          </table:table-cell>
          <table:table-cell table:style-name="ce313" table:formula="of:=[.B10]-[.C10]" office:value-type="float" office:value="1333.5" calcext:value-type="float">
            <text:p>Hrcm 1.334 Ton</text:p>
          </table:table-cell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244" table:formula="of:=[.B13]+[.D13]" office:value-type="currency" office:currency="TRY" office:value="1605.66278706799" calcext:value-type="currency">
            <text:p>₺1.605,66</text:p>
          </table:table-cell>
          <table:table-cell table:style-name="ce258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24" office:value-type="float" office:value="514" calcext:value-type="float">
            <text:p>514 kw</text:p>
          </table:table-cell>
          <table:table-cell table:style-name="ce282" office:value-type="float" office:value="293" calcext:value-type="float">
            <text:p>293 kw</text:p>
          </table:table-cell>
          <table:table-cell table:style-name="ce259" table:formula="of:=[.B12]-[.C12]" office:value-type="float" office:value="221" calcext:value-type="float">
            <text:p>221 kw</text:p>
          </table:table-cell>
          <table:table-cell table:style-name="ce270" table:formula="of:=[.D12]*[.$E$4]" office:value-type="currency" office:currency="TRY" office:value="567.919410473509" calcext:value-type="currency">
            <text:p>₺567,92</text:p>
          </table:table-cell>
        </table:table-row>
        <table:table-row table:style-name="ro2">
          <table:table-cell/>
          <table:table-cell table:style-name="ce293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" calcext:value-type="percentage">
            <text:p>+ <text:s text:c="6"/>%50,00</text:p>
          </table:table-cell>
          <table:table-cell table:formula="of:=([.D12]*[.$E$4]*[.C13])" office:value-type="currency" office:currency="TRY" office:value="283.959705236755" calcext:value-type="currency">
            <text:p>₺283,96</text:p>
          </table:table-cell>
          <table:table-cell table:style-name="ce270" table:formula="of:=[.D13]+[.E12]" office:value-type="currency" office:currency="TRY" office:value="851.879115710264" calcext:value-type="currency">
            <text:p>₺851,88</text:p>
          </table:table-cell>
        </table:table-row>
        <table:table-row table:style-name="ro2">
          <table:table-cell/>
          <table:table-cell table:style-name="ce226"/>
          <table:table-cell table:style-name="ce340"/>
          <table:table-cell table:style-name="ce261"/>
          <table:table-cell table:style-name="ce342" table:formula="of:=[.E13]+[.C15]" office:value-type="currency" office:currency="TRY" office:value="901.879115710264" calcext:value-type="currency">
            <text:p>₺901,88</text:p>
          </table:table-cell>
        </table:table-row>
        <table:table-row table:style-name="ro2">
          <table:table-cell/>
          <table:table-cell table:style-name="ce294" table:formula="of:=[.C15]-[.D15]" office:value-type="currency" office:currency="TRY" office:value="50" calcext:value-type="currency">
            <text:p>₺50,00</text:p>
          </table:table-cell>
          <table:table-cell table:style-name="ce305" office:value-type="currency" office:currency="TRY" office:value="50" calcext:value-type="currency">
            <text:p>+ Su ₺50,00</text:p>
          </table:table-cell>
          <table:table-cell table:style-name="ce312"/>
          <table:table-cell table:style-name="ce319" table:formula="of:=[.D12]/[.$E$3]" office:value-type="percentage" office:value="0.433129507682664" calcext:value-type="percentage">
            <text:p>%43,31</text:p>
          </table:table-cell>
        </table:table-row>
        <table:table-row table:style-name="ro2">
          <table:table-cell/>
          <table:table-cell table:style-name="ce295" office:value-type="float" office:value="0" calcext:value-type="float">
            <text:p>Yzr 0 Ton</text:p>
          </table:table-cell>
          <table:table-cell table:style-name="ce306" office:value-type="float" office:value="0" calcext:value-type="float">
            <text:p>GçnAy 0 Ton</text:p>
          </table:table-cell>
          <table:table-cell table:style-name="ce313" table:formula="of:=[.B16]-[.C16]" office:value-type="float" office:value="0" calcext:value-type="float">
            <text:p>Hrcm 0 Ton</text:p>
          </table:table-cell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244" table:formula="of:=[.B19]+[.D19]" office:value-type="currency" office:currency="TRY" office:value="119.671633929932" calcext:value-type="currency">
            <text:p>₺119,67</text:p>
          </table:table-cell>
          <table:table-cell table:style-name="ce258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96" office:value-type="float" office:value="394.27" calcext:value-type="float">
            <text:p>394 kw</text:p>
          </table:table-cell>
          <table:table-cell table:style-name="ce308" office:value-type="float" office:value="313" calcext:value-type="float">
            <text:p>313 kw</text:p>
          </table:table-cell>
          <table:table-cell table:style-name="ce315" table:formula="of:=[.B18]-[.C18]" office:value-type="float" office:value="81.27" calcext:value-type="float">
            <text:p>81 kw</text:p>
          </table:table-cell>
          <table:table-cell table:style-name="ce321" table:formula="of:=[.D18]*[.$E$4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29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18]*[.$E$4]*[.C19])" office:value-type="currency" office:currency="TRY" office:value="0" calcext:value-type="currency">
            <text:p>₺0,00</text:p>
          </table:table-cell>
          <table:table-cell table:style-name="ce322" table:formula="of:=[.D19]+[.E18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298"/>
          <table:table-cell table:style-name="ce247"/>
          <table:table-cell table:style-name="ce261"/>
          <table:table-cell table:style-name="ce343" table:formula="of:=[.E19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294" table:formula="of:=[.C21]-[.D21]" office:value-type="currency" office:currency="TRY" office:value="0" calcext:value-type="currency">
            <text:p>₺0,00</text:p>
          </table:table-cell>
          <table:table-cell table:style-name="ce305"/>
          <table:table-cell table:style-name="ce312"/>
          <table:table-cell table:style-name="ce319" table:formula="of:=[.D18]/[.$E$3]" office:value-type="percentage" office:value="0.159277986829729" calcext:value-type="percentage">
            <text:p>%15,93</text:p>
          </table:table-cell>
        </table:table-row>
        <table:table-row table:style-name="ro2">
          <table:table-cell/>
          <table:table-cell table:style-name="ce339" office:value-type="float" office:value="9.49" calcext:value-type="float">
            <text:p>Yzr 9,49 Ton</text:p>
          </table:table-cell>
          <table:table-cell table:style-name="ce306"/>
          <table:table-cell table:style-name="ce313"/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299" office:value-type="string" calcext:value-type="string">
            <text:p>SnyF-Merdal</text:p>
          </table:table-cell>
          <table:table-cell table:style-name="ce309" table:formula="of:=[.B25]+[.D25]" office:value-type="currency" office:currency="TRY" office:value="273.351532979351" calcext:value-type="currency">
            <text:p>₺273,35</text:p>
          </table:table-cell>
          <table:table-cell table:style-name="ce316" office:value-type="float" office:value="0" calcext:value-type="float">
            <text:p>+ <text:s/>0,000</text:p>
          </table:table-cell>
          <table:table-cell table:style-name="ce324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7" table:formula="of:=[.E3]-[.D6]-[.D12]-[.D18]-[.D36]+[.B26]" office:value-type="float" office:value="180.969999999994" calcext:value-type="float">
            <text:p>181 kw</text:p>
          </table:table-cell>
          <table:table-cell table:style-name="ce282"/>
          <table:table-cell table:style-name="ce259" table:formula="of:=[.B24]-[.C24]" office:value-type="float" office:value="180.969999999994" calcext:value-type="float">
            <text:p>181 kw</text:p>
          </table:table-cell>
          <table:table-cell table:style-name="ce275" table:formula="of:=[.D24]*[.$E$4]" office:value-type="currency" office:currency="TRY" office:value="465.051473816234" calcext:value-type="currency">
            <text:p>₺465,05</text:p>
          </table:table-cell>
        </table:table-row>
        <table:table-row table:style-name="ro2">
          <table:table-cell/>
          <table:table-cell table:style-name="ce293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3.2525736908117" calcext:value-type="currency">
            <text:p>₺23,25</text:p>
          </table:table-cell>
          <table:table-cell table:style-name="ce270" table:formula="of:=[.D25]+[.E24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342" table:formula="of:=[.E25]+[.C27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294" table:formula="of:=[.C27]-[.D27]+80" office:value-type="currency" office:currency="TRY" office:value="80" calcext:value-type="currency">
            <text:p>₺80,00</text:p>
          </table:table-cell>
          <table:table-cell table:style-name="ce305"/>
          <table:table-cell table:style-name="ce312"/>
          <table:table-cell table:style-name="ce319" table:formula="of:=[.D24]/[.$E$3]" office:value-type="percentage" office:value="0.354676230793345" calcext:value-type="percentage">
            <text:p>%35,47</text:p>
          </table:table-cell>
        </table:table-row>
        <table:table-row table:style-name="ro2">
          <table:table-cell/>
          <table:table-cell table:style-name="ce339" office:value-type="float" office:value="957" calcext:value-type="float">
            <text:p>Yzr 957,00 Ton</text:p>
          </table:table-cell>
          <table:table-cell table:style-name="ce306" office:value-type="float" office:value="950" calcext:value-type="float">
            <text:p>GçnAy 950 Ton</text:p>
          </table:table-cell>
          <table:table-cell table:style-name="ce313" table:formula="of:=[.B28]-[.C28]" office:value-type="float" office:value="7" calcext:value-type="float">
            <text:p>Hrcm 7 Ton</text:p>
          </table:table-cell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244" table:formula="of:=[.B31]+[.D31]" office:value-type="currency" office:currency="TRY" office:value="0" calcext:value-type="currency">
            <text:p>₺0,00</text:p>
          </table:table-cell>
          <table:table-cell table:style-name="ce258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24" office:value-type="float" office:value="0" calcext:value-type="float">
            <text:p>0 kw</text:p>
          </table:table-cell>
          <table:table-cell table:style-name="ce282" table:formula="of:=[$'05-22'.B27]" office:value-type="float" office:value="0" calcext:value-type="float">
            <text:p>0 kw</text:p>
          </table:table-cell>
          <table:table-cell table:style-name="ce259" table:formula="of:=[.B30]-[.C30]" office:value-type="float" office:value="0" calcext:value-type="float">
            <text:p>0 kw</text:p>
          </table:table-cell>
          <table:table-cell table:style-name="ce275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25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270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342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4" table:formula="of:=[.C33]-[.D33]" office:value-type="currency" office:currency="TRY" office:value="0" calcext:value-type="currency">
            <text:p>₺0,00</text:p>
          </table:table-cell>
          <table:table-cell table:style-name="ce305"/>
          <table:table-cell table:style-name="ce312"/>
          <table:table-cell table:style-name="ce319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95" office:value-type="float" office:value="0" calcext:value-type="float">
            <text:p>Yzr 0 Ton</text:p>
          </table:table-cell>
          <table:table-cell table:style-name="ce306" office:value-type="float" office:value="0" calcext:value-type="float">
            <text:p>GçnAy 0 Ton</text:p>
          </table:table-cell>
          <table:table-cell table:style-name="ce313" table:formula="of:=[.B34]-[.C34]" office:value-type="float" office:value="0" calcext:value-type="float">
            <text:p>Hrcm 0 Ton</text:p>
          </table:table-cell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244" table:formula="of:=[.B37]+[.D37]" office:value-type="currency" office:currency="TRY" office:value="43.4431047215969" calcext:value-type="currency">
            <text:p>₺43,44</text:p>
          </table:table-cell>
          <table:table-cell table:style-name="ce258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300" office:value-type="float" office:value="7017" calcext:value-type="float">
            <text:p>7.017 kw</text:p>
          </table:table-cell>
          <table:table-cell table:style-name="ce310" office:value-type="float" office:value="6990" calcext:value-type="float">
            <text:p>6.990 kw</text:p>
          </table:table-cell>
          <table:table-cell table:style-name="ce310" table:formula="of:=[.B36]-[.C36]" office:value-type="float" office:value="27" calcext:value-type="float">
            <text:p>27 kw</text:p>
          </table:table-cell>
          <table:table-cell table:style-name="ce325" table:formula="of:=[.D36]*[.$E$4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301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344" table:formula="of:=[.D37]+[.E36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302"/>
          <table:table-cell table:style-name="ce305"/>
          <table:table-cell table:style-name="ce312"/>
          <table:table-cell table:style-name="ce327"/>
        </table:table-row>
        <table:table-row table:style-name="ro2">
          <table:table-cell/>
          <table:table-cell table:style-name="ce303" office:value-type="float" office:value="0" calcext:value-type="float">
            <text:p>Yzr 0 Ton</text:p>
          </table:table-cell>
          <table:table-cell table:style-name="ce311" office:value-type="float" office:value="0" calcext:value-type="float">
            <text:p>GçnAy 0 Ton</text:p>
          </table:table-cell>
          <table:table-cell table:style-name="ce317" table:formula="of:=[.B39]-[.C39]" office:value-type="float" office:value="0" calcext:value-type="float">
            <text:p>Hrcm 0 Ton</text:p>
          </table:table-cell>
          <table:table-cell table:style-name="ce328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341" table:formula="of:=[.D6]+[.D12]+[.D18]+[.D24]+[.D30]+[.D36]" office:value-type="float" office:value="510.239999999994" calcext:value-type="float">
            <text:p>KW 510,24</text:p>
          </table:table-cell>
          <table:table-cell table:style-name="ce243" table:formula="of:=[.E8]+[.E14]+[.E20]+[.E26]+[.E32]+[.E38]" office:value-type="currency" office:currency="TRY" office:value="1599.02845954845" calcext:value-type="currency">
            <text:p>₺1.599,03</text:p>
          </table:table-cell>
          <table:table-cell table:style-name="ce329" table:formula="of:=[.E36]+[.E30]+[.E24]+[.E18]+[.E12]+[.E6]" office:value-type="float" office:value="1311.2" calcext:value-type="float">
            <text:p>1.311,20</text:p>
          </table:table-cell>
        </table:table-row>
      </table:table>
      <table:table table:name="09-22" table:style-name="ta1">
        <table:shapes>
          <draw:frame draw:z-index="0" draw:name="Image 8" draw:style-name="gr2" draw:text-style-name="P1" svg:width="17.052cm" svg:height="17.511cm" svg:x="10.63cm" svg:y="0.037cm">
            <draw:image xlink:href="Pictures/100000000000022E0000023DDB10EA9C7DD740B2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23"/>
        <table:table-column table:style-name="co36" table:default-cell-style-name="ce246"/>
        <table:table-column table:style-name="co3" table:default-cell-style-name="ce260"/>
        <table:table-column table:style-name="co3" table:default-cell-style-name="ce342"/>
        <table:table-row table:style-name="ro2">
          <table:table-cell/>
          <table:table-cell table:style-name="ce345" office:value-type="date" office:date-value="2022-07-30" calcext:value-type="date">
            <text:p>30.07.2022</text:p>
          </table:table-cell>
          <table:table-cell table:style-name="ce346" office:value-type="date" office:date-value="2022-08-31" calcext:value-type="date">
            <text:p>31.08.2022</text:p>
          </table:table-cell>
          <table:table-cell table:style-name="ce304"/>
          <table:table-cell table:style-name="ce318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220"/>
          <table:table-cell table:style-name="ce233"/>
          <table:table-cell table:style-name="ce256" office:value-type="string" calcext:value-type="string">
            <text:p>tüketim</text:p>
          </table:table-cell>
          <table:table-cell table:style-name="ce256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279" office:value-type="float" office:value="1126.738" calcext:value-type="float">
            <text:p>1.126,738 kw</text:p>
          </table:table-cell>
          <table:table-cell table:style-name="ce281" office:value-type="float" office:value="1115.3" calcext:value-type="float">
            <text:p>1.115,300 kw</text:p>
          </table:table-cell>
          <table:table-cell table:style-name="ce257" table:formula="of:=[.B3]-[.C3]" office:value-type="float" office:value="11.4380000000001" calcext:value-type="float">
            <text:p>11,438</text:p>
          </table:table-cell>
          <table:table-cell table:style-name="ce266" table:formula="of:=[.D3]*[.$E$1]" office:value-type="float" office:value="686.280000000006" calcext:value-type="float">
            <text:p>686,280</text:p>
          </table:table-cell>
        </table:table-row>
        <table:table-row table:style-name="ro2">
          <table:table-cell/>
          <table:table-cell table:style-name="ce222" office:value-type="string" calcext:value-type="string">
            <text:p>Fat.Tutarı</text:p>
          </table:table-cell>
          <table:table-cell table:style-name="ce242" office:value-type="currency" office:currency="TRY" office:value="1762" calcext:value-type="currency">
            <text:p>₺1.762,00</text:p>
          </table:table-cell>
          <table:table-cell table:style-name="ce222" office:value-type="string" calcext:value-type="string">
            <text:p>kw fiyat</text:p>
          </table:table-cell>
          <table:table-cell table:style-name="ce267" table:formula="of:=[.C4]/[.E3]" office:value-type="currency" office:currency="TRY" office:value="2.56746517456429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244" table:formula="of:=[.B7]+[.D7]" office:value-type="currency" office:currency="TRY" office:value="0" calcext:value-type="currency">
            <text:p>₺0,00</text:p>
          </table:table-cell>
          <table:table-cell table:style-name="ce258"/>
          <table:table-cell table:style-name="ce268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24" office:value-type="float" office:value="3675" calcext:value-type="float">
            <text:p>3.675 kw</text:p>
          </table:table-cell>
          <table:table-cell table:style-name="ce282" table:formula="of:=[$'06-22'.B6]" office:value-type="float" office:value="3675" calcext:value-type="float">
            <text:p>3.675 kw</text:p>
          </table:table-cell>
          <table:table-cell table:style-name="ce259" table:formula="of:=[.B6]-[.C6]" office:value-type="float" office:value="0" calcext:value-type="float">
            <text:p>0 kw</text:p>
          </table:table-cell>
          <table:table-cell table:style-name="ce269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3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270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4" table:formula="of:=[.C9]-[.D9]" office:value-type="currency" office:currency="TRY" office:value="0" calcext:value-type="currency">
            <text:p>₺0,00</text:p>
          </table:table-cell>
          <table:table-cell table:style-name="ce305"/>
          <table:table-cell table:style-name="ce312"/>
          <table:table-cell table:style-name="ce319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38" office:value-type="float" office:value="1333.5" calcext:value-type="float">
            <text:p>SuYzr 1.333,50 T</text:p>
          </table:table-cell>
          <table:table-cell table:style-name="ce306" office:value-type="float" office:value="0" calcext:value-type="float">
            <text:p>GçnAy 0 Ton</text:p>
          </table:table-cell>
          <table:table-cell table:style-name="ce313" table:formula="of:=[.B10]-[.C10]" office:value-type="float" office:value="1333.5" calcext:value-type="float">
            <text:p>Hrcm 1.334 Ton</text:p>
          </table:table-cell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244" table:formula="of:=[.B13]+[.D13]" office:value-type="currency" office:currency="TRY" office:value="1596.21645829566" calcext:value-type="currency">
            <text:p>₺1.596,22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24" office:value-type="float" office:value="838" calcext:value-type="float">
            <text:p>838 kw</text:p>
          </table:table-cell>
          <table:table-cell table:style-name="ce282" office:value-type="float" office:value="514" calcext:value-type="float">
            <text:p>514 kw</text:p>
          </table:table-cell>
          <table:table-cell table:style-name="ce259" table:formula="of:=[.B12]-[.C12]" office:value-type="float" office:value="324" calcext:value-type="float">
            <text:p>324 kw</text:p>
          </table:table-cell>
          <table:table-cell table:style-name="ce270" table:formula="of:=[.D12]*[.$E$4]" office:value-type="currency" office:currency="TRY" office:value="831.858716558832" calcext:value-type="currency">
            <text:p>₺831,86</text:p>
          </table:table-cell>
        </table:table-row>
        <table:table-row table:style-name="ro2">
          <table:table-cell/>
          <table:table-cell table:style-name="ce293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33" calcext:value-type="percentage">
            <text:p>+ <text:s text:c="6"/>%33,00</text:p>
          </table:table-cell>
          <table:table-cell table:formula="of:=([.D12]*[.$E$4]*[.C13])" office:value-type="currency" office:currency="TRY" office:value="274.513376464414" calcext:value-type="currency">
            <text:p>₺274,51</text:p>
          </table:table-cell>
          <table:table-cell table:style-name="ce270" table:formula="of:=[.D13]+[.E12]" office:value-type="currency" office:currency="TRY" office:value="1106.37209302325" calcext:value-type="currency">
            <text:p>₺1.106,37</text:p>
          </table:table-cell>
        </table:table-row>
        <table:table-row table:style-name="ro2">
          <table:table-cell/>
          <table:table-cell table:style-name="ce226"/>
          <table:table-cell table:style-name="ce340"/>
          <table:table-cell table:style-name="ce261"/>
          <table:table-cell table:formula="of:=[.E13]+[.C15]" office:value-type="currency" office:currency="TRY" office:value="1156.37209302325" calcext:value-type="currency">
            <text:p>₺1.156,37</text:p>
          </table:table-cell>
        </table:table-row>
        <table:table-row table:style-name="ro2">
          <table:table-cell/>
          <table:table-cell table:style-name="ce294" table:formula="of:=[.C15]-[.D15]" office:value-type="currency" office:currency="TRY" office:value="50" calcext:value-type="currency">
            <text:p>₺50,00</text:p>
          </table:table-cell>
          <table:table-cell table:style-name="ce305" office:value-type="currency" office:currency="TRY" office:value="50" calcext:value-type="currency">
            <text:p>+ Su ₺50,00</text:p>
          </table:table-cell>
          <table:table-cell table:style-name="ce312"/>
          <table:table-cell table:style-name="ce319" table:formula="of:=[.D12]/[.$E$3]" office:value-type="percentage" office:value="0.472110508830211" calcext:value-type="percentage">
            <text:p>%47,21</text:p>
          </table:table-cell>
        </table:table-row>
        <table:table-row table:style-name="ro2">
          <table:table-cell/>
          <table:table-cell table:style-name="ce295" office:value-type="float" office:value="0" calcext:value-type="float">
            <text:p>Yzr 0 Ton</text:p>
          </table:table-cell>
          <table:table-cell table:style-name="ce306" office:value-type="float" office:value="0" calcext:value-type="float">
            <text:p>GçnAy 0 Ton</text:p>
          </table:table-cell>
          <table:table-cell table:style-name="ce313" table:formula="of:=[.B16]-[.C16]" office:value-type="float" office:value="0" calcext:value-type="float">
            <text:p>Hrcm 0 Ton</text:p>
          </table:table-cell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244" table:formula="of:=[.B19]+[.D19]" office:value-type="currency" office:currency="TRY" office:value="152.021695129443" calcext:value-type="currency">
            <text:p>₺152,02</text:p>
          </table:table-cell>
          <table:table-cell table:style-name="ce258" office:value-type="float" office:value="1200" calcext:value-type="float">
            <text:p>+ <text:s/>1.200,000</text:p>
          </table:table-cell>
          <table:table-cell table:style-name="ce268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96" office:value-type="float" office:value="412" calcext:value-type="float">
            <text:p>412 kw</text:p>
          </table:table-cell>
          <table:table-cell table:style-name="ce308" office:value-type="float" office:value="394" calcext:value-type="float">
            <text:p>394 kw</text:p>
          </table:table-cell>
          <table:table-cell table:style-name="ce315" table:formula="of:=[.B18]-[.C18]" office:value-type="float" office:value="18" calcext:value-type="float">
            <text:p>18 kw</text:p>
          </table:table-cell>
          <table:table-cell table:style-name="ce321" table:formula="of:=[.D18]*[.$E$4]" office:value-type="currency" office:currency="TRY" office:value="46.2143731421573" calcext:value-type="currency">
            <text:p>₺46,21</text:p>
          </table:table-cell>
        </table:table-row>
        <table:table-row table:style-name="ro2">
          <table:table-cell/>
          <table:table-cell table:style-name="ce29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7" calcext:value-type="percentage">
            <text:p>+ <text:s text:c="6"/>%70,00</text:p>
          </table:table-cell>
          <table:table-cell table:formula="of:=([.D18]*[.$E$4]*[.C19])" office:value-type="currency" office:currency="TRY" office:value="32.3500611995101" calcext:value-type="currency">
            <text:p>₺32,35</text:p>
          </table:table-cell>
          <table:table-cell table:style-name="ce322" table:formula="of:=[.D19]+[.E18]" office:value-type="currency" office:currency="TRY" office:value="78.5644343416674" calcext:value-type="currency">
            <text:p>₺78,56</text:p>
          </table:table-cell>
        </table:table-row>
        <table:table-row table:style-name="ro2">
          <table:table-cell/>
          <table:table-cell table:style-name="ce298"/>
          <table:table-cell table:style-name="ce247"/>
          <table:table-cell table:style-name="ce261"/>
          <table:table-cell table:formula="of:=[.E19]+[.C21]" office:value-type="currency" office:currency="TRY" office:value="88.5644343416674" calcext:value-type="currency">
            <text:p>₺88,56</text:p>
          </table:table-cell>
        </table:table-row>
        <table:table-row table:style-name="ro2">
          <table:table-cell/>
          <table:table-cell table:style-name="ce294" table:formula="of:=[.C21]-[.D21]" office:value-type="currency" office:currency="TRY" office:value="10" calcext:value-type="currency">
            <text:p>₺10,00</text:p>
          </table:table-cell>
          <table:table-cell table:style-name="ce305" office:value-type="currency" office:currency="TRY" office:value="10" calcext:value-type="currency">
            <text:p>+ Su ₺10,00</text:p>
          </table:table-cell>
          <table:table-cell table:style-name="ce312"/>
          <table:table-cell table:style-name="ce319" table:formula="of:=[.D18]/[.$E$3]" office:value-type="percentage" office:value="0.0262283616016784" calcext:value-type="percentage">
            <text:p>%2,62</text:p>
          </table:table-cell>
        </table:table-row>
        <table:table-row table:style-name="ro2">
          <table:table-cell/>
          <table:table-cell table:style-name="ce339" office:value-type="float" office:value="9.49" calcext:value-type="float">
            <text:p>Yzr 9,49 Ton</text:p>
          </table:table-cell>
          <table:table-cell table:style-name="ce306"/>
          <table:table-cell table:style-name="ce313"/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299" office:value-type="string" calcext:value-type="string">
            <text:p>SnyF-Merdal</text:p>
          </table:table-cell>
          <table:table-cell table:style-name="ce309" table:formula="of:=[.B25]+[.D25]" office:value-type="currency" office:currency="TRY" office:value="292.241332663838" calcext:value-type="currency">
            <text:p>₺292,24</text:p>
          </table:table-cell>
          <table:table-cell table:style-name="ce316" office:value-type="float" office:value="0" calcext:value-type="float">
            <text:p>+ <text:s/>0,000</text:p>
          </table:table-cell>
          <table:table-cell table:style-name="ce324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7" table:formula="of:=[.E3]-[.D6]-[.D12]-[.D18]-[.D36]+[.B26]" office:value-type="float" office:value="328.280000000006" calcext:value-type="float">
            <text:p>328 kw</text:p>
          </table:table-cell>
          <table:table-cell table:style-name="ce282"/>
          <table:table-cell table:style-name="ce259" table:formula="of:=[.B24]-[.C24]" office:value-type="float" office:value="328.280000000006" calcext:value-type="float">
            <text:p>328 kw</text:p>
          </table:table-cell>
          <table:table-cell table:style-name="ce275" table:formula="of:=[.D24]*[.$E$4]" office:value-type="currency" office:currency="TRY" office:value="842.847467505982" calcext:value-type="currency">
            <text:p>₺842,85</text:p>
          </table:table-cell>
        </table:table-row>
        <table:table-row table:style-name="ro2">
          <table:table-cell/>
          <table:table-cell table:style-name="ce293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42.1423733752991" calcext:value-type="currency">
            <text:p>₺42,14</text:p>
          </table:table-cell>
          <table:table-cell table:style-name="ce270" table:formula="of:=[.D25]+[.E24]" office:value-type="currency" office:currency="TRY" office:value="884.989840881282" calcext:value-type="currency">
            <text:p>₺884,99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formula="of:=[.E25]+[.C27]" office:value-type="currency" office:currency="TRY" office:value="904.989840881282" calcext:value-type="currency">
            <text:p>₺904,99</text:p>
          </table:table-cell>
        </table:table-row>
        <table:table-row table:style-name="ro2">
          <table:table-cell/>
          <table:table-cell table:style-name="ce294"/>
          <table:table-cell table:style-name="ce305" office:value-type="currency" office:currency="TRY" office:value="20" calcext:value-type="currency">
            <text:p>+ Su ₺20,00</text:p>
          </table:table-cell>
          <table:table-cell table:style-name="ce312"/>
          <table:table-cell table:style-name="ce319" table:formula="of:=[.D24]/[.$E$3]" office:value-type="percentage" office:value="0.478347030366619" calcext:value-type="percentage">
            <text:p>%47,83</text:p>
          </table:table-cell>
        </table:table-row>
        <table:table-row table:style-name="ro2">
          <table:table-cell/>
          <table:table-cell table:style-name="ce339" office:value-type="float" office:value="957" calcext:value-type="float">
            <text:p>Yzr 957,00 Ton</text:p>
          </table:table-cell>
          <table:table-cell table:style-name="ce306" office:value-type="float" office:value="950" calcext:value-type="float">
            <text:p>GçnAy 950 Ton</text:p>
          </table:table-cell>
          <table:table-cell table:style-name="ce313" table:formula="of:=[.B28]-[.C28]" office:value-type="float" office:value="7" calcext:value-type="float">
            <text:p>Hrcm 7 Ton</text:p>
          </table:table-cell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244" table:formula="of:=[.B31]+[.D31]" office:value-type="currency" office:currency="TRY" office:value="0" calcext:value-type="currency">
            <text:p>₺0,00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24" office:value-type="float" office:value="0" calcext:value-type="float">
            <text:p>0 kw</text:p>
          </table:table-cell>
          <table:table-cell table:style-name="ce282" table:formula="of:=[$'05-22'.B27]" office:value-type="float" office:value="0" calcext:value-type="float">
            <text:p>0 kw</text:p>
          </table:table-cell>
          <table:table-cell table:style-name="ce259" table:formula="of:=[.B30]-[.C30]" office:value-type="float" office:value="0" calcext:value-type="float">
            <text:p>0 kw</text:p>
          </table:table-cell>
          <table:table-cell table:style-name="ce275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25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270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formula="of:=[.E31]+[.C33]" office:value-type="currency" office:currency="TRY" office:value="20" calcext:value-type="currency">
            <text:p>₺20,00</text:p>
          </table:table-cell>
        </table:table-row>
        <table:table-row table:style-name="ro2">
          <table:table-cell/>
          <table:table-cell table:style-name="ce294" table:formula="of:=[.C33]-[.D33]" office:value-type="currency" office:currency="TRY" office:value="20" calcext:value-type="currency">
            <text:p>₺20,00</text:p>
          </table:table-cell>
          <table:table-cell table:style-name="ce305" office:value-type="currency" office:currency="TRY" office:value="20" calcext:value-type="currency">
            <text:p>+ Su ₺20,00</text:p>
          </table:table-cell>
          <table:table-cell table:style-name="ce312"/>
          <table:table-cell table:style-name="ce319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95" office:value-type="float" office:value="0" calcext:value-type="float">
            <text:p>Yzr 0 Ton</text:p>
          </table:table-cell>
          <table:table-cell table:style-name="ce306" office:value-type="float" office:value="0" calcext:value-type="float">
            <text:p>GçnAy 0 Ton</text:p>
          </table:table-cell>
          <table:table-cell table:style-name="ce313" table:formula="of:=[.B34]-[.C34]" office:value-type="float" office:value="0" calcext:value-type="float">
            <text:p>Hrcm 0 Ton</text:p>
          </table:table-cell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244" table:formula="of:=[.B37]+[.D37]" office:value-type="currency" office:currency="TRY" office:value="43.4431047215969" calcext:value-type="currency">
            <text:p>₺43,44</text:p>
          </table:table-cell>
          <table:table-cell table:style-name="ce258" office:value-type="float" office:value="6700" calcext:value-type="float">
            <text:p>+ <text:s/>6.700,000</text:p>
          </table:table-cell>
          <table:table-cell table:style-name="ce268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300" office:value-type="float" office:value="7033" calcext:value-type="float">
            <text:p>7.033 kw</text:p>
          </table:table-cell>
          <table:table-cell table:style-name="ce310" office:value-type="float" office:value="7017" calcext:value-type="float">
            <text:p>7.017 kw</text:p>
          </table:table-cell>
          <table:table-cell table:style-name="ce310" table:formula="of:=[.B36]-[.C36]" office:value-type="float" office:value="16" calcext:value-type="float">
            <text:p>16 kw</text:p>
          </table:table-cell>
          <table:table-cell table:style-name="ce325" table:formula="of:=[.D36]*[.$E$4]" office:value-type="currency" office:currency="TRY" office:value="41.0794427930287" calcext:value-type="currency">
            <text:p>₺41,08</text:p>
          </table:table-cell>
        </table:table-row>
        <table:table-row table:style-name="ro2">
          <table:table-cell/>
          <table:table-cell table:style-name="ce301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51.0794427930287" calcext:value-type="currency">
            <text:p>₺51,08</text:p>
          </table:table-cell>
        </table:table-row>
        <table:table-row table:style-name="ro2">
          <table:table-cell/>
          <table:table-cell table:style-name="ce302"/>
          <table:table-cell table:style-name="ce305" office:value-type="currency" office:currency="TRY" office:value="10" calcext:value-type="currency">
            <text:p>+ Su ₺10,00</text:p>
          </table:table-cell>
          <table:table-cell table:style-name="ce312"/>
          <table:table-cell table:style-name="ce327"/>
        </table:table-row>
        <table:table-row table:style-name="ro2">
          <table:table-cell/>
          <table:table-cell table:style-name="ce303" office:value-type="float" office:value="0" calcext:value-type="float">
            <text:p>Yzr 0 Ton</text:p>
          </table:table-cell>
          <table:table-cell table:style-name="ce311" office:value-type="float" office:value="0" calcext:value-type="float">
            <text:p>GçnAy 0 Ton</text:p>
          </table:table-cell>
          <table:table-cell table:style-name="ce317" table:formula="of:=[.B39]-[.C39]" office:value-type="float" office:value="0" calcext:value-type="float">
            <text:p>Hrcm 0 Ton</text:p>
          </table:table-cell>
          <table:table-cell table:style-name="ce328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341" table:formula="of:=[.D6]+[.D12]+[.D18]+[.D24]+[.D30]+[.D36]" office:value-type="float" office:value="686.280000000006" calcext:value-type="float">
            <text:p>KW 686,28</text:p>
          </table:table-cell>
          <table:table-cell table:style-name="ce243" table:formula="of:=[.E8]+[.E14]+[.E20]+[.E26]+[.E32]+[.E38]" office:value-type="currency" office:currency="TRY" office:value="2169.92636824619" calcext:value-type="currency">
            <text:p>₺2.169,93</text:p>
          </table:table-cell>
          <table:table-cell table:style-name="ce329" table:formula="of:=[.E36]+[.E30]+[.E24]+[.E18]+[.E12]+[.E6]" office:value-type="float" office:value="1762" calcext:value-type="float">
            <text:p>1.762,00</text:p>
          </table:table-cell>
        </table:table-row>
      </table:table>
      <table:table table:name="Sheet7" table:style-name="ta1">
        <table:table-column table:style-name="co37" table:default-cell-style-name="Default"/>
        <table:table-column table:style-name="co4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329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350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349" office:value-type="string" calcext:value-type="string">
            <text:p>2021 bakiye</text:p>
          </table:table-cell>
          <table:table-cell table:style-name="ce351" office:value-type="date" office:date-value="2021-02-11" calcext:value-type="date">
            <text:p>11.Şub</text:p>
          </table:table-cell>
          <table:table-cell table:style-name="ce351" office:value-type="date" office:date-value="2021-03-11" calcext:value-type="date">
            <text:p>11.Mar</text:p>
          </table:table-cell>
          <table:table-cell table:style-name="ce351" office:value-type="date" office:date-value="2022-04-12" calcext:value-type="date">
            <text:p>12.Nis</text:p>
          </table:table-cell>
          <table:table-cell table:style-name="ce351" office:value-type="date" office:date-value="2022-05-11" calcext:value-type="date">
            <text:p>11.May</text:p>
          </table:table-cell>
          <table:table-cell table:style-name="ce351" office:value-type="date" office:date-value="2022-06-11" calcext:value-type="date">
            <text:p>11.Haz</text:p>
          </table:table-cell>
          <table:table-cell table:style-name="ce351" office:value-type="date" office:date-value="2021-07-12" calcext:value-type="date">
            <text:p>12.Tem</text:p>
          </table:table-cell>
          <table:table-cell table:style-name="ce351" office:value-type="date" office:date-value="2022-08-11" calcext:value-type="date">
            <text:p>11.Ağu</text:p>
          </table:table-cell>
          <table:table-cell table:style-name="ce351" office:value-type="date" office:date-value="2022-09-13" calcext:value-type="date">
            <text:p>13.Eyl</text:p>
          </table:table-cell>
          <table:table-cell table:style-name="ce351" office:value-type="date" office:date-value="2022-10-11" calcext:value-type="date">
            <text:p>11.Eki</text:p>
          </table:table-cell>
          <table:table-cell table:style-name="ce351" office:value-type="date" office:date-value="2022-11-11" calcext:value-type="date">
            <text:p>11.Kas</text:p>
          </table:table-cell>
          <table:table-cell table:style-name="ce351" office:value-type="date" office:date-value="2022-12-13" calcext:value-type="date">
            <text:p>13.Ara</text:p>
          </table:table-cell>
          <table:table-cell table:style-name="ce351" office:value-type="date" office:date-value="2022-01-11" calcext:value-type="date">
            <text:p>11.Oca</text:p>
          </table:table-cell>
          <table:table-cell table:style-name="ce363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352" table:formula="of:=[$'02-22'.C4]" office:value-type="float" office:value="2315" calcext:value-type="float">
            <text:p>2315,00</text:p>
          </table:table-cell>
          <table:table-cell table:style-name="ce352" table:formula="of:=[$'03-22'.C4]" office:value-type="float" office:value="1608.4" calcext:value-type="float">
            <text:p>1608,40</text:p>
          </table:table-cell>
          <table:table-cell table:style-name="ce352" table:formula="of:=[$'04-22'.C4]" office:value-type="float" office:value="1578.43" calcext:value-type="float">
            <text:p>1578,43</text:p>
          </table:table-cell>
          <table:table-cell table:style-name="ce352" table:formula="of:=[$'05-22'.C4]" office:value-type="float" office:value="1360.1" calcext:value-type="float">
            <text:p>1360,10</text:p>
          </table:table-cell>
          <table:table-cell table:style-name="ce361" table:formula="of:=[$'06-22'.C4]" office:value-type="currency" office:currency="TRY" office:value="1317.2" calcext:value-type="currency">
            <text:p>₺1.317,20</text:p>
          </table:table-cell>
          <table:table-cell table:style-name="ce361" table:formula="of:=[$'07-22'.C4]" office:value-type="currency" office:currency="TRY" office:value="1429.2" calcext:value-type="currency">
            <text:p>₺1.429,20</text:p>
          </table:table-cell>
          <table:table-cell table:style-name="ce362" table:number-columns-repeated="6"/>
          <table:table-cell table:style-name="ce364" table:formula="of:=SUM([.C3:.M3])" office:value-type="float" office:value="9608.33" calcext:value-type="float">
            <text:p>9.608,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352" table:formula="of:=[$'02-22'.E3]" office:value-type="float" office:value="845.100000000002" calcext:value-type="float">
            <text:p>845,10</text:p>
          </table:table-cell>
          <table:table-cell table:style-name="ce352" table:formula="of:=[$'03-22'.E3]" office:value-type="float" office:value="587.100000000005" calcext:value-type="float">
            <text:p>587,10</text:p>
          </table:table-cell>
          <table:table-cell table:style-name="ce352" table:formula="of:=[$'04-22'.E3]" office:value-type="float" office:value="768.240000000005" calcext:value-type="float">
            <text:p>768,24</text:p>
          </table:table-cell>
          <table:table-cell table:style-name="ce352" table:formula="of:=[$'05-22'.E3]" office:value-type="float" office:value="661.979999999994" calcext:value-type="float">
            <text:p>661,98</text:p>
          </table:table-cell>
          <table:table-cell table:style-name="ce352" table:formula="of:=[$'06-22'.E3]" office:value-type="float" office:value="641.099999999997" calcext:value-type="float">
            <text:p>641,10</text:p>
          </table:table-cell>
          <table:table-cell table:style-name="ce352" table:formula="of:=[$'07-22'.E3]" office:value-type="float" office:value="556.500000000005" calcext:value-type="float">
            <text:p>556,50</text:p>
          </table:table-cell>
          <table:table-cell table:number-columns-repeated="6" table:style-name="ce352" office:value-type="float" office:value="1" calcext:value-type="float">
            <text:p>1,00</text:p>
          </table:table-cell>
          <table:table-cell table:style-name="ce364" table:formula="of:=SUM([.C4:.M4])" office:value-type="float" office:value="4065.02000000001" calcext:value-type="float">
            <text:p>4.065,0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353" table:formula="of:=[.C3]/[.C4]" office:value-type="float" office:value="2.73932079043899" calcext:value-type="float">
            <text:p>2,74</text:p>
          </table:table-cell>
          <table:table-cell table:style-name="ce353" table:formula="of:=[.D3]/[.D4]" office:value-type="float" office:value="2.73956736501446" calcext:value-type="float">
            <text:p>2,74</text:p>
          </table:table-cell>
          <table:table-cell table:style-name="ce353" table:formula="of:=[.E3]/[.E4]" office:value-type="float" office:value="2.05460533166717" calcext:value-type="float">
            <text:p>2,05</text:p>
          </table:table-cell>
          <table:table-cell table:style-name="ce353" table:formula="of:=[.F3]/[.F4]" office:value-type="float" office:value="2.05459379437447" calcext:value-type="float">
            <text:p>2,05</text:p>
          </table:table-cell>
          <table:table-cell table:style-name="ce353" table:formula="of:=[.G3]/[.G4]" office:value-type="float" office:value="2.05459366713462" calcext:value-type="float">
            <text:p>2,05</text:p>
          </table:table-cell>
          <table:table-cell table:style-name="ce353" table:formula="of:=[.H3]/[.H4]" office:value-type="float" office:value="2.56819407008084" calcext:value-type="float">
            <text:p>2,57</text:p>
          </table:table-cell>
          <table:table-cell table:style-name="ce353" table:formula="of:=[.I3]/[.I4]" office:value-type="float" office:value="0" calcext:value-type="float">
            <text:p>0,00</text:p>
          </table:table-cell>
          <table:table-cell table:style-name="ce353" table:formula="of:=[.J3]/[.J4]" office:value-type="float" office:value="0" calcext:value-type="float">
            <text:p>0,00</text:p>
          </table:table-cell>
          <table:table-cell table:style-name="ce353" table:formula="of:=[.K3]/[.K4]" office:value-type="float" office:value="0" calcext:value-type="float">
            <text:p>0,00</text:p>
          </table:table-cell>
          <table:table-cell table:style-name="ce353" table:formula="of:=[.L3]/[.L4]" office:value-type="float" office:value="0" calcext:value-type="float">
            <text:p>0,00</text:p>
          </table:table-cell>
          <table:table-cell table:style-name="ce353" table:formula="of:=[.M3]/[.M4]" office:value-type="float" office:value="0" calcext:value-type="float">
            <text:p>0,00</text:p>
          </table:table-cell>
          <table:table-cell table:style-name="ce353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53" table:number-columns-repeated="12"/>
          <table:table-cell table:number-columns-repeated="1010"/>
        </table:table-row>
        <table:table-row table:style-name="ro2">
          <table:table-cell table:style-name="ce347" office:value-type="string" calcext:value-type="string">
            <text:p>motorcu mesut</text:p>
          </table:table-cell>
          <table:table-cell table:style-name="ce347" office:value-type="float" office:value="97.73" calcext:value-type="float">
            <text:p>97,73</text:p>
          </table:table-cell>
          <table:table-cell table:style-name="ce354" table:formula="of:=[.C10]-[.C9]" office:value-type="float" office:value="46.04478641581" calcext:value-type="float">
            <text:p>46,04</text:p>
          </table:table-cell>
          <table:table-cell table:style-name="ce354" table:formula="of:=[.D10]-[.D9]" office:value-type="float" office:value="52.3310509282943" calcext:value-type="float">
            <text:p>52,33</text:p>
          </table:table-cell>
          <table:table-cell table:style-name="ce354" table:formula="of:=[.E10]-[.E9]" office:value-type="float" office:value="41.2664401749468" calcext:value-type="float">
            <text:p>41,27</text:p>
          </table:table-cell>
          <table:table-cell table:style-name="ce354" table:formula="of:=[.F10]-[.F9]" office:value-type="float" office:value="32.3243723375317" calcext:value-type="float">
            <text:p>32,32</text:p>
          </table:table-cell>
          <table:table-cell table:style-name="ce354" table:formula="of:=[.G10]-[.G9]" office:value-type="float" office:value="0.00116362501859157" calcext:value-type="float">
            <text:p>0,00</text:p>
          </table:table-cell>
          <table:table-cell table:style-name="ce354" table:formula="of:=[.H10]-[.H9]" office:value-type="float" office:value="0" calcext:value-type="float">
            <text:p>0,00</text:p>
          </table:table-cell>
          <table:table-cell table:style-name="ce354" table:formula="of:=[.I10]-[.I9]" office:value-type="float" office:value="0" calcext:value-type="float">
            <text:p>0,00</text:p>
          </table:table-cell>
          <table:table-cell table:style-name="ce354" table:formula="of:=[.J10]-[.J9]" office:value-type="float" office:value="0" calcext:value-type="float">
            <text:p>0,00</text:p>
          </table:table-cell>
          <table:table-cell table:style-name="ce354" table:formula="of:=[.K10]-[.K9]" office:value-type="float" office:value="0" calcext:value-type="float">
            <text:p>0,00</text:p>
          </table:table-cell>
          <table:table-cell table:style-name="ce354" table:formula="of:=[.L10]-[.L9]" office:value-type="float" office:value="0" calcext:value-type="float">
            <text:p>0,00</text:p>
          </table:table-cell>
          <table:table-cell table:style-name="ce354" table:formula="of:=[.M10]-[.M9]" office:value-type="float" office:value="0" calcext:value-type="float">
            <text:p>0,00</text:p>
          </table:table-cell>
          <table:table-cell table:style-name="ce354" table:formula="of:=[.N10]-[.N9]" office:value-type="float" office:value="0" calcext:value-type="float">
            <text:p>0,00</text:p>
          </table:table-cell>
          <table:table-cell table:style-name="ce365" table:formula="of:=[.O10]-[.O9]+[.B7]" office:value-type="float" office:value="269.697813481601" calcext:value-type="float">
            <text:p>269,7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355" office:value-type="float" office:value="169" calcext:value-type="float">
            <text:p>169,00</text:p>
          </table:table-cell>
          <table:table-cell table:style-name="ce355" office:value-type="float" office:value="118" calcext:value-type="float">
            <text:p>118,00</text:p>
          </table:table-cell>
          <table:table-cell table:style-name="ce355" office:value-type="float" office:value="105" calcext:value-type="float">
            <text:p>105,00</text:p>
          </table:table-cell>
          <table:table-cell table:style-name="ce355" office:value-type="float" office:value="60" calcext:value-type="float">
            <text:p>60,00</text:p>
          </table:table-cell>
          <table:table-cell table:style-name="ce355" office:value-type="float" office:value="89" calcext:value-type="float">
            <text:p>89,00</text:p>
          </table:table-cell>
          <table:table-cell table:style-name="ce355" table:number-columns-repeated="7"/>
          <table:table-cell table:formula="of:=SUM([.C8:.M8])" office:value-type="float" office:value="541" calcext:value-type="float">
            <text:p>54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353" table:formula="of:=[.C5]*[.C8]" office:value-type="float" office:value="462.94521358419" calcext:value-type="float">
            <text:p>462,95</text:p>
          </table:table-cell>
          <table:table-cell table:style-name="ce353" table:formula="of:=[.D5]*[.D8]" office:value-type="float" office:value="323.268949071706" calcext:value-type="float">
            <text:p>323,27</text:p>
          </table:table-cell>
          <table:table-cell table:style-name="ce353" table:formula="of:=[.E5]*[.E8]" office:value-type="float" office:value="215.733559825053" calcext:value-type="float">
            <text:p>215,73</text:p>
          </table:table-cell>
          <table:table-cell table:style-name="ce353" table:formula="of:=[.F5]*[.F8]" office:value-type="float" office:value="123.275627662468" calcext:value-type="float">
            <text:p>123,28</text:p>
          </table:table-cell>
          <table:table-cell table:style-name="ce353" table:formula="of:=[.G5]*[.G8]" office:value-type="float" office:value="182.858836374981" calcext:value-type="float">
            <text:p>182,86</text:p>
          </table:table-cell>
          <table:table-cell table:style-name="ce353" table:formula="of:=[.H5]*[.H8]" office:value-type="float" office:value="0" calcext:value-type="float">
            <text:p>0,00</text:p>
          </table:table-cell>
          <table:table-cell table:style-name="ce353" table:formula="of:=[.I5]*[.I8]" office:value-type="float" office:value="0" calcext:value-type="float">
            <text:p>0,00</text:p>
          </table:table-cell>
          <table:table-cell table:style-name="ce353" table:formula="of:=[.J5]*[.J8]" office:value-type="float" office:value="0" calcext:value-type="float">
            <text:p>0,00</text:p>
          </table:table-cell>
          <table:table-cell table:style-name="ce353" table:formula="of:=[.K5]*[.K8]" office:value-type="float" office:value="0" calcext:value-type="float">
            <text:p>0,00</text:p>
          </table:table-cell>
          <table:table-cell table:style-name="ce353" table:formula="of:=[.L5]*[.L8]" office:value-type="float" office:value="0" calcext:value-type="float">
            <text:p>0,00</text:p>
          </table:table-cell>
          <table:table-cell table:style-name="ce353" table:formula="of:=[.M5]*[.M8]" office:value-type="float" office:value="0" calcext:value-type="float">
            <text:p>0,00</text:p>
          </table:table-cell>
          <table:table-cell table:style-name="ce353" table:formula="of:=[.N5]*[.N8]" office:value-type="float" office:value="0" calcext:value-type="float">
            <text:p>0,00</text:p>
          </table:table-cell>
          <table:table-cell table:formula="of:=SUM([.C9:.M9])" office:value-type="float" office:value="1308.0821865184" calcext:value-type="float">
            <text:p>1.308,0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356" office:value-type="float" office:value="508.99" calcext:value-type="float">
            <text:p>508,99</text:p>
          </table:table-cell>
          <table:table-cell table:style-name="ce356" office:value-type="float" office:value="375.6" calcext:value-type="float">
            <text:p>375,60</text:p>
          </table:table-cell>
          <table:table-cell table:style-name="ce360" office:value-type="float" office:value="257" calcext:value-type="float">
            <text:p>257,00</text:p>
          </table:table-cell>
          <table:table-cell table:style-name="ce356" office:value-type="float" office:value="155.6" calcext:value-type="float">
            <text:p>155,60</text:p>
          </table:table-cell>
          <table:table-cell table:style-name="ce356" office:value-type="float" office:value="182.86" calcext:value-type="float">
            <text:p>182,86</text:p>
          </table:table-cell>
          <table:table-cell table:style-name="ce356" table:number-columns-repeated="7"/>
          <table:table-cell table:formula="of:=SUM([.C10:.M10])" office:value-type="float" office:value="1480.05" calcext:value-type="float">
            <text:p>1.480,05</text:p>
          </table:table-cell>
          <table:table-cell table:number-columns-repeated="1009"/>
        </table:table-row>
        <table:table-row table:style-name="ro2">
          <table:table-cell table:style-name="ce330" table:number-columns-repeated="2"/>
          <table:table-cell table:style-name="ce357" table:number-columns-repeated="12"/>
          <table:table-cell table:style-name="ce336"/>
          <table:table-cell table:style-name="ce330" table:number-columns-repeated="1009"/>
        </table:table-row>
        <table:table-row table:style-name="ro2">
          <table:table-cell table:style-name="ce347" office:value-type="string" calcext:value-type="string">
            <text:p>hurdacı ali</text:p>
          </table:table-cell>
          <table:table-cell table:style-name="ce347" office:value-type="float" office:value="285.13" calcext:value-type="float">
            <text:p>285,13</text:p>
          </table:table-cell>
          <table:table-cell table:style-name="ce354" table:formula="of:=[.C15]-[.C14]" office:value-type="float" office:value="134.605529523137" calcext:value-type="float">
            <text:p>134,61</text:p>
          </table:table-cell>
          <table:table-cell table:style-name="ce354" table:formula="of:=[.D15]-[.D14]" office:value-type="float" office:value="148.896181229782" calcext:value-type="float">
            <text:p>148,90</text:p>
          </table:table-cell>
          <table:table-cell table:style-name="ce354" table:formula="of:=[.E15]-[.E14]" office:value-type="float" office:value="185.973654066444" calcext:value-type="float">
            <text:p>185,97</text:p>
          </table:table-cell>
          <table:table-cell table:style-name="ce354" table:formula="of:=[.F15]-[.F14]" office:value-type="float" office:value="214.372482250212" calcext:value-type="float">
            <text:p>214,37</text:p>
          </table:table-cell>
          <table:table-cell table:style-name="ce354" table:formula="of:=[.G15]-[.G14]" office:value-type="float" office:value="427.647554203709" calcext:value-type="float">
            <text:p>427,65</text:p>
          </table:table-cell>
          <table:table-cell table:style-name="ce354" table:formula="of:=[.H15]-[.H14]" office:value-type="float" office:value="446.543423180599" calcext:value-type="float">
            <text:p>446,54</text:p>
          </table:table-cell>
          <table:table-cell table:style-name="ce354" table:formula="of:=[.I15]-[.I14]" office:value-type="float" office:value="0" calcext:value-type="float">
            <text:p>0,00</text:p>
          </table:table-cell>
          <table:table-cell table:style-name="ce354" table:formula="of:=[.J15]-[.J14]" office:value-type="float" office:value="0" calcext:value-type="float">
            <text:p>0,00</text:p>
          </table:table-cell>
          <table:table-cell table:style-name="ce354" table:formula="of:=[.K15]-[.K14]" office:value-type="float" office:value="0" calcext:value-type="float">
            <text:p>0,00</text:p>
          </table:table-cell>
          <table:table-cell table:style-name="ce354" table:formula="of:=[.L15]-[.L14]" office:value-type="float" office:value="0" calcext:value-type="float">
            <text:p>0,00</text:p>
          </table:table-cell>
          <table:table-cell table:style-name="ce354" table:formula="of:=[.M15]-[.M14]" office:value-type="float" office:value="0" calcext:value-type="float">
            <text:p>0,00</text:p>
          </table:table-cell>
          <table:table-cell table:style-name="ce354" table:formula="of:=[.N15]-[.N14]" office:value-type="float" office:value="0" calcext:value-type="float">
            <text:p>0,00</text:p>
          </table:table-cell>
          <table:table-cell table:style-name="ce366" table:formula="of:=SUM([.B12:.M12])" office:value-type="float" office:value="1843.16882445388" calcext:value-type="float">
            <text:p>1.843,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355" office:value-type="float" office:value="494" calcext:value-type="float">
            <text:p>494,00</text:p>
          </table:table-cell>
          <table:table-cell table:style-name="ce355" office:value-type="float" office:value="361" calcext:value-type="float">
            <text:p>361,00</text:p>
          </table:table-cell>
          <table:table-cell table:style-name="ce355" office:value-type="float" office:value="440" calcext:value-type="float">
            <text:p>440,00</text:p>
          </table:table-cell>
          <table:table-cell table:style-name="ce355" office:value-type="float" office:value="400" calcext:value-type="float">
            <text:p>400,00</text:p>
          </table:table-cell>
          <table:table-cell table:style-name="ce355" office:value-type="float" office:value="277" calcext:value-type="float">
            <text:p>277,00</text:p>
          </table:table-cell>
          <table:table-cell table:style-name="ce355" office:value-type="float" office:value="240" calcext:value-type="float">
            <text:p>240,00</text:p>
          </table:table-cell>
          <table:table-cell table:style-name="ce355" table:number-columns-repeated="6"/>
          <table:table-cell table:formula="of:=SUM([.C13:.M13])" office:value-type="float" office:value="2212" calcext:value-type="float">
            <text:p>2.21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353" table:formula="of:=[.C5]*[.C13]" office:value-type="float" office:value="1353.22447047686" calcext:value-type="float">
            <text:p>1353,22</text:p>
          </table:table-cell>
          <table:table-cell table:style-name="ce353" table:formula="of:=[.D5]*[.D13]" office:value-type="float" office:value="988.983818770218" calcext:value-type="float">
            <text:p>988,98</text:p>
          </table:table-cell>
          <table:table-cell table:style-name="ce353" table:formula="of:=[.E5]*[.E13]" office:value-type="float" office:value="904.026345933556" calcext:value-type="float">
            <text:p>904,03</text:p>
          </table:table-cell>
          <table:table-cell table:style-name="ce353" table:formula="of:=[.F5]*[.F13]" office:value-type="float" office:value="821.837517749788" calcext:value-type="float">
            <text:p>821,84</text:p>
          </table:table-cell>
          <table:table-cell table:style-name="ce353" table:formula="of:=[.G5]*[.G13]" office:value-type="float" office:value="569.122445796291" calcext:value-type="float">
            <text:p>569,12</text:p>
          </table:table-cell>
          <table:table-cell table:style-name="ce353" table:formula="of:=[.H5]*[.H13]" office:value-type="float" office:value="616.366576819401" calcext:value-type="float">
            <text:p>616,37</text:p>
          </table:table-cell>
          <table:table-cell table:style-name="ce353" table:formula="of:=[.I5]*[.I13]" office:value-type="float" office:value="0" calcext:value-type="float">
            <text:p>0,00</text:p>
          </table:table-cell>
          <table:table-cell table:style-name="ce353" table:formula="of:=[.J5]*[.J13]" office:value-type="float" office:value="0" calcext:value-type="float">
            <text:p>0,00</text:p>
          </table:table-cell>
          <table:table-cell table:style-name="ce353" table:formula="of:=[.K5]*[.K13]" office:value-type="float" office:value="0" calcext:value-type="float">
            <text:p>0,00</text:p>
          </table:table-cell>
          <table:table-cell table:style-name="ce353" table:formula="of:=[.L5]*[.L13]" office:value-type="float" office:value="0" calcext:value-type="float">
            <text:p>0,00</text:p>
          </table:table-cell>
          <table:table-cell table:style-name="ce353" table:formula="of:=[.M5]*[.M13]" office:value-type="float" office:value="0" calcext:value-type="float">
            <text:p>0,00</text:p>
          </table:table-cell>
          <table:table-cell table:style-name="ce353" table:formula="of:=[.N5]*[.N13]" office:value-type="float" office:value="0" calcext:value-type="float">
            <text:p>0,00</text:p>
          </table:table-cell>
          <table:table-cell table:formula="of:=SUM([.C14:.M14])" office:value-type="float" office:value="5253.56117554612" calcext:value-type="float">
            <text:p>5.253,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356" office:value-type="float" office:value="1487.83" calcext:value-type="float">
            <text:p>1487,83</text:p>
          </table:table-cell>
          <table:table-cell table:style-name="ce356" office:value-type="float" office:value="1137.88" calcext:value-type="float">
            <text:p>1137,88</text:p>
          </table:table-cell>
          <table:table-cell table:style-name="ce360" office:value-type="float" office:value="1090" calcext:value-type="float">
            <text:p>1090,00</text:p>
          </table:table-cell>
          <table:table-cell table:style-name="ce360" office:value-type="float" office:value="1036.21" calcext:value-type="float">
            <text:p>1036,21</text:p>
          </table:table-cell>
          <table:table-cell table:style-name="ce360" office:value-type="float" office:value="996.77" calcext:value-type="float">
            <text:p>996,77</text:p>
          </table:table-cell>
          <table:table-cell table:style-name="ce360" office:value-type="float" office:value="1062.91" calcext:value-type="float">
            <text:p>1062,91</text:p>
          </table:table-cell>
          <table:table-cell table:style-name="ce360" table:number-columns-repeated="6"/>
          <table:table-cell table:formula="of:=SUM([.C15:.M15])" office:value-type="float" office:value="6811.6" calcext:value-type="float">
            <text:p>6.811,6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347" office:value-type="string" calcext:value-type="string">
            <text:p>motorcu emre</text:p>
          </table:table-cell>
          <table:table-cell table:style-name="ce347" office:value-type="float" office:value="28.49" calcext:value-type="float">
            <text:p>28,49</text:p>
          </table:table-cell>
          <table:table-cell table:style-name="ce354" table:formula="of:=[.C20]-[.C19]" office:value-type="float" office:value="44.3012258904283" calcext:value-type="float">
            <text:p>44,30</text:p>
          </table:table-cell>
          <table:table-cell table:style-name="ce354" table:formula="of:=[.D20]-[.D19]" office:value-type="float" office:value="23.3128172372699" calcext:value-type="float">
            <text:p>23,31</text:p>
          </table:table-cell>
          <table:table-cell table:style-name="ce354" table:formula="of:=[.E20]-[.E19]" office:value-type="float" office:value="4.40490836197279" calcext:value-type="float">
            <text:p>4,40</text:p>
          </table:table-cell>
          <table:table-cell table:style-name="ce354" table:formula="of:=[.F20]-[.F19]" office:value-type="float" office:value="13.967621982536" calcext:value-type="float">
            <text:p>13,97</text:p>
          </table:table-cell>
          <table:table-cell table:style-name="ce354" table:formula="of:=[.G20]-[.G19]" office:value-type="float" office:value="2.46875994384527" calcext:value-type="float">
            <text:p>2,47</text:p>
          </table:table-cell>
          <table:table-cell table:style-name="ce354" table:formula="of:=[.H20]-[.H19]" office:value-type="float" office:value="3.97574123989534" calcext:value-type="float">
            <text:p>3,98</text:p>
          </table:table-cell>
          <table:table-cell table:style-name="ce354" table:formula="of:=[.I20]-[.I19]" office:value-type="float" office:value="0" calcext:value-type="float">
            <text:p>0,00</text:p>
          </table:table-cell>
          <table:table-cell table:style-name="ce354" table:formula="of:=[.J20]-[.J19]" office:value-type="float" office:value="0" calcext:value-type="float">
            <text:p>0,00</text:p>
          </table:table-cell>
          <table:table-cell table:style-name="ce354" table:formula="of:=[.K20]-[.K19]" office:value-type="float" office:value="0" calcext:value-type="float">
            <text:p>0,00</text:p>
          </table:table-cell>
          <table:table-cell table:style-name="ce354" table:formula="of:=[.L20]-[.L19]" office:value-type="float" office:value="0" calcext:value-type="float">
            <text:p>0,00</text:p>
          </table:table-cell>
          <table:table-cell table:style-name="ce354" table:formula="of:=[.M20]-[.M19]" office:value-type="float" office:value="0" calcext:value-type="float">
            <text:p>0,00</text:p>
          </table:table-cell>
          <table:table-cell table:style-name="ce354" table:formula="of:=[.N20]-[.N19]" office:value-type="float" office:value="0" calcext:value-type="float">
            <text:p>0,00</text:p>
          </table:table-cell>
          <table:table-cell table:style-name="ce367" table:formula="of:=SUM([.B17:.M17])" office:value-type="float" office:value="120.921074655948" calcext:value-type="float">
            <text:p>120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355" office:value-type="float" office:value="162.58" calcext:value-type="float">
            <text:p>162,58</text:p>
          </table:table-cell>
          <table:table-cell table:style-name="ce355" office:value-type="float" office:value="85.1" calcext:value-type="float">
            <text:p>85,10</text:p>
          </table:table-cell>
          <table:table-cell table:style-name="ce355" office:value-type="float" office:value="185.24" calcext:value-type="float">
            <text:p>185,24</text:p>
          </table:table-cell>
          <table:table-cell table:style-name="ce355" office:value-type="float" office:value="68" calcext:value-type="float">
            <text:p>68,00</text:p>
          </table:table-cell>
          <table:table-cell table:style-name="ce355" office:value-type="float" office:value="120" calcext:value-type="float">
            <text:p>120,00</text:p>
          </table:table-cell>
          <table:table-cell table:style-name="ce355" office:value-type="float" office:value="125" calcext:value-type="float">
            <text:p>125,00</text:p>
          </table:table-cell>
          <table:table-cell table:style-name="ce355" table:number-columns-repeated="6"/>
          <table:table-cell table:formula="of:=SUM([.C18:.M18])" office:value-type="float" office:value="745.92" calcext:value-type="float">
            <text:p>745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353" table:formula="of:=[.C5]*[.C18]" office:value-type="float" office:value="445.358774109572" calcext:value-type="float">
            <text:p>445,36</text:p>
          </table:table-cell>
          <table:table-cell table:style-name="ce353" table:formula="of:=[.D5]*[.D18]" office:value-type="float" office:value="233.13718276273" calcext:value-type="float">
            <text:p>233,14</text:p>
          </table:table-cell>
          <table:table-cell table:style-name="ce353" table:formula="of:=[.E5]*[.E18]" office:value-type="float" office:value="380.595091638027" calcext:value-type="float">
            <text:p>380,60</text:p>
          </table:table-cell>
          <table:table-cell table:style-name="ce353" table:formula="of:=[.F5]*[.F18]" office:value-type="float" office:value="139.712378017464" calcext:value-type="float">
            <text:p>139,71</text:p>
          </table:table-cell>
          <table:table-cell table:style-name="ce353" table:formula="of:=[.G5]*[.G18]" office:value-type="float" office:value="246.551240056155" calcext:value-type="float">
            <text:p>246,55</text:p>
          </table:table-cell>
          <table:table-cell table:style-name="ce353" table:formula="of:=[.H5]*[.H18]" office:value-type="float" office:value="321.024258760105" calcext:value-type="float">
            <text:p>321,02</text:p>
          </table:table-cell>
          <table:table-cell table:style-name="ce353" table:formula="of:=[.I5]*[.I18]" office:value-type="float" office:value="0" calcext:value-type="float">
            <text:p>0,00</text:p>
          </table:table-cell>
          <table:table-cell table:style-name="ce353" table:formula="of:=[.J5]*[.J18]" office:value-type="float" office:value="0" calcext:value-type="float">
            <text:p>0,00</text:p>
          </table:table-cell>
          <table:table-cell table:style-name="ce353" table:formula="of:=[.K5]*[.K18]" office:value-type="float" office:value="0" calcext:value-type="float">
            <text:p>0,00</text:p>
          </table:table-cell>
          <table:table-cell table:style-name="ce353" table:formula="of:=[.L5]*[.L18]" office:value-type="float" office:value="0" calcext:value-type="float">
            <text:p>0,00</text:p>
          </table:table-cell>
          <table:table-cell table:style-name="ce353" table:formula="of:=[.M5]*[.M18]" office:value-type="float" office:value="0" calcext:value-type="float">
            <text:p>0,00</text:p>
          </table:table-cell>
          <table:table-cell table:style-name="ce353" table:formula="of:=[.N5]*[.N18]" office:value-type="float" office:value="0" calcext:value-type="float">
            <text:p>0,00</text:p>
          </table:table-cell>
          <table:table-cell table:formula="of:=SUM([.C19:.M19])" office:value-type="float" office:value="1766.37892534405" calcext:value-type="float">
            <text:p>1.766,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356" office:value-type="float" office:value="489.66" calcext:value-type="float">
            <text:p>489,66</text:p>
          </table:table-cell>
          <table:table-cell table:style-name="ce356" office:value-type="float" office:value="256.45" calcext:value-type="float">
            <text:p>256,45</text:p>
          </table:table-cell>
          <table:table-cell table:style-name="ce356" office:value-type="float" office:value="385" calcext:value-type="float">
            <text:p>385,00</text:p>
          </table:table-cell>
          <table:table-cell table:style-name="ce360" office:value-type="float" office:value="153.68" calcext:value-type="float">
            <text:p>153,68</text:p>
          </table:table-cell>
          <table:table-cell table:style-name="ce360" office:value-type="float" office:value="249.02" calcext:value-type="float">
            <text:p>249,02</text:p>
          </table:table-cell>
          <table:table-cell table:style-name="ce360" office:value-type="float" office:value="325" calcext:value-type="float">
            <text:p>325,00</text:p>
          </table:table-cell>
          <table:table-cell table:style-name="ce360" table:number-columns-repeated="6"/>
          <table:table-cell table:formula="of:=SUM([.C20:.M20])" office:value-type="float" office:value="1858.81" calcext:value-type="float">
            <text:p>1.858,8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348" office:value-type="string" calcext:value-type="string">
            <text:p>Demirci Merdal</text:p>
          </table:table-cell>
          <table:table-cell table:number-columns-repeated="3"/>
          <table:table-cell table:style-name="ce354" table:formula="of:=[.E25]-[.E24]" office:value-type="float" office:value="0" calcext:value-type="float">
            <text:p>0,00</text:p>
          </table:table-cell>
          <table:table-cell table:style-name="ce354" table:formula="of:=[.F25]-[.F24]" office:value-type="float" office:value="20.911432973804" calcext:value-type="float">
            <text:p>20,91</text:p>
          </table:table-cell>
          <table:table-cell table:style-name="ce354" table:formula="of:=[.G25]-[.G24]" office:value-type="float" office:value="12.1771346123838" calcext:value-type="float">
            <text:p>12,18</text:p>
          </table:table-cell>
          <table:table-cell table:style-name="ce354" table:formula="of:=[.H25]-[.H24]" office:value-type="float" office:value="-1.22576819406567" calcext:value-type="float">
            <text:p>-1,23</text:p>
          </table:table-cell>
          <table:table-cell table:style-name="ce354" table:formula="of:=[.I25]-[.I24]" office:value-type="float" office:value="0" calcext:value-type="float">
            <text:p>0,00</text:p>
          </table:table-cell>
          <table:table-cell table:style-name="ce354" table:formula="of:=[.J25]-[.J24]" office:value-type="float" office:value="0" calcext:value-type="float">
            <text:p>0,00</text:p>
          </table:table-cell>
          <table:table-cell table:style-name="ce354" table:formula="of:=[.K25]-[.K24]" office:value-type="float" office:value="0" calcext:value-type="float">
            <text:p>0,00</text:p>
          </table:table-cell>
          <table:table-cell table:style-name="ce354" table:formula="of:=[.L25]-[.L24]" office:value-type="float" office:value="0" calcext:value-type="float">
            <text:p>0,00</text:p>
          </table:table-cell>
          <table:table-cell table:style-name="ce354" table:formula="of:=[.M25]-[.M24]" office:value-type="float" office:value="0" calcext:value-type="float">
            <text:p>0,00</text:p>
          </table:table-cell>
          <table:table-cell table:style-name="ce354" table:formula="of:=[.N25]-[.N24]" office:value-type="float" office:value="0" calcext:value-type="float">
            <text:p>0,00</text:p>
          </table:table-cell>
          <table:table-cell table:style-name="ce366" table:formula="of:=SUM([.B22:.M22])" office:value-type="float" office:value="31.8627993921221" calcext:value-type="float">
            <text:p>31,8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358" table:number-columns-repeated="2"/>
          <table:table-cell table:style-name="ce358" office:value-type="float" office:value="0" calcext:value-type="float">
            <text:p>0</text:p>
          </table:table-cell>
          <table:table-cell table:style-name="ce358" office:value-type="float" office:value="102" calcext:value-type="float">
            <text:p>102</text:p>
          </table:table-cell>
          <table:table-cell table:style-name="ce358" office:value-type="float" office:value="116" calcext:value-type="float">
            <text:p>116</text:p>
          </table:table-cell>
          <table:table-cell table:style-name="ce358" office:value-type="float" office:value="174" calcext:value-type="float">
            <text:p>174</text:p>
          </table:table-cell>
          <table:table-cell table:style-name="ce358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353" table:number-columns-repeated="2"/>
          <table:table-cell table:style-name="ce353" table:formula="of:=[.E10]*[.E23]" office:value-type="float" office:value="0" calcext:value-type="float">
            <text:p>0,00</text:p>
          </table:table-cell>
          <table:table-cell table:style-name="ce353" table:formula="of:=[.F5]*[.F23]" office:value-type="float" office:value="209.568567026196" calcext:value-type="float">
            <text:p>209,57</text:p>
          </table:table-cell>
          <table:table-cell table:style-name="ce353" table:formula="of:=[.G5]*[.G23]" office:value-type="float" office:value="238.332865387616" calcext:value-type="float">
            <text:p>238,33</text:p>
          </table:table-cell>
          <table:table-cell table:style-name="ce353" table:formula="of:=[.H5]*[.H23]" office:value-type="float" office:value="446.865768194066" calcext:value-type="float">
            <text:p>446,87</text:p>
          </table:table-cell>
          <table:table-cell table:style-name="ce353" table:formula="of:=[.I10]*[.I23]" office:value-type="float" office:value="0" calcext:value-type="float">
            <text:p>0,00</text:p>
          </table:table-cell>
          <table:table-cell table:style-name="ce353" table:formula="of:=[.J10]*[.J23]" office:value-type="float" office:value="0" calcext:value-type="float">
            <text:p>0,00</text:p>
          </table:table-cell>
          <table:table-cell table:style-name="ce353" table:formula="of:=[.K10]*[.K23]" office:value-type="float" office:value="0" calcext:value-type="float">
            <text:p>0,00</text:p>
          </table:table-cell>
          <table:table-cell table:style-name="ce353" table:formula="of:=[.L10]*[.L23]" office:value-type="float" office:value="0" calcext:value-type="float">
            <text:p>0,00</text:p>
          </table:table-cell>
          <table:table-cell table:style-name="ce353" table:formula="of:=[.M10]*[.M23]" office:value-type="float" office:value="0" calcext:value-type="float">
            <text:p>0,00</text:p>
          </table:table-cell>
          <table:table-cell table:style-name="ce353" table:formula="of:=[.N10]*[.N23]" office:value-type="float" office:value="0" calcext:value-type="float">
            <text:p>0,00</text:p>
          </table:table-cell>
          <table:table-cell table:formula="of:=SUM([.C24:.M24])" office:value-type="float" office:value="894.767200607878" calcext:value-type="float">
            <text:p>894,7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359" table:number-columns-repeated="3"/>
          <table:table-cell table:style-name="ce359" office:value-type="float" office:value="230.48" calcext:value-type="float">
            <text:p>230,48</text:p>
          </table:table-cell>
          <table:table-cell table:style-name="ce359" office:value-type="float" office:value="250.51" calcext:value-type="float">
            <text:p>250,51</text:p>
          </table:table-cell>
          <table:table-cell table:style-name="ce359" office:value-type="float" office:value="445.64" calcext:value-type="float">
            <text:p>445,64</text:p>
          </table:table-cell>
          <table:table-cell table:style-name="ce359" table:number-columns-repeated="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347" office:value-type="string" calcext:value-type="string">
            <text:p>hacı</text:p>
          </table:table-cell>
          <table:table-cell table:style-name="ce347" office:value-type="float" office:value="7.28" calcext:value-type="float">
            <text:p>7,28</text:p>
          </table:table-cell>
          <table:table-cell table:style-name="ce354" table:formula="of:=[.C30]-[.C29]" office:value-type="float" office:value="5.48358419122012" calcext:value-type="float">
            <text:p>5,48</text:p>
          </table:table-cell>
          <table:table-cell table:style-name="ce354" table:formula="of:=[.D30]-[.D29]" office:value-type="float" office:value="6.29995060466753" calcext:value-type="float">
            <text:p>6,30</text:p>
          </table:table-cell>
          <table:table-cell table:style-name="ce354" table:formula="of:=[.E30]-[.E29]" office:value-type="float" office:value="7.80499739664741" calcext:value-type="float">
            <text:p>7,80</text:p>
          </table:table-cell>
          <table:table-cell table:style-name="ce354" table:formula="of:=[.F30]-[.F29]" office:value-type="float" office:value="16.5729985800169" calcext:value-type="float">
            <text:p>16,57</text:p>
          </table:table-cell>
          <table:table-cell table:style-name="ce354" table:formula="of:=[.G30]-[.G29]" office:value-type="float" office:value="8.2162533146151" calcext:value-type="float">
            <text:p>8,22</text:p>
          </table:table-cell>
          <table:table-cell table:style-name="ce354" table:formula="of:=[.H30]-[.H29]" office:value-type="float" office:value="0.00431266846408818" calcext:value-type="float">
            <text:p>0,00</text:p>
          </table:table-cell>
          <table:table-cell table:style-name="ce354" table:formula="of:=[.I30]-[.I29]" office:value-type="float" office:value="0" calcext:value-type="float">
            <text:p>0,00</text:p>
          </table:table-cell>
          <table:table-cell table:style-name="ce354" table:formula="of:=[.J30]-[.J29]" office:value-type="float" office:value="0" calcext:value-type="float">
            <text:p>0,00</text:p>
          </table:table-cell>
          <table:table-cell table:style-name="ce354" table:formula="of:=[.K30]-[.K29]" office:value-type="float" office:value="0" calcext:value-type="float">
            <text:p>0,00</text:p>
          </table:table-cell>
          <table:table-cell table:style-name="ce354" table:formula="of:=[.L30]-[.L29]" office:value-type="float" office:value="0" calcext:value-type="float">
            <text:p>0,00</text:p>
          </table:table-cell>
          <table:table-cell table:style-name="ce354" table:formula="of:=[.M30]-[.M29]" office:value-type="float" office:value="0" calcext:value-type="float">
            <text:p>0,00</text:p>
          </table:table-cell>
          <table:table-cell table:style-name="ce354" table:formula="of:=[.N30]-[.N29]" office:value-type="float" office:value="0" calcext:value-type="float">
            <text:p>0,00</text:p>
          </table:table-cell>
          <table:table-cell table:style-name="ce366" table:formula="of:=SUM([.B27:.M27])" office:value-type="float" office:value="51.6620967556312" calcext:value-type="float">
            <text:p>51,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355" office:value-type="float" office:value="20" calcext:value-type="float">
            <text:p>20,00</text:p>
          </table:table-cell>
          <table:table-cell table:style-name="ce355" office:value-type="float" office:value="23" calcext:value-type="float">
            <text:p>23,00</text:p>
          </table:table-cell>
          <table:table-cell table:style-name="ce355" office:value-type="float" office:value="38" calcext:value-type="float">
            <text:p>38,00</text:p>
          </table:table-cell>
          <table:table-cell table:style-name="ce355" office:value-type="float" office:value="32" calcext:value-type="float">
            <text:p>32,00</text:p>
          </table:table-cell>
          <table:table-cell table:style-name="ce355" office:value-type="float" office:value="40" calcext:value-type="float">
            <text:p>40,00</text:p>
          </table:table-cell>
          <table:table-cell table:style-name="ce355" office:value-type="float" office:value="19" calcext:value-type="float">
            <text:p>19,00</text:p>
          </table:table-cell>
          <table:table-cell table:style-name="ce355" table:number-columns-repeated="6"/>
          <table:table-cell table:formula="of:=SUM([.C28:.M28])" office:value-type="float" office:value="172" calcext:value-type="float">
            <text:p>17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353" table:formula="of:=[.C5]*[.C28]" office:value-type="float" office:value="54.7864158087799" calcext:value-type="float">
            <text:p>54,79</text:p>
          </table:table-cell>
          <table:table-cell table:style-name="ce353" table:formula="of:=[.D5]*[.D28]" office:value-type="float" office:value="63.0100493953325" calcext:value-type="float">
            <text:p>63,01</text:p>
          </table:table-cell>
          <table:table-cell table:style-name="ce353" table:formula="of:=[.E5]*[.E28]" office:value-type="float" office:value="78.0750026033526" calcext:value-type="float">
            <text:p>78,08</text:p>
          </table:table-cell>
          <table:table-cell table:style-name="ce353" table:formula="of:=[.F5]*[.F28]" office:value-type="float" office:value="65.7470014199831" calcext:value-type="float">
            <text:p>65,75</text:p>
          </table:table-cell>
          <table:table-cell table:style-name="ce353" table:formula="of:=[.G5]*[.G28]" office:value-type="float" office:value="82.1837466853849" calcext:value-type="float">
            <text:p>82,18</text:p>
          </table:table-cell>
          <table:table-cell table:style-name="ce353" table:formula="of:=[.H5]*[.H28]" office:value-type="float" office:value="48.7956873315359" calcext:value-type="float">
            <text:p>48,80</text:p>
          </table:table-cell>
          <table:table-cell table:style-name="ce353" table:formula="of:=[.I5]*[.I28]" office:value-type="float" office:value="0" calcext:value-type="float">
            <text:p>0,00</text:p>
          </table:table-cell>
          <table:table-cell table:style-name="ce353" table:formula="of:=[.J5]*[.J28]" office:value-type="float" office:value="0" calcext:value-type="float">
            <text:p>0,00</text:p>
          </table:table-cell>
          <table:table-cell table:style-name="ce353" table:formula="of:=[.K5]*[.K28]" office:value-type="float" office:value="0" calcext:value-type="float">
            <text:p>0,00</text:p>
          </table:table-cell>
          <table:table-cell table:style-name="ce353" table:formula="of:=[.L5]*[.L28]" office:value-type="float" office:value="0" calcext:value-type="float">
            <text:p>0,00</text:p>
          </table:table-cell>
          <table:table-cell table:style-name="ce353" table:formula="of:=[.M5]*[.M28]" office:value-type="float" office:value="0" calcext:value-type="float">
            <text:p>0,00</text:p>
          </table:table-cell>
          <table:table-cell table:style-name="ce353" table:formula="of:=[.N5]*[.N28]" office:value-type="float" office:value="0" calcext:value-type="float">
            <text:p>0,00</text:p>
          </table:table-cell>
          <table:table-cell table:formula="of:=SUM([.C29:.M29])" office:value-type="float" office:value="392.597903244369" calcext:value-type="float">
            <text:p>392,6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359" office:value-type="float" office:value="60.27" calcext:value-type="float">
            <text:p>60,27</text:p>
          </table:table-cell>
          <table:table-cell table:style-name="ce359" office:value-type="float" office:value="69.31" calcext:value-type="float">
            <text:p>69,31</text:p>
          </table:table-cell>
          <table:table-cell table:style-name="ce359" office:value-type="float" office:value="85.88" calcext:value-type="float">
            <text:p>85,88</text:p>
          </table:table-cell>
          <table:table-cell table:style-name="ce359" office:value-type="float" office:value="82.32" calcext:value-type="float">
            <text:p>82,32</text:p>
          </table:table-cell>
          <table:table-cell table:style-name="ce359" office:value-type="float" office:value="90.4" calcext:value-type="float">
            <text:p>90,4</text:p>
          </table:table-cell>
          <table:table-cell table:style-name="ce359" office:value-type="float" office:value="48.8" calcext:value-type="float">
            <text:p>48,8</text:p>
          </table:table-cell>
          <table:table-cell table:style-name="ce359" table:number-columns-repeated="6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text>( </number:text>
      <number:number number:decimal-places="3" number:min-decimal-places="3" number:min-integer-digits="1" number:grouping="true"/>
    </number:number-style>
    <number:number-style style:name="N113">
      <number:text>+    </number:text>
      <number:number number:decimal-places="3" number:min-decimal-places="3" number:min-integer-digits="1" number:grouping="true"/>
    </number:number-style>
    <number:number-style style:name="N114">
      <number:text>+  </number:text>
      <number:number number:decimal-places="3" number:min-decimal-places="3" number:min-integer-digits="1" number:grouping="true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0" number:min-decimal-places="0" number:min-integer-digits="1" number:grouping="true"/>
      <number:text> kw</number:text>
    </number:number-style>
    <number:number-style style:name="N119">
      <number:number number:decimal-places="0" number:min-decimal-places="0" number:min-integer-digits="1" number:grouping="true"/>
      <number:text> "kw</number:text>
    </number:number-style>
    <number:currency-style style:name="N12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percentage-style style:name="N122">
      <number:text>+       %</number:text>
      <number:number number:decimal-places="2" number:min-decimal-places="2" number:min-integer-digits="1"/>
    </number:percentage-style>
    <number:currency-style style:name="N124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6P0"/>
    </number:currency-style>
    <number:number-style style:name="N127">
      <number:number number:decimal-places="3" number:min-decimal-places="3" number:min-integer-digits="1" number:grouping="true"/>
      <number:text> kw</number:text>
    </number:number-style>
    <number:number-style style:name="N128">
      <number:text>Toplam Su </number:text>
      <number:number number:decimal-places="0" number:min-decimal-places="0" number:min-integer-digits="1" number:grouping="true"/>
    </number:number-style>
    <number:currency-style style:name="N130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2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4P0" style:volatile="true">
      <number:text>Gçn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4P0"/>
    </number:currency-style>
    <number:currency-style style:name="N136P0" style:volatile="true">
      <number:text>Yzr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6P0"/>
    </number:currency-style>
    <number:currency-style style:name="N138P0" style:volatile="true">
      <number:text>Hrcm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8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40P0" style:volatile="true">
      <number:text>H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0P0"/>
    </number:currency-style>
    <number:currency-style style:name="N142P0" style:volatile="true">
      <number:text>TL/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2P0"/>
    </number:currency-style>
    <number:currency-style style:name="N144P0" style:volatile="true">
      <number:text>Kln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4P0"/>
    </number:currency-style>
    <number:currency-style style:name="N146P0" style:volatile="true">
      <number:text>KlnSu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number-style style:name="N147">
      <number:text>Yzr </number:text>
      <number:number number:decimal-places="2" number:min-decimal-places="2" number:min-integer-digits="1" number:grouping="true"/>
      <number:text> Ton</number:text>
    </number:number-style>
    <number:number-style style:name="N148">
      <number:text>GçnAy </number:text>
      <number:number number:decimal-places="0" number:min-decimal-places="0" number:min-integer-digits="1" number:grouping="true"/>
      <number:text> Ton</number:text>
    </number:number-style>
    <number:number-style style:name="N149">
      <number:text>Yzr </number:text>
      <number:number number:decimal-places="0" number:min-decimal-places="0" number:min-integer-digits="1" number:grouping="true"/>
      <number:text> Ton</number:text>
    </number:number-style>
    <number:number-style style:name="N150">
      <number:text>Hrcm </number:text>
      <number:number number:decimal-places="0" number:min-decimal-places="0" number:min-integer-digits="1" number:grouping="true"/>
      <number:text> Ton</number:text>
    </number:number-style>
    <number:currency-style style:name="N152P0" style:volatile="true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number-style style:name="N153">
      <number:text>SuYzr </number:text>
      <number:number number:decimal-places="2" number:min-decimal-places="2" number:min-integer-digits="1" number:grouping="true"/>
      <number:text> T</number:text>
    </number:number-style>
    <number:number-style style:name="N154">
      <number:text>Yzr </number:text>
      <number:number number:decimal-places="0" number:min-decimal-places="0" number:min-integer-digits="3" number:grouping="true"/>
      <number:text> Ton</number:text>
    </number:number-style>
    <number:number-style style:name="N155">
      <number:text>KW </number:text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cm" fo:margin-bottom="0.6cm" fo:margin-left="1.199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.00.0000</text:date>, <text:time style:data-style-name="N2" text:time-value="09:42:42.5238684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2-09-07T11:07:49.039795938</dc:date>
    <meta:editing-duration>PT13H39M57S</meta:editing-duration>
    <meta:editing-cycles>43</meta:editing-cycles>
    <meta:generator>LibreOffice/7.2.7.2$Linux_X86_64 LibreOffice_project/20$Build-2</meta:generator>
    <meta:print-date>2022-07-02T14:42:59.653468075</meta:print-date>
    <meta:document-statistic meta:table-count="10" meta:cell-count="1358" meta:object-count="8"/>
  </office:meta>
</office:document-meta>
</file>